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1.214cm"/>
    </style:style>
    <style:style style:name="co4" style:family="table-column">
      <style:table-column-properties fo:break-before="auto" style:column-width="2.408cm"/>
    </style:style>
    <style:style style:name="ro1" style:family="table-row">
      <style:table-row-properties style:row-height="0.7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de59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ffde5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6"/>
    <style:style style:name="ce6" style:family="table-cell" style:parent-style-name="Default" style:data-style-name="N106">
      <style:table-cell-properties fo:background-color="#ffde5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8.723cm" svg:y="0.957cm">
            <draw:object draw:notify-on-update-of-ranges="Feuille1.A2:Feuille1.A179 Feuille1.C1:Feuille1.C1 Feuille1.C2:Feuille1.C1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928cm" svg:y="17.711cm">
            <draw:object draw:notify-on-update-of-ranges="Feuille1.A1:Feuille1.A1 Feuille1.A2:Feuille1.A179 Feuille1.C1:Feuille1.C1 Feuille1.C2:Feuille1.C179 Feuille1.A1:Feuille1.A1 Feuille1.A2:Feuille1.A179 Feuille1.N1:Feuille1.N1 Feuille1.N2:Feuille1.N1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011" table:default-cell-style-name="Default"/>
        <table:table-row table:style-name="ro1">
          <table:table-cell table:style-name="ce7" office:value-type="string" calcext:value-type="string">
            <text:p>Temps (µs)</text:p>
          </table:table-cell>
          <table:table-cell table:style-name="ce7" office:value-type="string" calcext:value-type="string">
            <text:p><text:s/>val(0-&gt;4095)</text:p>
          </table:table-cell>
          <table:table-cell table:style-name="ce10" office:value-type="string" calcext:value-type="string">
            <text:p>Uc<text:span text:style-name="T1">Alu</text:span> (V)</text:p>
          </table:table-cell>
          <table:table-cell table:style-name="ce7" table:number-columns-repeated="8"/>
          <table:table-cell table:style-name="ce7" office:value-type="string" calcext:value-type="string">
            <text:p>Temps (µs)</text:p>
          </table:table-cell>
          <table:table-cell table:style-name="ce7" office:value-type="string" calcext:value-type="string">
            <text:p><text:s/>val(0-&gt;4095)</text:p>
          </table:table-cell>
          <table:table-cell table:style-name="ce10" office:value-type="string" calcext:value-type="string">
            <text:p>Uc<text:span text:style-name="T1">100nF </text:span>(V)</text:p>
          </table:table-cell>
          <table:table-cell table:style-name="ce7" table:number-columns-repeated="10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table:formula="of:=[.B2]/4095*3.3" office:value-type="float" office:value="0.106373626373626" calcext:value-type="float">
            <text:p>0,11</text:p>
          </table:table-cell>
          <table:table-cell table:number-columns-repeated="8"/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table:style-name="ce2" table:formula="of:=[.M2]/4095*3.3" office:value-type="float" office:value="0.105567765567766" calcext:value-type="float">
            <text:p>0,11</text:p>
          </table:table-cell>
          <table:table-cell table:number-columns-repeated="1010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21" calcext:value-type="float">
            <text:p>221</text:p>
          </table:table-cell>
          <table:table-cell table:formula="of:=[.B3]/4095*3.3" office:value-type="float" office:value="0.178095238095238" calcext:value-type="float">
            <text:p>0,18</text:p>
          </table:table-cell>
          <table:table-cell table:number-columns-repeated="8"/>
          <table:table-cell office:value-type="float" office:value="456" calcext:value-type="float">
            <text:p>456</text:p>
          </table:table-cell>
          <table:table-cell office:value-type="float" office:value="223" calcext:value-type="float">
            <text:p>223</text:p>
          </table:table-cell>
          <table:table-cell table:style-name="ce2" table:formula="of:=[.M3]/4095*3.3" office:value-type="float" office:value="0.17970695970696" calcext:value-type="float">
            <text:p>0,18</text:p>
          </table:table-cell>
          <table:table-cell table:number-columns-repeated="1010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290" calcext:value-type="float">
            <text:p>290</text:p>
          </table:table-cell>
          <table:table-cell table:formula="of:=[.B4]/4095*3.3" office:value-type="float" office:value="0.233699633699634" calcext:value-type="float">
            <text:p>0,23</text:p>
          </table:table-cell>
          <table:table-cell table:number-columns-repeated="8"/>
          <table:table-cell office:value-type="float" office:value="653" calcext:value-type="float">
            <text:p>653</text:p>
          </table:table-cell>
          <table:table-cell office:value-type="float" office:value="296" calcext:value-type="float">
            <text:p>296</text:p>
          </table:table-cell>
          <table:table-cell table:style-name="ce2" table:formula="of:=[.M4]/4095*3.3" office:value-type="float" office:value="0.238534798534799" calcext:value-type="float">
            <text:p>0,24</text:p>
          </table:table-cell>
          <table:table-cell table:number-columns-repeated="1010"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362" calcext:value-type="float">
            <text:p>362</text:p>
          </table:table-cell>
          <table:table-cell table:formula="of:=[.B5]/4095*3.3" office:value-type="float" office:value="0.291721611721612" calcext:value-type="float">
            <text:p>0,29</text:p>
          </table:table-cell>
          <table:table-cell table:number-columns-repeated="8"/>
          <table:table-cell office:value-type="float" office:value="849" calcext:value-type="float">
            <text:p>849</text:p>
          </table:table-cell>
          <table:table-cell office:value-type="float" office:value="368" calcext:value-type="float">
            <text:p>368</text:p>
          </table:table-cell>
          <table:table-cell table:style-name="ce2" table:formula="of:=[.M5]/4095*3.3" office:value-type="float" office:value="0.296556776556777" calcext:value-type="float">
            <text:p>0,30</text:p>
          </table:table-cell>
          <table:table-cell table:number-columns-repeated="1010"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float" office:value="430" calcext:value-type="float">
            <text:p>430</text:p>
          </table:table-cell>
          <table:table-cell table:formula="of:=[.B6]/4095*3.3" office:value-type="float" office:value="0.346520146520146" calcext:value-type="float">
            <text:p>0,35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office:value-type="float" office:value="436" calcext:value-type="float">
            <text:p>436</text:p>
          </table:table-cell>
          <table:table-cell table:style-name="ce2" table:formula="of:=[.M6]/4095*3.3" office:value-type="float" office:value="0.351355311355311" calcext:value-type="float">
            <text:p>0,35</text:p>
          </table:table-cell>
          <table:table-cell table:number-columns-repeated="1010"/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float" office:value="494" calcext:value-type="float">
            <text:p>494</text:p>
          </table:table-cell>
          <table:table-cell table:formula="of:=[.B7]/4095*3.3" office:value-type="float" office:value="0.398095238095238" calcext:value-type="float">
            <text:p>0,40</text:p>
          </table:table-cell>
          <table:table-cell table:number-columns-repeated="8"/>
          <table:table-cell office:value-type="float" office:value="1242" calcext:value-type="float">
            <text:p>1242</text:p>
          </table:table-cell>
          <table:table-cell office:value-type="float" office:value="505" calcext:value-type="float">
            <text:p>505</text:p>
          </table:table-cell>
          <table:table-cell table:style-name="ce2" table:formula="of:=[.M7]/4095*3.3" office:value-type="float" office:value="0.406959706959707" calcext:value-type="float">
            <text:p>0,41</text:p>
          </table:table-cell>
          <table:table-cell table:number-columns-repeated="1010"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float" office:value="561" calcext:value-type="float">
            <text:p>561</text:p>
          </table:table-cell>
          <table:table-cell table:formula="of:=[.B8]/4095*3.3" office:value-type="float" office:value="0.452087912087912" calcext:value-type="float">
            <text:p>0,45</text:p>
          </table:table-cell>
          <table:table-cell table:number-columns-repeated="8"/>
          <table:table-cell office:value-type="float" office:value="1440" calcext:value-type="float">
            <text:p>1440</text:p>
          </table:table-cell>
          <table:table-cell office:value-type="float" office:value="578" calcext:value-type="float">
            <text:p>578</text:p>
          </table:table-cell>
          <table:table-cell table:style-name="ce2" table:formula="of:=[.M8]/4095*3.3" office:value-type="float" office:value="0.465787545787546" calcext:value-type="float">
            <text:p>0,47</text:p>
          </table:table-cell>
          <table:table-cell table:number-columns-repeated="1010"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float" office:value="626" calcext:value-type="float">
            <text:p>626</text:p>
          </table:table-cell>
          <table:table-cell table:formula="of:=[.B9]/4095*3.3" office:value-type="float" office:value="0.504468864468864" calcext:value-type="float">
            <text:p>0,50</text:p>
          </table:table-cell>
          <table:table-cell table:number-columns-repeated="8"/>
          <table:table-cell office:value-type="float" office:value="1637" calcext:value-type="float">
            <text:p>1637</text:p>
          </table:table-cell>
          <table:table-cell office:value-type="float" office:value="646" calcext:value-type="float">
            <text:p>646</text:p>
          </table:table-cell>
          <table:table-cell table:style-name="ce2" table:formula="of:=[.M9]/4095*3.3" office:value-type="float" office:value="0.520586080586081" calcext:value-type="float">
            <text:p>0,52</text:p>
          </table:table-cell>
          <table:table-cell table:number-columns-repeated="1010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float" office:value="689" calcext:value-type="float">
            <text:p>689</text:p>
          </table:table-cell>
          <table:table-cell table:formula="of:=[.B10]/4095*3.3" office:value-type="float" office:value="0.555238095238095" calcext:value-type="float">
            <text:p>0,56</text:p>
          </table:table-cell>
          <table:table-cell table:number-columns-repeated="8"/>
          <table:table-cell office:value-type="float" office:value="1833" calcext:value-type="float">
            <text:p>1833</text:p>
          </table:table-cell>
          <table:table-cell office:value-type="float" office:value="709" calcext:value-type="float">
            <text:p>709</text:p>
          </table:table-cell>
          <table:table-cell table:style-name="ce2" table:formula="of:=[.M10]/4095*3.3" office:value-type="float" office:value="0.571355311355311" calcext:value-type="float">
            <text:p>0,57</text:p>
          </table:table-cell>
          <table:table-cell table:number-columns-repeated="1010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752" calcext:value-type="float">
            <text:p>752</text:p>
          </table:table-cell>
          <table:table-cell table:formula="of:=[.B11]/4095*3.3" office:value-type="float" office:value="0.606007326007326" calcext:value-type="float">
            <text:p>0,61</text:p>
          </table:table-cell>
          <table:table-cell table:number-columns-repeated="8"/>
          <table:table-cell office:value-type="float" office:value="2031" calcext:value-type="float">
            <text:p>2031</text:p>
          </table:table-cell>
          <table:table-cell office:value-type="float" office:value="773" calcext:value-type="float">
            <text:p>773</text:p>
          </table:table-cell>
          <table:table-cell table:style-name="ce2" table:formula="of:=[.M11]/4095*3.3" office:value-type="float" office:value="0.622930402930403" calcext:value-type="float">
            <text:p>0,62</text:p>
          </table:table-cell>
          <table:table-cell table:number-columns-repeated="1010"/>
        </table:table-row>
        <table:table-row table:style-name="ro2">
          <table:table-cell office:value-type="float" office:value="2240" calcext:value-type="float">
            <text:p>2240</text:p>
          </table:table-cell>
          <table:table-cell office:value-type="float" office:value="815" calcext:value-type="float">
            <text:p>815</text:p>
          </table:table-cell>
          <table:table-cell table:formula="of:=[.B12]/4095*3.3" office:value-type="float" office:value="0.656776556776557" calcext:value-type="float">
            <text:p>0,66</text:p>
          </table:table-cell>
          <table:table-cell table:number-columns-repeated="8"/>
          <table:table-cell office:value-type="float" office:value="2227" calcext:value-type="float">
            <text:p>2227</text:p>
          </table:table-cell>
          <table:table-cell office:value-type="float" office:value="837" calcext:value-type="float">
            <text:p>837</text:p>
          </table:table-cell>
          <table:table-cell table:style-name="ce2" table:formula="of:=[.M12]/4095*3.3" office:value-type="float" office:value="0.674505494505494" calcext:value-type="float">
            <text:p>0,67</text:p>
          </table:table-cell>
          <table:table-cell table:number-columns-repeated="1010"/>
        </table:table-row>
        <table:table-row table:style-name="ro2">
          <table:table-cell office:value-type="float" office:value="2436" calcext:value-type="float">
            <text:p>2436</text:p>
          </table:table-cell>
          <table:table-cell office:value-type="float" office:value="873" calcext:value-type="float">
            <text:p>873</text:p>
          </table:table-cell>
          <table:table-cell table:formula="of:=[.B13]/4095*3.3" office:value-type="float" office:value="0.703516483516483" calcext:value-type="float">
            <text:p>0,70</text:p>
          </table:table-cell>
          <table:table-cell table:number-columns-repeated="8"/>
          <table:table-cell office:value-type="float" office:value="2425" calcext:value-type="float">
            <text:p>2425</text:p>
          </table:table-cell>
          <table:table-cell office:value-type="float" office:value="899" calcext:value-type="float">
            <text:p>899</text:p>
          </table:table-cell>
          <table:table-cell table:style-name="ce2" table:formula="of:=[.M13]/4095*3.3" office:value-type="float" office:value="0.724468864468864" calcext:value-type="float">
            <text:p>0,72</text:p>
          </table:table-cell>
          <table:table-cell table:number-columns-repeated="1010"/>
        </table:table-row>
        <table:table-row table:style-name="ro2">
          <table:table-cell office:value-type="float" office:value="2634" calcext:value-type="float">
            <text:p>2634</text:p>
          </table:table-cell>
          <table:table-cell office:value-type="float" office:value="932" calcext:value-type="float">
            <text:p>932</text:p>
          </table:table-cell>
          <table:table-cell table:formula="of:=[.B14]/4095*3.3" office:value-type="float" office:value="0.751062271062271" calcext:value-type="float">
            <text:p>0,75</text:p>
          </table:table-cell>
          <table:table-cell table:number-columns-repeated="8"/>
          <table:table-cell office:value-type="float" office:value="2626" calcext:value-type="float">
            <text:p>2626</text:p>
          </table:table-cell>
          <table:table-cell office:value-type="float" office:value="960" calcext:value-type="float">
            <text:p>960</text:p>
          </table:table-cell>
          <table:table-cell table:style-name="ce2" table:formula="of:=[.M14]/4095*3.3" office:value-type="float" office:value="0.773626373626374" calcext:value-type="float">
            <text:p>0,77</text:p>
          </table:table-cell>
          <table:table-cell table:number-columns-repeated="1010"/>
        </table:table-row>
        <table:table-row table:style-name="ro2">
          <table:table-cell office:value-type="float" office:value="2831" calcext:value-type="float">
            <text:p>2831</text:p>
          </table:table-cell>
          <table:table-cell office:value-type="float" office:value="990" calcext:value-type="float">
            <text:p>990</text:p>
          </table:table-cell>
          <table:table-cell table:formula="of:=[.B15]/4095*3.3" office:value-type="float" office:value="0.797802197802198" calcext:value-type="float">
            <text:p>0,80</text:p>
          </table:table-cell>
          <table:table-cell table:number-columns-repeated="8"/>
          <table:table-cell office:value-type="float" office:value="2824" calcext:value-type="float">
            <text:p>2824</text:p>
          </table:table-cell>
          <table:table-cell office:value-type="float" office:value="1022" calcext:value-type="float">
            <text:p>1022</text:p>
          </table:table-cell>
          <table:table-cell table:style-name="ce2" table:formula="of:=[.M15]/4095*3.3" office:value-type="float" office:value="0.823589743589744" calcext:value-type="float">
            <text:p>0,82</text:p>
          </table:table-cell>
          <table:table-cell table:number-columns-repeated="1010"/>
        </table:table-row>
        <table:table-row table:style-name="ro2">
          <table:table-cell office:value-type="float" office:value="3027" calcext:value-type="float">
            <text:p>3027</text:p>
          </table:table-cell>
          <table:table-cell office:value-type="float" office:value="1051" calcext:value-type="float">
            <text:p>1051</text:p>
          </table:table-cell>
          <table:table-cell table:formula="of:=[.B16]/4095*3.3" office:value-type="float" office:value="0.846959706959707" calcext:value-type="float">
            <text:p>0,85</text:p>
          </table:table-cell>
          <table:table-cell table:number-columns-repeated="8"/>
          <table:table-cell office:value-type="float" office:value="3020" calcext:value-type="float">
            <text:p>3020</text:p>
          </table:table-cell>
          <table:table-cell office:value-type="float" office:value="1087" calcext:value-type="float">
            <text:p>1087</text:p>
          </table:table-cell>
          <table:table-cell table:style-name="ce2" table:formula="of:=[.M16]/4095*3.3" office:value-type="float" office:value="0.875970695970696" calcext:value-type="float">
            <text:p>0,88</text:p>
          </table:table-cell>
          <table:table-cell table:number-columns-repeated="1010"/>
        </table:table-row>
        <table:table-row table:style-name="ro2">
          <table:table-cell office:value-type="float" office:value="3225" calcext:value-type="float">
            <text:p>3225</text:p>
          </table:table-cell>
          <table:table-cell office:value-type="float" office:value="1106" calcext:value-type="float">
            <text:p>1106</text:p>
          </table:table-cell>
          <table:table-cell table:formula="of:=[.B17]/4095*3.3" office:value-type="float" office:value="0.891282051282051" calcext:value-type="float">
            <text:p>0,89</text:p>
          </table:table-cell>
          <table:table-cell table:number-columns-repeated="8"/>
          <table:table-cell office:value-type="float" office:value="3217" calcext:value-type="float">
            <text:p>3217</text:p>
          </table:table-cell>
          <table:table-cell office:value-type="float" office:value="1142" calcext:value-type="float">
            <text:p>1142</text:p>
          </table:table-cell>
          <table:table-cell table:style-name="ce2" table:formula="of:=[.M17]/4095*3.3" office:value-type="float" office:value="0.92029304029304" calcext:value-type="float">
            <text:p>0,92</text:p>
          </table:table-cell>
          <table:table-cell table:number-columns-repeated="1010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1162" calcext:value-type="float">
            <text:p>1162</text:p>
          </table:table-cell>
          <table:table-cell table:formula="of:=[.B18]/4095*3.3" office:value-type="float" office:value="0.936410256410256" calcext:value-type="float">
            <text:p>0,94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office:value-type="float" office:value="1200" calcext:value-type="float">
            <text:p>1200</text:p>
          </table:table-cell>
          <table:table-cell table:style-name="ce2" table:formula="of:=[.M18]/4095*3.3" office:value-type="float" office:value="0.967032967032967" calcext:value-type="float">
            <text:p>0,97</text:p>
          </table:table-cell>
          <table:table-cell table:number-columns-repeated="1010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1216" calcext:value-type="float">
            <text:p>1216</text:p>
          </table:table-cell>
          <table:table-cell table:formula="of:=[.B19]/4095*3.3" office:value-type="float" office:value="0.97992673992674" calcext:value-type="float">
            <text:p>0,98</text:p>
          </table:table-cell>
          <table:table-cell table:number-columns-repeated="8"/>
          <table:table-cell office:value-type="float" office:value="3612" calcext:value-type="float">
            <text:p>3612</text:p>
          </table:table-cell>
          <table:table-cell office:value-type="float" office:value="1258" calcext:value-type="float">
            <text:p>1258</text:p>
          </table:table-cell>
          <table:table-cell table:style-name="ce2" table:formula="of:=[.M19]/4095*3.3" office:value-type="float" office:value="1.01377289377289" calcext:value-type="float">
            <text:p>1,01</text:p>
          </table:table-cell>
          <table:table-cell table:number-columns-repeated="1010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1266" calcext:value-type="float">
            <text:p>1266</text:p>
          </table:table-cell>
          <table:table-cell table:formula="of:=[.B20]/4095*3.3" office:value-type="float" office:value="1.02021978021978" calcext:value-type="float">
            <text:p>1,02</text:p>
          </table:table-cell>
          <table:table-cell table:number-columns-repeated="8"/>
          <table:table-cell office:value-type="float" office:value="3809" calcext:value-type="float">
            <text:p>3809</text:p>
          </table:table-cell>
          <table:table-cell office:value-type="float" office:value="1312" calcext:value-type="float">
            <text:p>1312</text:p>
          </table:table-cell>
          <table:table-cell table:style-name="ce2" table:formula="of:=[.M20]/4095*3.3" office:value-type="float" office:value="1.05728937728938" calcext:value-type="float">
            <text:p>1,06</text:p>
          </table:table-cell>
          <table:table-cell table:number-columns-repeated="1010"/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1319" calcext:value-type="float">
            <text:p>1319</text:p>
          </table:table-cell>
          <table:table-cell table:formula="of:=[.B21]/4095*3.3" office:value-type="float" office:value="1.0629304029304" calcext:value-type="float">
            <text:p>1,06</text:p>
          </table:table-cell>
          <table:table-cell table:number-columns-repeated="8"/>
          <table:table-cell office:value-type="float" office:value="4005" calcext:value-type="float">
            <text:p>4005</text:p>
          </table:table-cell>
          <table:table-cell office:value-type="float" office:value="1362" calcext:value-type="float">
            <text:p>1362</text:p>
          </table:table-cell>
          <table:table-cell table:style-name="ce2" table:formula="of:=[.M21]/4095*3.3" office:value-type="float" office:value="1.09758241758242" calcext:value-type="float">
            <text:p>1,10</text:p>
          </table:table-cell>
          <table:table-cell table:number-columns-repeated="1010"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1370" calcext:value-type="float">
            <text:p>1370</text:p>
          </table:table-cell>
          <table:table-cell table:formula="of:=[.B22]/4095*3.3" office:value-type="float" office:value="1.1040293040293" calcext:value-type="float">
            <text:p>1,10</text:p>
          </table:table-cell>
          <table:table-cell table:number-columns-repeated="8"/>
          <table:table-cell office:value-type="float" office:value="4202" calcext:value-type="float">
            <text:p>4202</text:p>
          </table:table-cell>
          <table:table-cell office:value-type="float" office:value="1415" calcext:value-type="float">
            <text:p>1415</text:p>
          </table:table-cell>
          <table:table-cell table:style-name="ce2" table:formula="of:=[.M22]/4095*3.3" office:value-type="float" office:value="1.14029304029304" calcext:value-type="float">
            <text:p>1,14</text:p>
          </table:table-cell>
          <table:table-cell table:number-columns-repeated="1010"/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1420" calcext:value-type="float">
            <text:p>1420</text:p>
          </table:table-cell>
          <table:table-cell table:formula="of:=[.B23]/4095*3.3" office:value-type="float" office:value="1.14432234432234" calcext:value-type="float">
            <text:p>1,14</text:p>
          </table:table-cell>
          <table:table-cell table:number-columns-repeated="8"/>
          <table:table-cell office:value-type="float" office:value="4399" calcext:value-type="float">
            <text:p>4399</text:p>
          </table:table-cell>
          <table:table-cell office:value-type="float" office:value="1469" calcext:value-type="float">
            <text:p>1469</text:p>
          </table:table-cell>
          <table:table-cell table:style-name="ce2" table:formula="of:=[.M23]/4095*3.3" office:value-type="float" office:value="1.18380952380952" calcext:value-type="float">
            <text:p>1,18</text:p>
          </table:table-cell>
          <table:table-cell table:number-columns-repeated="1010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1469" calcext:value-type="float">
            <text:p>1469</text:p>
          </table:table-cell>
          <table:table-cell table:formula="of:=[.B24]/4095*3.3" office:value-type="float" office:value="1.18380952380952" calcext:value-type="float">
            <text:p>1,18</text:p>
          </table:table-cell>
          <table:table-cell/>
          <table:table-cell office:value-type="string" calcext:value-type="string">
            <text:p>Umax</text:p>
          </table:table-cell>
          <table:table-cell table:style-name="ce5" office:value-type="float" office:value="3.3" calcext:value-type="float">
            <text:p>3,30E+00</text:p>
          </table:table-cell>
          <table:table-cell table:style-name="ce7" office:value-type="string" calcext:value-type="string">
            <text:p>V</text:p>
          </table:table-cell>
          <table:table-cell table:number-columns-repeated="4"/>
          <table:table-cell office:value-type="float" office:value="4595" calcext:value-type="float">
            <text:p>4595</text:p>
          </table:table-cell>
          <table:table-cell office:value-type="float" office:value="1519" calcext:value-type="float">
            <text:p>1519</text:p>
          </table:table-cell>
          <table:table-cell table:style-name="ce2" table:formula="of:=[.M24]/4095*3.3" office:value-type="float" office:value="1.22410256410256" calcext:value-type="float">
            <text:p>1,22</text:p>
          </table:table-cell>
          <table:table-cell table:number-columns-repeated="1010"/>
        </table:table-row>
        <table:table-row table:style-name="ro2">
          <table:table-cell office:value-type="float" office:value="4804" calcext:value-type="float">
            <text:p>4804</text:p>
          </table:table-cell>
          <table:table-cell office:value-type="float" office:value="1520" calcext:value-type="float">
            <text:p>1520</text:p>
          </table:table-cell>
          <table:table-cell table:formula="of:=[.B25]/4095*3.3" office:value-type="float" office:value="1.22490842490843" calcext:value-type="float">
            <text:p>1,22</text:p>
          </table:table-cell>
          <table:table-cell table:number-columns-repeated="2"/>
          <table:table-cell table:style-name="ce5"/>
          <table:table-cell table:style-name="ce7"/>
          <table:table-cell table:number-columns-repeated="4"/>
          <table:table-cell office:value-type="float" office:value="4793" calcext:value-type="float">
            <text:p>4793</text:p>
          </table:table-cell>
          <table:table-cell office:value-type="float" office:value="1574" calcext:value-type="float">
            <text:p>1574</text:p>
          </table:table-cell>
          <table:table-cell table:style-name="ce2" table:formula="of:=[.M25]/4095*3.3" office:value-type="float" office:value="1.26842490842491" calcext:value-type="float">
            <text:p>1,27</text:p>
          </table:table-cell>
          <table:table-cell table:number-columns-repeated="1010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567" calcext:value-type="float">
            <text:p>1567</text:p>
          </table:table-cell>
          <table:table-cell table:formula="of:=[.B26]/4095*3.3" office:value-type="float" office:value="1.26278388278388" calcext:value-type="float">
            <text:p>1,26</text:p>
          </table:table-cell>
          <table:table-cell/>
          <table:table-cell table:style-name="ce1" office:value-type="string" calcext:value-type="string">
            <text:p>63 % de Umax</text:p>
          </table:table-cell>
          <table:table-cell table:style-name="ce6" table:formula="of:=[.F24]*0.63" office:value-type="float" office:value="2.079" calcext:value-type="float">
            <text:p>2,08E+00</text:p>
          </table:table-cell>
          <table:table-cell table:style-name="ce7" office:value-type="string" calcext:value-type="string">
            <text:p>V</text:p>
          </table:table-cell>
          <table:table-cell table:number-columns-repeated="4"/>
          <table:table-cell office:value-type="float" office:value="4991" calcext:value-type="float">
            <text:p>4991</text:p>
          </table:table-cell>
          <table:table-cell office:value-type="float" office:value="1619" calcext:value-type="float">
            <text:p>1619</text:p>
          </table:table-cell>
          <table:table-cell table:style-name="ce2" table:formula="of:=[.M26]/4095*3.3" office:value-type="float" office:value="1.30468864468864" calcext:value-type="float">
            <text:p>1,30</text:p>
          </table:table-cell>
          <table:table-cell table:number-columns-repeated="1010"/>
        </table:table-row>
        <table:table-row table:style-name="ro2">
          <table:table-cell office:value-type="float" office:value="5197" calcext:value-type="float">
            <text:p>5197</text:p>
          </table:table-cell>
          <table:table-cell office:value-type="float" office:value="1614" calcext:value-type="float">
            <text:p>1614</text:p>
          </table:table-cell>
          <table:table-cell table:formula="of:=[.B27]/4095*3.3" office:value-type="float" office:value="1.30065934065934" calcext:value-type="float">
            <text:p>1,30</text:p>
          </table:table-cell>
          <table:table-cell table:number-columns-repeated="2"/>
          <table:table-cell table:style-name="ce5"/>
          <table:table-cell table:style-name="ce7"/>
          <table:table-cell table:number-columns-repeated="4"/>
          <table:table-cell office:value-type="float" office:value="5187" calcext:value-type="float">
            <text:p>5187</text:p>
          </table:table-cell>
          <table:table-cell office:value-type="float" office:value="1668" calcext:value-type="float">
            <text:p>1668</text:p>
          </table:table-cell>
          <table:table-cell table:style-name="ce2" table:formula="of:=[.M27]/4095*3.3" office:value-type="float" office:value="1.34417582417582" calcext:value-type="float">
            <text:p>1,34</text:p>
          </table:table-cell>
          <table:table-cell table:number-columns-repeated="1010"/>
        </table:table-row>
        <table:table-row table:style-name="ro2">
          <table:table-cell office:value-type="float" office:value="5395" calcext:value-type="float">
            <text:p>5395</text:p>
          </table:table-cell>
          <table:table-cell office:value-type="float" office:value="1658" calcext:value-type="float">
            <text:p>1658</text:p>
          </table:table-cell>
          <table:table-cell table:formula="of:=[.B28]/4095*3.3" office:value-type="float" office:value="1.33611721611722" calcext:value-type="float">
            <text:p>1,34</text:p>
          </table:table-cell>
          <table:table-cell/>
          <table:table-cell table:style-name="ce1" office:value-type="string" calcext:value-type="string">
            <text:p>RC expérim</text:p>
          </table:table-cell>
          <table:table-cell table:style-name="ce6" office:value-type="float" office:value="0.0104" calcext:value-type="float">
            <text:p>10,40E-03</text:p>
          </table:table-cell>
          <table:table-cell table:style-name="ce7" office:value-type="string" calcext:value-type="string">
            <text:p>s</text:p>
          </table:table-cell>
          <table:table-cell table:number-columns-repeated="4"/>
          <table:table-cell office:value-type="float" office:value="5394" calcext:value-type="float">
            <text:p>5394</text:p>
          </table:table-cell>
          <table:table-cell office:value-type="float" office:value="1715" calcext:value-type="float">
            <text:p>1715</text:p>
          </table:table-cell>
          <table:table-cell table:style-name="ce2" table:formula="of:=[.M28]/4095*3.3" office:value-type="float" office:value="1.38205128205128" calcext:value-type="float">
            <text:p>1,38</text:p>
          </table:table-cell>
          <table:table-cell table:number-columns-repeated="1010"/>
        </table:table-row>
        <table:table-row table:style-name="ro2">
          <table:table-cell office:value-type="float" office:value="5591" calcext:value-type="float">
            <text:p>5591</text:p>
          </table:table-cell>
          <table:table-cell office:value-type="float" office:value="1703" calcext:value-type="float">
            <text:p>1703</text:p>
          </table:table-cell>
          <table:table-cell table:formula="of:=[.B29]/4095*3.3" office:value-type="float" office:value="1.37238095238095" calcext:value-type="float">
            <text:p>1,37</text:p>
          </table:table-cell>
          <table:table-cell table:number-columns-repeated="2"/>
          <table:table-cell table:style-name="ce5"/>
          <table:table-cell table:style-name="ce7"/>
          <table:table-cell table:number-columns-repeated="4"/>
          <table:table-cell office:value-type="float" office:value="5598" calcext:value-type="float">
            <text:p>5598</text:p>
          </table:table-cell>
          <table:table-cell office:value-type="float" office:value="1761" calcext:value-type="float">
            <text:p>1761</text:p>
          </table:table-cell>
          <table:table-cell table:style-name="ce2" table:formula="of:=[.M29]/4095*3.3" office:value-type="float" office:value="1.41912087912088" calcext:value-type="float">
            <text:p>1,42</text:p>
          </table:table-cell>
          <table:table-cell table:number-columns-repeated="1010"/>
        </table:table-row>
        <table:table-row table:style-name="ro2">
          <table:table-cell office:value-type="float" office:value="5788" calcext:value-type="float">
            <text:p>5788</text:p>
          </table:table-cell>
          <table:table-cell office:value-type="float" office:value="1745" calcext:value-type="float">
            <text:p>1745</text:p>
          </table:table-cell>
          <table:table-cell table:formula="of:=[.B30]/4095*3.3" office:value-type="float" office:value="1.40622710622711" calcext:value-type="float">
            <text:p>1,41</text:p>
          </table:table-cell>
          <table:table-cell/>
          <table:table-cell office:value-type="string" calcext:value-type="string">
            <text:p>R= 100 kΩ</text:p>
          </table:table-cell>
          <table:table-cell table:style-name="ce5" office:value-type="float" office:value="100000" calcext:value-type="float">
            <text:p>100,00E+03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1808" calcext:value-type="float">
            <text:p>1808</text:p>
          </table:table-cell>
          <table:table-cell table:style-name="ce2" table:formula="of:=[.M30]/4095*3.3" office:value-type="float" office:value="1.45699633699634" calcext:value-type="float">
            <text:p>1,46</text:p>
          </table:table-cell>
          <table:table-cell table:number-columns-repeated="1010"/>
        </table:table-row>
        <table:table-row table:style-name="ro2">
          <table:table-cell office:value-type="float" office:value="5986" calcext:value-type="float">
            <text:p>5986</text:p>
          </table:table-cell>
          <table:table-cell office:value-type="float" office:value="1786" calcext:value-type="float">
            <text:p>1786</text:p>
          </table:table-cell>
          <table:table-cell table:formula="of:=[.B31]/4095*3.3" office:value-type="float" office:value="1.4392673992674" calcext:value-type="float">
            <text:p>1,44</text:p>
          </table:table-cell>
          <table:table-cell table:number-columns-repeated="2"/>
          <table:table-cell table:style-name="ce5"/>
          <table:table-cell table:style-name="ce7"/>
          <table:table-cell table:number-columns-repeated="4"/>
          <table:table-cell office:value-type="float" office:value="5993" calcext:value-type="float">
            <text:p>5993</text:p>
          </table:table-cell>
          <table:table-cell office:value-type="float" office:value="1849" calcext:value-type="float">
            <text:p>1849</text:p>
          </table:table-cell>
          <table:table-cell table:style-name="ce2" table:formula="of:=[.M31]/4095*3.3" office:value-type="float" office:value="1.49003663003663" calcext:value-type="float">
            <text:p>1,49</text:p>
          </table:table-cell>
          <table:table-cell table:number-columns-repeated="1010"/>
        </table:table-row>
        <table:table-row table:style-name="ro2">
          <table:table-cell office:value-type="float" office:value="6182" calcext:value-type="float">
            <text:p>6182</text:p>
          </table:table-cell>
          <table:table-cell office:value-type="float" office:value="1829" calcext:value-type="float">
            <text:p>1829</text:p>
          </table:table-cell>
          <table:table-cell table:formula="of:=[.B32]/4095*3.3" office:value-type="float" office:value="1.47391941391941" calcext:value-type="float">
            <text:p>1,47</text:p>
          </table:table-cell>
          <table:table-cell/>
          <table:table-cell office:value-type="string" calcext:value-type="string">
            <text:p>C expérim</text:p>
          </table:table-cell>
          <table:table-cell table:style-name="ce5" table:formula="of:=[.F28]/[.F30]" office:value-type="float" office:value="0.000000104" calcext:value-type="float">
            <text:p>104,00E-09</text:p>
          </table:table-cell>
          <table:table-cell table:style-name="ce7" office:value-type="string" calcext:value-type="string">
            <text:p>F</text:p>
          </table:table-cell>
          <table:table-cell table:number-columns-repeated="4"/>
          <table:table-cell office:value-type="float" office:value="6189" calcext:value-type="float">
            <text:p>6189</text:p>
          </table:table-cell>
          <table:table-cell office:value-type="float" office:value="1893" calcext:value-type="float">
            <text:p>1893</text:p>
          </table:table-cell>
          <table:table-cell table:style-name="ce2" table:formula="of:=[.M32]/4095*3.3" office:value-type="float" office:value="1.52549450549451" calcext:value-type="float">
            <text:p>1,53</text:p>
          </table:table-cell>
          <table:table-cell table:number-columns-repeated="1010"/>
        </table:table-row>
        <table:table-row table:style-name="ro2">
          <table:table-cell office:value-type="float" office:value="6379" calcext:value-type="float">
            <text:p>6379</text:p>
          </table:table-cell>
          <table:table-cell office:value-type="float" office:value="1872" calcext:value-type="float">
            <text:p>1872</text:p>
          </table:table-cell>
          <table:table-cell table:formula="of:=[.B33]/4095*3.3" office:value-type="float" office:value="1.50857142857143" calcext:value-type="float">
            <text:p>1,51</text:p>
          </table:table-cell>
          <table:table-cell table:number-columns-repeated="8"/>
          <table:table-cell office:value-type="float" office:value="6386" calcext:value-type="float">
            <text:p>6386</text:p>
          </table:table-cell>
          <table:table-cell office:value-type="float" office:value="1935" calcext:value-type="float">
            <text:p>1935</text:p>
          </table:table-cell>
          <table:table-cell table:style-name="ce2" table:formula="of:=[.M33]/4095*3.3" office:value-type="float" office:value="1.55934065934066" calcext:value-type="float">
            <text:p>1,56</text:p>
          </table:table-cell>
          <table:table-cell table:number-columns-repeated="1010"/>
        </table:table-row>
        <table:table-row table:style-name="ro2">
          <table:table-cell office:value-type="float" office:value="6577" calcext:value-type="float">
            <text:p>6577</text:p>
          </table:table-cell>
          <table:table-cell office:value-type="float" office:value="1907" calcext:value-type="float">
            <text:p>1907</text:p>
          </table:table-cell>
          <table:table-cell table:formula="of:=[.B34]/4095*3.3" office:value-type="float" office:value="1.53677655677656" calcext:value-type="float">
            <text:p>1,54</text:p>
          </table:table-cell>
          <table:table-cell/>
          <table:table-cell table:style-name="ce4" office:value-type="string" calcext:value-type="string">
            <text:p>Soit C proche de 100 nF</text:p>
          </table:table-cell>
          <table:table-cell table:number-columns-repeated="6"/>
          <table:table-cell office:value-type="float" office:value="6583" calcext:value-type="float">
            <text:p>6583</text:p>
          </table:table-cell>
          <table:table-cell office:value-type="float" office:value="1973" calcext:value-type="float">
            <text:p>1973</text:p>
          </table:table-cell>
          <table:table-cell table:style-name="ce2" table:formula="of:=[.M34]/4095*3.3" office:value-type="float" office:value="1.58996336996337" calcext:value-type="float">
            <text:p>1,59</text:p>
          </table:table-cell>
          <table:table-cell table:number-columns-repeated="1010"/>
        </table:table-row>
        <table:table-row table:style-name="ro2">
          <table:table-cell office:value-type="float" office:value="6773" calcext:value-type="float">
            <text:p>6773</text:p>
          </table:table-cell>
          <table:table-cell office:value-type="float" office:value="1945" calcext:value-type="float">
            <text:p>1945</text:p>
          </table:table-cell>
          <table:table-cell table:formula="of:=[.B35]/4095*3.3" office:value-type="float" office:value="1.56739926739927" calcext:value-type="float">
            <text:p>1,57</text:p>
          </table:table-cell>
          <table:table-cell table:number-columns-repeated="8"/>
          <table:table-cell office:value-type="float" office:value="6780" calcext:value-type="float">
            <text:p>6780</text:p>
          </table:table-cell>
          <table:table-cell office:value-type="float" office:value="2015" calcext:value-type="float">
            <text:p>2015</text:p>
          </table:table-cell>
          <table:table-cell table:style-name="ce2" table:formula="of:=[.M35]/4095*3.3" office:value-type="float" office:value="1.62380952380952" calcext:value-type="float">
            <text:p>1,62</text:p>
          </table:table-cell>
          <table:table-cell table:number-columns-repeated="1010"/>
        </table:table-row>
        <table:table-row table:style-name="ro2">
          <table:table-cell office:value-type="float" office:value="6970" calcext:value-type="float">
            <text:p>6970</text:p>
          </table:table-cell>
          <table:table-cell office:value-type="float" office:value="1984" calcext:value-type="float">
            <text:p>1984</text:p>
          </table:table-cell>
          <table:table-cell table:formula="of:=[.B36]/4095*3.3" office:value-type="float" office:value="1.59882783882784" calcext:value-type="float">
            <text:p>1,60</text:p>
          </table:table-cell>
          <table:table-cell table:number-columns-repeated="8"/>
          <table:table-cell office:value-type="float" office:value="6977" calcext:value-type="float">
            <text:p>6977</text:p>
          </table:table-cell>
          <table:table-cell office:value-type="float" office:value="2058" calcext:value-type="float">
            <text:p>2058</text:p>
          </table:table-cell>
          <table:table-cell table:style-name="ce2" table:formula="of:=[.M36]/4095*3.3" office:value-type="float" office:value="1.65846153846154" calcext:value-type="float">
            <text:p>1,66</text:p>
          </table:table-cell>
          <table:table-cell table:number-columns-repeated="1010"/>
        </table:table-row>
        <table:table-row table:style-name="ro2">
          <table:table-cell office:value-type="float" office:value="7168" calcext:value-type="float">
            <text:p>7168</text:p>
          </table:table-cell>
          <table:table-cell office:value-type="float" office:value="2023" calcext:value-type="float">
            <text:p>2023</text:p>
          </table:table-cell>
          <table:table-cell table:formula="of:=[.B37]/4095*3.3" office:value-type="float" office:value="1.63025641025641" calcext:value-type="float">
            <text:p>1,63</text:p>
          </table:table-cell>
          <table:table-cell table:number-columns-repeated="8"/>
          <table:table-cell office:value-type="float" office:value="7173" calcext:value-type="float">
            <text:p>7173</text:p>
          </table:table-cell>
          <table:table-cell office:value-type="float" office:value="2096" calcext:value-type="float">
            <text:p>2096</text:p>
          </table:table-cell>
          <table:table-cell table:style-name="ce2" table:formula="of:=[.M37]/4095*3.3" office:value-type="float" office:value="1.68908424908425" calcext:value-type="float">
            <text:p>1,69</text:p>
          </table:table-cell>
          <table:table-cell table:number-columns-repeated="1010"/>
        </table:table-row>
        <table:table-row table:style-name="ro2">
          <table:table-cell office:value-type="float" office:value="7365" calcext:value-type="float">
            <text:p>7365</text:p>
          </table:table-cell>
          <table:table-cell office:value-type="float" office:value="2064" calcext:value-type="float">
            <text:p>2064</text:p>
          </table:table-cell>
          <table:table-cell table:formula="of:=[.B38]/4095*3.3" office:value-type="float" office:value="1.6632967032967" calcext:value-type="float">
            <text:p>1,66</text:p>
          </table:table-cell>
          <table:table-cell table:number-columns-repeated="8"/>
          <table:table-cell office:value-type="float" office:value="7371" calcext:value-type="float">
            <text:p>7371</text:p>
          </table:table-cell>
          <table:table-cell office:value-type="float" office:value="2131" calcext:value-type="float">
            <text:p>2131</text:p>
          </table:table-cell>
          <table:table-cell table:style-name="ce2" table:formula="of:=[.M38]/4095*3.3" office:value-type="float" office:value="1.71728937728938" calcext:value-type="float">
            <text:p>1,72</text:p>
          </table:table-cell>
          <table:table-cell table:number-columns-repeated="1010"/>
        </table:table-row>
        <table:table-row table:style-name="ro2">
          <table:table-cell office:value-type="float" office:value="7561" calcext:value-type="float">
            <text:p>7561</text:p>
          </table:table-cell>
          <table:table-cell office:value-type="float" office:value="2099" calcext:value-type="float">
            <text:p>2099</text:p>
          </table:table-cell>
          <table:table-cell table:formula="of:=[.B39]/4095*3.3" office:value-type="float" office:value="1.69150183150183" calcext:value-type="float">
            <text:p>1,69</text:p>
          </table:table-cell>
          <table:table-cell table:number-columns-repeated="8"/>
          <table:table-cell office:value-type="float" office:value="7568" calcext:value-type="float">
            <text:p>7568</text:p>
          </table:table-cell>
          <table:table-cell office:value-type="float" office:value="2169" calcext:value-type="float">
            <text:p>2169</text:p>
          </table:table-cell>
          <table:table-cell table:style-name="ce2" table:formula="of:=[.M39]/4095*3.3" office:value-type="float" office:value="1.74791208791209" calcext:value-type="float">
            <text:p>1,75</text:p>
          </table:table-cell>
          <table:table-cell table:number-columns-repeated="1010"/>
        </table:table-row>
        <table:table-row table:style-name="ro2">
          <table:table-cell office:value-type="float" office:value="7758" calcext:value-type="float">
            <text:p>7758</text:p>
          </table:table-cell>
          <table:table-cell office:value-type="float" office:value="2135" calcext:value-type="float">
            <text:p>2135</text:p>
          </table:table-cell>
          <table:table-cell table:formula="of:=[.B40]/4095*3.3" office:value-type="float" office:value="1.72051282051282" calcext:value-type="float">
            <text:p>1,72</text:p>
          </table:table-cell>
          <table:table-cell table:number-columns-repeated="8"/>
          <table:table-cell office:value-type="float" office:value="7764" calcext:value-type="float">
            <text:p>7764</text:p>
          </table:table-cell>
          <table:table-cell office:value-type="float" office:value="2207" calcext:value-type="float">
            <text:p>2207</text:p>
          </table:table-cell>
          <table:table-cell table:style-name="ce2" table:formula="of:=[.M40]/4095*3.3" office:value-type="float" office:value="1.7785347985348" calcext:value-type="float">
            <text:p>1,78</text:p>
          </table:table-cell>
          <table:table-cell table:number-columns-repeated="1010"/>
        </table:table-row>
        <table:table-row table:style-name="ro2">
          <table:table-cell office:value-type="float" office:value="7956" calcext:value-type="float">
            <text:p>7956</text:p>
          </table:table-cell>
          <table:table-cell office:value-type="float" office:value="2170" calcext:value-type="float">
            <text:p>2170</text:p>
          </table:table-cell>
          <table:table-cell table:formula="of:=[.B41]/4095*3.3" office:value-type="float" office:value="1.74871794871795" calcext:value-type="float">
            <text:p>1,75</text:p>
          </table:table-cell>
          <table:table-cell table:number-columns-repeated="8"/>
          <table:table-cell office:value-type="float" office:value="7962" calcext:value-type="float">
            <text:p>7962</text:p>
          </table:table-cell>
          <table:table-cell office:value-type="float" office:value="2241" calcext:value-type="float">
            <text:p>2241</text:p>
          </table:table-cell>
          <table:table-cell table:style-name="ce2" table:formula="of:=[.M41]/4095*3.3" office:value-type="float" office:value="1.80593406593407" calcext:value-type="float">
            <text:p>1,81</text:p>
          </table:table-cell>
          <table:table-cell table:number-columns-repeated="1010"/>
        </table:table-row>
        <table:table-row table:style-name="ro2">
          <table:table-cell office:value-type="float" office:value="8152" calcext:value-type="float">
            <text:p>8152</text:p>
          </table:table-cell>
          <table:table-cell office:value-type="float" office:value="2203" calcext:value-type="float">
            <text:p>2203</text:p>
          </table:table-cell>
          <table:table-cell table:formula="of:=[.B42]/4095*3.3" office:value-type="float" office:value="1.77531135531136" calcext:value-type="float">
            <text:p>1,78</text:p>
          </table:table-cell>
          <table:table-cell table:number-columns-repeated="8"/>
          <table:table-cell office:value-type="float" office:value="8159" calcext:value-type="float">
            <text:p>8159</text:p>
          </table:table-cell>
          <table:table-cell office:value-type="float" office:value="2278" calcext:value-type="float">
            <text:p>2278</text:p>
          </table:table-cell>
          <table:table-cell table:style-name="ce2" table:formula="of:=[.M42]/4095*3.3" office:value-type="float" office:value="1.83575091575092" calcext:value-type="float">
            <text:p>1,84</text:p>
          </table:table-cell>
          <table:table-cell table:number-columns-repeated="1010"/>
        </table:table-row>
        <table:table-row table:style-name="ro2">
          <table:table-cell office:value-type="float" office:value="8349" calcext:value-type="float">
            <text:p>8349</text:p>
          </table:table-cell>
          <table:table-cell office:value-type="float" office:value="2235" calcext:value-type="float">
            <text:p>2235</text:p>
          </table:table-cell>
          <table:table-cell table:formula="of:=[.B43]/4095*3.3" office:value-type="float" office:value="1.8010989010989" calcext:value-type="float">
            <text:p>1,80</text:p>
          </table:table-cell>
          <table:table-cell table:number-columns-repeated="8"/>
          <table:table-cell office:value-type="float" office:value="8355" calcext:value-type="float">
            <text:p>8355</text:p>
          </table:table-cell>
          <table:table-cell office:value-type="float" office:value="2310" calcext:value-type="float">
            <text:p>2310</text:p>
          </table:table-cell>
          <table:table-cell table:style-name="ce2" table:formula="of:=[.M43]/4095*3.3" office:value-type="float" office:value="1.86153846153846" calcext:value-type="float">
            <text:p>1,86</text:p>
          </table:table-cell>
          <table:table-cell table:number-columns-repeated="1010"/>
        </table:table-row>
        <table:table-row table:style-name="ro2">
          <table:table-cell office:value-type="float" office:value="8546" calcext:value-type="float">
            <text:p>8546</text:p>
          </table:table-cell>
          <table:table-cell office:value-type="float" office:value="2268" calcext:value-type="float">
            <text:p>2268</text:p>
          </table:table-cell>
          <table:table-cell table:formula="of:=[.B44]/4095*3.3" office:value-type="float" office:value="1.82769230769231" calcext:value-type="float">
            <text:p>1,83</text:p>
          </table:table-cell>
          <table:table-cell table:number-columns-repeated="8"/>
          <table:table-cell office:value-type="float" office:value="8553" calcext:value-type="float">
            <text:p>8553</text:p>
          </table:table-cell>
          <table:table-cell office:value-type="float" office:value="2343" calcext:value-type="float">
            <text:p>2343</text:p>
          </table:table-cell>
          <table:table-cell table:style-name="ce2" table:formula="of:=[.M44]/4095*3.3" office:value-type="float" office:value="1.88813186813187" calcext:value-type="float">
            <text:p>1,89</text:p>
          </table:table-cell>
          <table:table-cell table:number-columns-repeated="1010"/>
        </table:table-row>
        <table:table-row table:style-name="ro2">
          <table:table-cell office:value-type="float" office:value="8742" calcext:value-type="float">
            <text:p>8742</text:p>
          </table:table-cell>
          <table:table-cell office:value-type="float" office:value="2301" calcext:value-type="float">
            <text:p>2301</text:p>
          </table:table-cell>
          <table:table-cell table:formula="of:=[.B45]/4095*3.3" office:value-type="float" office:value="1.85428571428571" calcext:value-type="float">
            <text:p>1,85</text:p>
          </table:table-cell>
          <table:table-cell table:number-columns-repeated="8"/>
          <table:table-cell office:value-type="float" office:value="8749" calcext:value-type="float">
            <text:p>8749</text:p>
          </table:table-cell>
          <table:table-cell office:value-type="float" office:value="2374" calcext:value-type="float">
            <text:p>2374</text:p>
          </table:table-cell>
          <table:table-cell table:style-name="ce2" table:formula="of:=[.M45]/4095*3.3" office:value-type="float" office:value="1.91311355311355" calcext:value-type="float">
            <text:p>1,91</text:p>
          </table:table-cell>
          <table:table-cell table:number-columns-repeated="1010"/>
        </table:table-row>
        <table:table-row table:style-name="ro2">
          <table:table-cell office:value-type="float" office:value="8940" calcext:value-type="float">
            <text:p>8940</text:p>
          </table:table-cell>
          <table:table-cell office:value-type="float" office:value="2332" calcext:value-type="float">
            <text:p>2332</text:p>
          </table:table-cell>
          <table:table-cell table:formula="of:=[.B46]/4095*3.3" office:value-type="float" office:value="1.8792673992674" calcext:value-type="float">
            <text:p>1,88</text:p>
          </table:table-cell>
          <table:table-cell table:number-columns-repeated="8"/>
          <table:table-cell office:value-type="float" office:value="8951" calcext:value-type="float">
            <text:p>8951</text:p>
          </table:table-cell>
          <table:table-cell office:value-type="float" office:value="2406" calcext:value-type="float">
            <text:p>2406</text:p>
          </table:table-cell>
          <table:table-cell table:style-name="ce2" table:formula="of:=[.M46]/4095*3.3" office:value-type="float" office:value="1.9389010989011" calcext:value-type="float">
            <text:p>1,94</text:p>
          </table:table-cell>
          <table:table-cell table:number-columns-repeated="1010"/>
        </table:table-row>
        <table:table-row table:style-name="ro2">
          <table:table-cell office:value-type="float" office:value="9136" calcext:value-type="float">
            <text:p>9136</text:p>
          </table:table-cell>
          <table:table-cell office:value-type="float" office:value="2362" calcext:value-type="float">
            <text:p>2362</text:p>
          </table:table-cell>
          <table:table-cell table:formula="of:=[.B47]/4095*3.3" office:value-type="float" office:value="1.90344322344322" calcext:value-type="float">
            <text:p>1,90</text:p>
          </table:table-cell>
          <table:table-cell table:number-columns-repeated="8"/>
          <table:table-cell office:value-type="float" office:value="9147" calcext:value-type="float">
            <text:p>9147</text:p>
          </table:table-cell>
          <table:table-cell office:value-type="float" office:value="2438" calcext:value-type="float">
            <text:p>2438</text:p>
          </table:table-cell>
          <table:table-cell table:style-name="ce2" table:formula="of:=[.M47]/4095*3.3" office:value-type="float" office:value="1.96468864468864" calcext:value-type="float">
            <text:p>1,96</text:p>
          </table:table-cell>
          <table:table-cell table:number-columns-repeated="1010"/>
        </table:table-row>
        <table:table-row table:style-name="ro2">
          <table:table-cell office:value-type="float" office:value="9333" calcext:value-type="float">
            <text:p>9333</text:p>
          </table:table-cell>
          <table:table-cell office:value-type="float" office:value="2391" calcext:value-type="float">
            <text:p>2391</text:p>
          </table:table-cell>
          <table:table-cell table:formula="of:=[.B48]/4095*3.3" office:value-type="float" office:value="1.92681318681319" calcext:value-type="float">
            <text:p>1,93</text:p>
          </table:table-cell>
          <table:table-cell table:number-columns-repeated="8"/>
          <table:table-cell office:value-type="float" office:value="9345" calcext:value-type="float">
            <text:p>9345</text:p>
          </table:table-cell>
          <table:table-cell office:value-type="float" office:value="2470" calcext:value-type="float">
            <text:p>2470</text:p>
          </table:table-cell>
          <table:table-cell table:style-name="ce2" table:formula="of:=[.M48]/4095*3.3" office:value-type="float" office:value="1.99047619047619" calcext:value-type="float">
            <text:p>1,99</text:p>
          </table:table-cell>
          <table:table-cell table:number-columns-repeated="1010"/>
        </table:table-row>
        <table:table-row table:style-name="ro2">
          <table:table-cell office:value-type="float" office:value="9529" calcext:value-type="float">
            <text:p>9529</text:p>
          </table:table-cell>
          <table:table-cell office:value-type="float" office:value="2423" calcext:value-type="float">
            <text:p>2423</text:p>
          </table:table-cell>
          <table:table-cell table:formula="of:=[.B49]/4095*3.3" office:value-type="float" office:value="1.95260073260073" calcext:value-type="float">
            <text:p>1,95</text:p>
          </table:table-cell>
          <table:table-cell table:number-columns-repeated="8"/>
          <table:table-cell office:value-type="float" office:value="9542" calcext:value-type="float">
            <text:p>9542</text:p>
          </table:table-cell>
          <table:table-cell office:value-type="float" office:value="2498" calcext:value-type="float">
            <text:p>2498</text:p>
          </table:table-cell>
          <table:table-cell table:style-name="ce2" table:formula="of:=[.M49]/4095*3.3" office:value-type="float" office:value="2.01304029304029" calcext:value-type="float">
            <text:p>2,01</text:p>
          </table:table-cell>
          <table:table-cell table:number-columns-repeated="1010"/>
        </table:table-row>
        <table:table-row table:style-name="ro2">
          <table:table-cell office:value-type="float" office:value="9740" calcext:value-type="float">
            <text:p>9740</text:p>
          </table:table-cell>
          <table:table-cell office:value-type="float" office:value="2453" calcext:value-type="float">
            <text:p>2453</text:p>
          </table:table-cell>
          <table:table-cell table:formula="of:=[.B50]/4095*3.3" office:value-type="float" office:value="1.97677655677656" calcext:value-type="float">
            <text:p>1,98</text:p>
          </table:table-cell>
          <table:table-cell table:number-columns-repeated="8"/>
          <table:table-cell office:value-type="float" office:value="9739" calcext:value-type="float">
            <text:p>9739</text:p>
          </table:table-cell>
          <table:table-cell office:value-type="float" office:value="2530" calcext:value-type="float">
            <text:p>2530</text:p>
          </table:table-cell>
          <table:table-cell table:style-name="ce2" table:formula="of:=[.M50]/4095*3.3" office:value-type="float" office:value="2.03882783882784" calcext:value-type="float">
            <text:p>2,04</text:p>
          </table:table-cell>
          <table:table-cell table:number-columns-repeated="1010"/>
        </table:table-row>
        <table:table-row table:style-name="ro2">
          <table:table-cell office:value-type="float" office:value="9942" calcext:value-type="float">
            <text:p>9942</text:p>
          </table:table-cell>
          <table:table-cell office:value-type="float" office:value="2481" calcext:value-type="float">
            <text:p>2481</text:p>
          </table:table-cell>
          <table:table-cell table:formula="of:=[.B51]/4095*3.3" office:value-type="float" office:value="1.99934065934066" calcext:value-type="float">
            <text:p>2,00</text:p>
          </table:table-cell>
          <table:table-cell table:number-columns-repeated="8"/>
          <table:table-cell office:value-type="float" office:value="9936" calcext:value-type="float">
            <text:p>9936</text:p>
          </table:table-cell>
          <table:table-cell office:value-type="float" office:value="2559" calcext:value-type="float">
            <text:p>2559</text:p>
          </table:table-cell>
          <table:table-cell table:style-name="ce2" table:formula="of:=[.M51]/4095*3.3" office:value-type="float" office:value="2.0621978021978" calcext:value-type="float">
            <text:p>2,06</text:p>
          </table:table-cell>
          <table:table-cell table:number-columns-repeated="1010"/>
        </table:table-row>
        <table:table-row table:style-name="ro2">
          <table:table-cell office:value-type="float" office:value="10139" calcext:value-type="float">
            <text:p>10139</text:p>
          </table:table-cell>
          <table:table-cell office:value-type="float" office:value="2512" calcext:value-type="float">
            <text:p>2512</text:p>
          </table:table-cell>
          <table:table-cell table:formula="of:=[.B52]/4095*3.3" office:value-type="float" office:value="2.02432234432234" calcext:value-type="float">
            <text:p>2,02</text:p>
          </table:table-cell>
          <table:table-cell table:number-columns-repeated="8"/>
          <table:table-cell office:value-type="float" office:value="10133" calcext:value-type="float">
            <text:p>10133</text:p>
          </table:table-cell>
          <table:table-cell office:value-type="float" office:value="2592" calcext:value-type="float">
            <text:p>2592</text:p>
          </table:table-cell>
          <table:table-cell table:style-name="ce2" table:formula="of:=[.M52]/4095*3.3" office:value-type="float" office:value="2.08879120879121" calcext:value-type="float">
            <text:p>2,09</text:p>
          </table:table-cell>
          <table:table-cell table:number-columns-repeated="1010"/>
        </table:table-row>
        <table:table-row table:style-name="ro2">
          <table:table-cell office:value-type="float" office:value="10335" calcext:value-type="float">
            <text:p>10335</text:p>
          </table:table-cell>
          <table:table-cell office:value-type="float" office:value="2539" calcext:value-type="float">
            <text:p>2539</text:p>
          </table:table-cell>
          <table:table-cell table:formula="of:=[.B53]/4095*3.3" office:value-type="float" office:value="2.04608058608059" calcext:value-type="float">
            <text:p>2,05</text:p>
          </table:table-cell>
          <table:table-cell table:number-columns-repeated="8"/>
          <table:table-cell office:value-type="float" office:value="10329" calcext:value-type="float">
            <text:p>10329</text:p>
          </table:table-cell>
          <table:table-cell office:value-type="float" office:value="2620" calcext:value-type="float">
            <text:p>2620</text:p>
          </table:table-cell>
          <table:table-cell table:style-name="ce2" table:formula="of:=[.M53]/4095*3.3" office:value-type="float" office:value="2.11135531135531" calcext:value-type="float">
            <text:p>2,11</text:p>
          </table:table-cell>
          <table:table-cell table:number-columns-repeated="1010"/>
        </table:table-row>
        <table:table-row table:style-name="ro2">
          <table:table-cell table:style-name="ce1" office:value-type="float" office:value="10533" calcext:value-type="float">
            <text:p>10533</text:p>
          </table:table-cell>
          <table:table-cell table:style-name="ce1" office:value-type="float" office:value="2570" calcext:value-type="float">
            <text:p>2570</text:p>
          </table:table-cell>
          <table:table-cell table:style-name="ce3" table:formula="of:=[.B54]/4095*3.3" office:value-type="float" office:value="2.07106227106227" calcext:value-type="float">
            <text:p>2,07</text:p>
          </table:table-cell>
          <table:table-cell table:number-columns-repeated="8"/>
          <table:table-cell office:value-type="float" office:value="10526" calcext:value-type="float">
            <text:p>10526</text:p>
          </table:table-cell>
          <table:table-cell office:value-type="float" office:value="2645" calcext:value-type="float">
            <text:p>2645</text:p>
          </table:table-cell>
          <table:table-cell table:style-name="ce2" table:formula="of:=[.M54]/4095*3.3" office:value-type="float" office:value="2.13150183150183" calcext:value-type="float">
            <text:p>2,13</text:p>
          </table:table-cell>
          <table:table-cell table:number-columns-repeated="1010"/>
        </table:table-row>
        <table:table-row table:style-name="ro2">
          <table:table-cell office:value-type="float" office:value="10729" calcext:value-type="float">
            <text:p>10729</text:p>
          </table:table-cell>
          <table:table-cell office:value-type="float" office:value="2597" calcext:value-type="float">
            <text:p>2597</text:p>
          </table:table-cell>
          <table:table-cell table:formula="of:=[.B55]/4095*3.3" office:value-type="float" office:value="2.09282051282051" calcext:value-type="float">
            <text:p>2,09</text:p>
          </table:table-cell>
          <table:table-cell table:number-columns-repeated="8"/>
          <table:table-cell office:value-type="float" office:value="10723" calcext:value-type="float">
            <text:p>10723</text:p>
          </table:table-cell>
          <table:table-cell office:value-type="float" office:value="2673" calcext:value-type="float">
            <text:p>2673</text:p>
          </table:table-cell>
          <table:table-cell table:style-name="ce2" table:formula="of:=[.M55]/4095*3.3" office:value-type="float" office:value="2.15406593406593" calcext:value-type="float">
            <text:p>2,15</text:p>
          </table:table-cell>
          <table:table-cell table:number-columns-repeated="1010"/>
        </table:table-row>
        <table:table-row table:style-name="ro2">
          <table:table-cell office:value-type="float" office:value="10931" calcext:value-type="float">
            <text:p>10931</text:p>
          </table:table-cell>
          <table:table-cell office:value-type="float" office:value="2624" calcext:value-type="float">
            <text:p>2624</text:p>
          </table:table-cell>
          <table:table-cell table:formula="of:=[.B56]/4095*3.3" office:value-type="float" office:value="2.11457875457875" calcext:value-type="float">
            <text:p>2,11</text:p>
          </table:table-cell>
          <table:table-cell table:number-columns-repeated="8"/>
          <table:table-cell office:value-type="float" office:value="10920" calcext:value-type="float">
            <text:p>10920</text:p>
          </table:table-cell>
          <table:table-cell office:value-type="float" office:value="2699" calcext:value-type="float">
            <text:p>2699</text:p>
          </table:table-cell>
          <table:table-cell table:style-name="ce2" table:formula="of:=[.M56]/4095*3.3" office:value-type="float" office:value="2.17501831501831" calcext:value-type="float">
            <text:p>2,18</text:p>
          </table:table-cell>
          <table:table-cell table:number-columns-repeated="1010"/>
        </table:table-row>
        <table:table-row table:style-name="ro2">
          <table:table-cell office:value-type="float" office:value="11127" calcext:value-type="float">
            <text:p>11127</text:p>
          </table:table-cell>
          <table:table-cell office:value-type="float" office:value="2647" calcext:value-type="float">
            <text:p>2647</text:p>
          </table:table-cell>
          <table:table-cell table:formula="of:=[.B57]/4095*3.3" office:value-type="float" office:value="2.13311355311355" calcext:value-type="float">
            <text:p>2,13</text:p>
          </table:table-cell>
          <table:table-cell table:number-columns-repeated="8"/>
          <table:table-cell office:value-type="float" office:value="11116" calcext:value-type="float">
            <text:p>11116</text:p>
          </table:table-cell>
          <table:table-cell office:value-type="float" office:value="2726" calcext:value-type="float">
            <text:p>2726</text:p>
          </table:table-cell>
          <table:table-cell table:style-name="ce2" table:formula="of:=[.M57]/4095*3.3" office:value-type="float" office:value="2.19677655677656" calcext:value-type="float">
            <text:p>2,20</text:p>
          </table:table-cell>
          <table:table-cell table:number-columns-repeated="1010"/>
        </table:table-row>
        <table:table-row table:style-name="ro2">
          <table:table-cell office:value-type="float" office:value="11325" calcext:value-type="float">
            <text:p>11325</text:p>
          </table:table-cell>
          <table:table-cell office:value-type="float" office:value="2672" calcext:value-type="float">
            <text:p>2672</text:p>
          </table:table-cell>
          <table:table-cell table:formula="of:=[.B58]/4095*3.3" office:value-type="float" office:value="2.15326007326007" calcext:value-type="float">
            <text:p>2,15</text:p>
          </table:table-cell>
          <table:table-cell table:number-columns-repeated="8"/>
          <table:table-cell office:value-type="float" office:value="11314" calcext:value-type="float">
            <text:p>11314</text:p>
          </table:table-cell>
          <table:table-cell office:value-type="float" office:value="2752" calcext:value-type="float">
            <text:p>2752</text:p>
          </table:table-cell>
          <table:table-cell table:style-name="ce2" table:formula="of:=[.M58]/4095*3.3" office:value-type="float" office:value="2.21772893772894" calcext:value-type="float">
            <text:p>2,22</text:p>
          </table:table-cell>
          <table:table-cell table:number-columns-repeated="1010"/>
        </table:table-row>
        <table:table-row table:style-name="ro2">
          <table:table-cell office:value-type="float" office:value="11521" calcext:value-type="float">
            <text:p>11521</text:p>
          </table:table-cell>
          <table:table-cell office:value-type="float" office:value="2700" calcext:value-type="float">
            <text:p>2700</text:p>
          </table:table-cell>
          <table:table-cell table:formula="of:=[.B59]/4095*3.3" office:value-type="float" office:value="2.17582417582418" calcext:value-type="float">
            <text:p>2,18</text:p>
          </table:table-cell>
          <table:table-cell table:number-columns-repeated="8"/>
          <table:table-cell office:value-type="float" office:value="11510" calcext:value-type="float">
            <text:p>11510</text:p>
          </table:table-cell>
          <table:table-cell office:value-type="float" office:value="2775" calcext:value-type="float">
            <text:p>2775</text:p>
          </table:table-cell>
          <table:table-cell table:style-name="ce2" table:formula="of:=[.M59]/4095*3.3" office:value-type="float" office:value="2.23626373626374" calcext:value-type="float">
            <text:p>2,24</text:p>
          </table:table-cell>
          <table:table-cell table:number-columns-repeated="1010"/>
        </table:table-row>
        <table:table-row table:style-name="ro2">
          <table:table-cell office:value-type="float" office:value="11719" calcext:value-type="float">
            <text:p>11719</text:p>
          </table:table-cell>
          <table:table-cell office:value-type="float" office:value="2724" calcext:value-type="float">
            <text:p>2724</text:p>
          </table:table-cell>
          <table:table-cell table:formula="of:=[.B60]/4095*3.3" office:value-type="float" office:value="2.19516483516483" calcext:value-type="float">
            <text:p>2,20</text:p>
          </table:table-cell>
          <table:table-cell table:number-columns-repeated="8"/>
          <table:table-cell office:value-type="float" office:value="11708" calcext:value-type="float">
            <text:p>11708</text:p>
          </table:table-cell>
          <table:table-cell office:value-type="float" office:value="2800" calcext:value-type="float">
            <text:p>2800</text:p>
          </table:table-cell>
          <table:table-cell table:style-name="ce2" table:formula="of:=[.M60]/4095*3.3" office:value-type="float" office:value="2.25641025641026" calcext:value-type="float">
            <text:p>2,26</text:p>
          </table:table-cell>
          <table:table-cell table:number-columns-repeated="1010"/>
        </table:table-row>
        <table:table-row table:style-name="ro2">
          <table:table-cell office:value-type="float" office:value="11915" calcext:value-type="float">
            <text:p>11915</text:p>
          </table:table-cell>
          <table:table-cell office:value-type="float" office:value="2746" calcext:value-type="float">
            <text:p>2746</text:p>
          </table:table-cell>
          <table:table-cell table:formula="of:=[.B61]/4095*3.3" office:value-type="float" office:value="2.21289377289377" calcext:value-type="float">
            <text:p>2,21</text:p>
          </table:table-cell>
          <table:table-cell table:number-columns-repeated="8"/>
          <table:table-cell office:value-type="float" office:value="11905" calcext:value-type="float">
            <text:p>11905</text:p>
          </table:table-cell>
          <table:table-cell office:value-type="float" office:value="2825" calcext:value-type="float">
            <text:p>2825</text:p>
          </table:table-cell>
          <table:table-cell table:style-name="ce2" table:formula="of:=[.M61]/4095*3.3" office:value-type="float" office:value="2.27655677655678" calcext:value-type="float">
            <text:p>2,28</text:p>
          </table:table-cell>
          <table:table-cell table:number-columns-repeated="1010"/>
        </table:table-row>
        <table:table-row table:style-name="ro2">
          <table:table-cell office:value-type="float" office:value="12112" calcext:value-type="float">
            <text:p>12112</text:p>
          </table:table-cell>
          <table:table-cell office:value-type="float" office:value="2771" calcext:value-type="float">
            <text:p>2771</text:p>
          </table:table-cell>
          <table:table-cell table:formula="of:=[.B62]/4095*3.3" office:value-type="float" office:value="2.23304029304029" calcext:value-type="float">
            <text:p>2,23</text:p>
          </table:table-cell>
          <table:table-cell table:number-columns-repeated="8"/>
          <table:table-cell office:value-type="float" office:value="12101" calcext:value-type="float">
            <text:p>12101</text:p>
          </table:table-cell>
          <table:table-cell office:value-type="float" office:value="2849" calcext:value-type="float">
            <text:p>2849</text:p>
          </table:table-cell>
          <table:table-cell table:style-name="ce2" table:formula="of:=[.M62]/4095*3.3" office:value-type="float" office:value="2.29589743589744" calcext:value-type="float">
            <text:p>2,30</text:p>
          </table:table-cell>
          <table:table-cell table:number-columns-repeated="1010"/>
        </table:table-row>
        <table:table-row table:style-name="ro2">
          <table:table-cell office:value-type="float" office:value="12310" calcext:value-type="float">
            <text:p>12310</text:p>
          </table:table-cell>
          <table:table-cell office:value-type="float" office:value="2794" calcext:value-type="float">
            <text:p>2794</text:p>
          </table:table-cell>
          <table:table-cell table:formula="of:=[.B63]/4095*3.3" office:value-type="float" office:value="2.25157509157509" calcext:value-type="float">
            <text:p>2,25</text:p>
          </table:table-cell>
          <table:table-cell table:number-columns-repeated="8"/>
          <table:table-cell office:value-type="float" office:value="12298" calcext:value-type="float">
            <text:p>12298</text:p>
          </table:table-cell>
          <table:table-cell office:value-type="float" office:value="2871" calcext:value-type="float">
            <text:p>2871</text:p>
          </table:table-cell>
          <table:table-cell table:style-name="ce2" table:formula="of:=[.M63]/4095*3.3" office:value-type="float" office:value="2.31362637362637" calcext:value-type="float">
            <text:p>2,31</text:p>
          </table:table-cell>
          <table:table-cell table:number-columns-repeated="1010"/>
        </table:table-row>
        <table:table-row table:style-name="ro2">
          <table:table-cell office:value-type="float" office:value="12506" calcext:value-type="float">
            <text:p>12506</text:p>
          </table:table-cell>
          <table:table-cell office:value-type="float" office:value="2817" calcext:value-type="float">
            <text:p>2817</text:p>
          </table:table-cell>
          <table:table-cell table:formula="of:=[.B64]/4095*3.3" office:value-type="float" office:value="2.27010989010989" calcext:value-type="float">
            <text:p>2,27</text:p>
          </table:table-cell>
          <table:table-cell table:number-columns-repeated="8"/>
          <table:table-cell office:value-type="float" office:value="12495" calcext:value-type="float">
            <text:p>12495</text:p>
          </table:table-cell>
          <table:table-cell office:value-type="float" office:value="2896" calcext:value-type="float">
            <text:p>2896</text:p>
          </table:table-cell>
          <table:table-cell table:style-name="ce2" table:formula="of:=[.M64]/4095*3.3" office:value-type="float" office:value="2.33377289377289" calcext:value-type="float">
            <text:p>2,33</text:p>
          </table:table-cell>
          <table:table-cell table:number-columns-repeated="1010"/>
        </table:table-row>
        <table:table-row table:style-name="ro2">
          <table:table-cell office:value-type="float" office:value="12704" calcext:value-type="float">
            <text:p>12704</text:p>
          </table:table-cell>
          <table:table-cell office:value-type="float" office:value="2839" calcext:value-type="float">
            <text:p>2839</text:p>
          </table:table-cell>
          <table:table-cell table:formula="of:=[.B65]/4095*3.3" office:value-type="float" office:value="2.28783882783883" calcext:value-type="float">
            <text:p>2,29</text:p>
          </table:table-cell>
          <table:table-cell table:number-columns-repeated="8"/>
          <table:table-cell office:value-type="float" office:value="12693" calcext:value-type="float">
            <text:p>12693</text:p>
          </table:table-cell>
          <table:table-cell office:value-type="float" office:value="2922" calcext:value-type="float">
            <text:p>2922</text:p>
          </table:table-cell>
          <table:table-cell table:style-name="ce2" table:formula="of:=[.M65]/4095*3.3" office:value-type="float" office:value="2.35472527472527" calcext:value-type="float">
            <text:p>2,35</text:p>
          </table:table-cell>
          <table:table-cell table:number-columns-repeated="1010"/>
        </table:table-row>
        <table:table-row table:style-name="ro2">
          <table:table-cell office:value-type="float" office:value="12901" calcext:value-type="float">
            <text:p>12901</text:p>
          </table:table-cell>
          <table:table-cell office:value-type="float" office:value="2863" calcext:value-type="float">
            <text:p>2863</text:p>
          </table:table-cell>
          <table:table-cell table:formula="of:=[.B66]/4095*3.3" office:value-type="float" office:value="2.30717948717949" calcext:value-type="float">
            <text:p>2,31</text:p>
          </table:table-cell>
          <table:table-cell table:number-columns-repeated="8"/>
          <table:table-cell office:value-type="float" office:value="12890" calcext:value-type="float">
            <text:p>12890</text:p>
          </table:table-cell>
          <table:table-cell office:value-type="float" office:value="2943" calcext:value-type="float">
            <text:p>2943</text:p>
          </table:table-cell>
          <table:table-cell table:style-name="ce2" table:formula="of:=[.M66]/4095*3.3" office:value-type="float" office:value="2.37164835164835" calcext:value-type="float">
            <text:p>2,37</text:p>
          </table:table-cell>
          <table:table-cell table:number-columns-repeated="1010"/>
        </table:table-row>
        <table:table-row table:style-name="ro2">
          <table:table-cell office:value-type="float" office:value="13097" calcext:value-type="float">
            <text:p>13097</text:p>
          </table:table-cell>
          <table:table-cell office:value-type="float" office:value="2881" calcext:value-type="float">
            <text:p>2881</text:p>
          </table:table-cell>
          <table:table-cell table:formula="of:=[.B67]/4095*3.3" office:value-type="float" office:value="2.32168498168498" calcext:value-type="float">
            <text:p>2,32</text:p>
          </table:table-cell>
          <table:table-cell table:number-columns-repeated="8"/>
          <table:table-cell office:value-type="float" office:value="13086" calcext:value-type="float">
            <text:p>13086</text:p>
          </table:table-cell>
          <table:table-cell office:value-type="float" office:value="2962" calcext:value-type="float">
            <text:p>2962</text:p>
          </table:table-cell>
          <table:table-cell table:style-name="ce2" table:formula="of:=[.M67]/4095*3.3" office:value-type="float" office:value="2.38695970695971" calcext:value-type="float">
            <text:p>2,39</text:p>
          </table:table-cell>
          <table:table-cell table:number-columns-repeated="1010"/>
        </table:table-row>
        <table:table-row table:style-name="ro2">
          <table:table-cell office:value-type="float" office:value="13294" calcext:value-type="float">
            <text:p>13294</text:p>
          </table:table-cell>
          <table:table-cell office:value-type="float" office:value="2903" calcext:value-type="float">
            <text:p>2903</text:p>
          </table:table-cell>
          <table:table-cell table:formula="of:=[.B68]/4095*3.3" office:value-type="float" office:value="2.33941391941392" calcext:value-type="float">
            <text:p>2,34</text:p>
          </table:table-cell>
          <table:table-cell table:number-columns-repeated="8"/>
          <table:table-cell office:value-type="float" office:value="13283" calcext:value-type="float">
            <text:p>13283</text:p>
          </table:table-cell>
          <table:table-cell office:value-type="float" office:value="2988" calcext:value-type="float">
            <text:p>2988</text:p>
          </table:table-cell>
          <table:table-cell table:style-name="ce2" table:formula="of:=[.M68]/4095*3.3" office:value-type="float" office:value="2.40791208791209" calcext:value-type="float">
            <text:p>2,41</text:p>
          </table:table-cell>
          <table:table-cell table:number-columns-repeated="1010"/>
        </table:table-row>
        <table:table-row table:style-name="ro2">
          <table:table-cell office:value-type="float" office:value="13492" calcext:value-type="float">
            <text:p>13492</text:p>
          </table:table-cell>
          <table:table-cell office:value-type="float" office:value="2927" calcext:value-type="float">
            <text:p>2927</text:p>
          </table:table-cell>
          <table:table-cell table:formula="of:=[.B69]/4095*3.3" office:value-type="float" office:value="2.35875457875458" calcext:value-type="float">
            <text:p>2,36</text:p>
          </table:table-cell>
          <table:table-cell table:number-columns-repeated="8"/>
          <table:table-cell office:value-type="float" office:value="13481" calcext:value-type="float">
            <text:p>13481</text:p>
          </table:table-cell>
          <table:table-cell office:value-type="float" office:value="3009" calcext:value-type="float">
            <text:p>3009</text:p>
          </table:table-cell>
          <table:table-cell table:style-name="ce2" table:formula="of:=[.M69]/4095*3.3" office:value-type="float" office:value="2.42483516483516" calcext:value-type="float">
            <text:p>2,42</text:p>
          </table:table-cell>
          <table:table-cell table:number-columns-repeated="1010"/>
        </table:table-row>
        <table:table-row table:style-name="ro2">
          <table:table-cell office:value-type="float" office:value="13689" calcext:value-type="float">
            <text:p>13689</text:p>
          </table:table-cell>
          <table:table-cell office:value-type="float" office:value="2946" calcext:value-type="float">
            <text:p>2946</text:p>
          </table:table-cell>
          <table:table-cell table:formula="of:=[.B70]/4095*3.3" office:value-type="float" office:value="2.37406593406593" calcext:value-type="float">
            <text:p>2,37</text:p>
          </table:table-cell>
          <table:table-cell table:number-columns-repeated="8"/>
          <table:table-cell office:value-type="float" office:value="13677" calcext:value-type="float">
            <text:p>13677</text:p>
          </table:table-cell>
          <table:table-cell office:value-type="float" office:value="3027" calcext:value-type="float">
            <text:p>3027</text:p>
          </table:table-cell>
          <table:table-cell table:style-name="ce2" table:formula="of:=[.M70]/4095*3.3" office:value-type="float" office:value="2.43934065934066" calcext:value-type="float">
            <text:p>2,44</text:p>
          </table:table-cell>
          <table:table-cell table:number-columns-repeated="1010"/>
        </table:table-row>
        <table:table-row table:style-name="ro2">
          <table:table-cell office:value-type="float" office:value="13885" calcext:value-type="float">
            <text:p>13885</text:p>
          </table:table-cell>
          <table:table-cell office:value-type="float" office:value="2966" calcext:value-type="float">
            <text:p>2966</text:p>
          </table:table-cell>
          <table:table-cell table:formula="of:=[.B71]/4095*3.3" office:value-type="float" office:value="2.39018315018315" calcext:value-type="float">
            <text:p>2,39</text:p>
          </table:table-cell>
          <table:table-cell table:number-columns-repeated="8"/>
          <table:table-cell office:value-type="float" office:value="13874" calcext:value-type="float">
            <text:p>13874</text:p>
          </table:table-cell>
          <table:table-cell office:value-type="float" office:value="3051" calcext:value-type="float">
            <text:p>3051</text:p>
          </table:table-cell>
          <table:table-cell table:style-name="ce2" table:formula="of:=[.M71]/4095*3.3" office:value-type="float" office:value="2.45868131868132" calcext:value-type="float">
            <text:p>2,46</text:p>
          </table:table-cell>
          <table:table-cell table:number-columns-repeated="1010"/>
        </table:table-row>
        <table:table-row table:style-name="ro2">
          <table:table-cell office:value-type="float" office:value="14083" calcext:value-type="float">
            <text:p>14083</text:p>
          </table:table-cell>
          <table:table-cell office:value-type="float" office:value="2990" calcext:value-type="float">
            <text:p>2990</text:p>
          </table:table-cell>
          <table:table-cell table:formula="of:=[.B72]/4095*3.3" office:value-type="float" office:value="2.40952380952381" calcext:value-type="float">
            <text:p>2,41</text:p>
          </table:table-cell>
          <table:table-cell table:number-columns-repeated="8"/>
          <table:table-cell office:value-type="float" office:value="14072" calcext:value-type="float">
            <text:p>14072</text:p>
          </table:table-cell>
          <table:table-cell office:value-type="float" office:value="3071" calcext:value-type="float">
            <text:p>3071</text:p>
          </table:table-cell>
          <table:table-cell table:style-name="ce2" table:formula="of:=[.M72]/4095*3.3" office:value-type="float" office:value="2.47479853479853" calcext:value-type="float">
            <text:p>2,47</text:p>
          </table:table-cell>
          <table:table-cell table:number-columns-repeated="1010"/>
        </table:table-row>
        <table:table-row table:style-name="ro2">
          <table:table-cell office:value-type="float" office:value="14280" calcext:value-type="float">
            <text:p>14280</text:p>
          </table:table-cell>
          <table:table-cell office:value-type="float" office:value="3006" calcext:value-type="float">
            <text:p>3006</text:p>
          </table:table-cell>
          <table:table-cell table:formula="of:=[.B73]/4095*3.3" office:value-type="float" office:value="2.42241758241758" calcext:value-type="float">
            <text:p>2,42</text:p>
          </table:table-cell>
          <table:table-cell table:number-columns-repeated="8"/>
          <table:table-cell office:value-type="float" office:value="14268" calcext:value-type="float">
            <text:p>14268</text:p>
          </table:table-cell>
          <table:table-cell office:value-type="float" office:value="3094" calcext:value-type="float">
            <text:p>3094</text:p>
          </table:table-cell>
          <table:table-cell table:style-name="ce2" table:formula="of:=[.M73]/4095*3.3" office:value-type="float" office:value="2.49333333333333" calcext:value-type="float">
            <text:p>2,49</text:p>
          </table:table-cell>
          <table:table-cell table:number-columns-repeated="1010"/>
        </table:table-row>
        <table:table-row table:style-name="ro2">
          <table:table-cell office:value-type="float" office:value="14476" calcext:value-type="float">
            <text:p>14476</text:p>
          </table:table-cell>
          <table:table-cell office:value-type="float" office:value="3025" calcext:value-type="float">
            <text:p>3025</text:p>
          </table:table-cell>
          <table:table-cell table:formula="of:=[.B74]/4095*3.3" office:value-type="float" office:value="2.43772893772894" calcext:value-type="float">
            <text:p>2,44</text:p>
          </table:table-cell>
          <table:table-cell table:number-columns-repeated="8"/>
          <table:table-cell office:value-type="float" office:value="14466" calcext:value-type="float">
            <text:p>14466</text:p>
          </table:table-cell>
          <table:table-cell office:value-type="float" office:value="3119" calcext:value-type="float">
            <text:p>3119</text:p>
          </table:table-cell>
          <table:table-cell table:style-name="ce2" table:formula="of:=[.M74]/4095*3.3" office:value-type="float" office:value="2.51347985347985" calcext:value-type="float">
            <text:p>2,51</text:p>
          </table:table-cell>
          <table:table-cell table:number-columns-repeated="1010"/>
        </table:table-row>
        <table:table-row table:style-name="ro2">
          <table:table-cell office:value-type="float" office:value="14673" calcext:value-type="float">
            <text:p>14673</text:p>
          </table:table-cell>
          <table:table-cell office:value-type="float" office:value="3046" calcext:value-type="float">
            <text:p>3046</text:p>
          </table:table-cell>
          <table:table-cell table:formula="of:=[.B75]/4095*3.3" office:value-type="float" office:value="2.45465201465201" calcext:value-type="float">
            <text:p>2,45</text:p>
          </table:table-cell>
          <table:table-cell table:number-columns-repeated="8"/>
          <table:table-cell office:value-type="float" office:value="14663" calcext:value-type="float">
            <text:p>14663</text:p>
          </table:table-cell>
          <table:table-cell office:value-type="float" office:value="3137" calcext:value-type="float">
            <text:p>3137</text:p>
          </table:table-cell>
          <table:table-cell table:style-name="ce2" table:formula="of:=[.M75]/4095*3.3" office:value-type="float" office:value="2.52798534798535" calcext:value-type="float">
            <text:p>2,53</text:p>
          </table:table-cell>
          <table:table-cell table:number-columns-repeated="1010"/>
        </table:table-row>
        <table:table-row table:style-name="ro2">
          <table:table-cell office:value-type="float" office:value="14870" calcext:value-type="float">
            <text:p>14870</text:p>
          </table:table-cell>
          <table:table-cell office:value-type="float" office:value="3065" calcext:value-type="float">
            <text:p>3065</text:p>
          </table:table-cell>
          <table:table-cell table:formula="of:=[.B76]/4095*3.3" office:value-type="float" office:value="2.46996336996337" calcext:value-type="float">
            <text:p>2,47</text:p>
          </table:table-cell>
          <table:table-cell table:number-columns-repeated="8"/>
          <table:table-cell office:value-type="float" office:value="14860" calcext:value-type="float">
            <text:p>14860</text:p>
          </table:table-cell>
          <table:table-cell office:value-type="float" office:value="3153" calcext:value-type="float">
            <text:p>3153</text:p>
          </table:table-cell>
          <table:table-cell table:style-name="ce2" table:formula="of:=[.M76]/4095*3.3" office:value-type="float" office:value="2.54087912087912" calcext:value-type="float">
            <text:p>2,54</text:p>
          </table:table-cell>
          <table:table-cell table:number-columns-repeated="1010"/>
        </table:table-row>
        <table:table-row table:style-name="ro2">
          <table:table-cell office:value-type="float" office:value="15066" calcext:value-type="float">
            <text:p>15066</text:p>
          </table:table-cell>
          <table:table-cell office:value-type="float" office:value="3088" calcext:value-type="float">
            <text:p>3088</text:p>
          </table:table-cell>
          <table:table-cell table:formula="of:=[.B77]/4095*3.3" office:value-type="float" office:value="2.48849816849817" calcext:value-type="float">
            <text:p>2,49</text:p>
          </table:table-cell>
          <table:table-cell table:number-columns-repeated="8"/>
          <table:table-cell office:value-type="float" office:value="15057" calcext:value-type="float">
            <text:p>15057</text:p>
          </table:table-cell>
          <table:table-cell office:value-type="float" office:value="3178" calcext:value-type="float">
            <text:p>3178</text:p>
          </table:table-cell>
          <table:table-cell table:style-name="ce2" table:formula="of:=[.M77]/4095*3.3" office:value-type="float" office:value="2.56102564102564" calcext:value-type="float">
            <text:p>2,56</text:p>
          </table:table-cell>
          <table:table-cell table:number-columns-repeated="1010"/>
        </table:table-row>
        <table:table-row table:style-name="ro2">
          <table:table-cell office:value-type="float" office:value="15264" calcext:value-type="float">
            <text:p>15264</text:p>
          </table:table-cell>
          <table:table-cell office:value-type="float" office:value="3107" calcext:value-type="float">
            <text:p>3107</text:p>
          </table:table-cell>
          <table:table-cell table:formula="of:=[.B78]/4095*3.3" office:value-type="float" office:value="2.50380952380952" calcext:value-type="float">
            <text:p>2,50</text:p>
          </table:table-cell>
          <table:table-cell table:number-columns-repeated="8"/>
          <table:table-cell office:value-type="float" office:value="15258" calcext:value-type="float">
            <text:p>15258</text:p>
          </table:table-cell>
          <table:table-cell office:value-type="float" office:value="3197" calcext:value-type="float">
            <text:p>3197</text:p>
          </table:table-cell>
          <table:table-cell table:style-name="ce2" table:formula="of:=[.M78]/4095*3.3" office:value-type="float" office:value="2.576336996337" calcext:value-type="float">
            <text:p>2,58</text:p>
          </table:table-cell>
          <table:table-cell table:number-columns-repeated="1010"/>
        </table:table-row>
        <table:table-row table:style-name="ro2">
          <table:table-cell office:value-type="float" office:value="15460" calcext:value-type="float">
            <text:p>15460</text:p>
          </table:table-cell>
          <table:table-cell office:value-type="float" office:value="3125" calcext:value-type="float">
            <text:p>3125</text:p>
          </table:table-cell>
          <table:table-cell table:formula="of:=[.B79]/4095*3.3" office:value-type="float" office:value="2.51831501831502" calcext:value-type="float">
            <text:p>2,52</text:p>
          </table:table-cell>
          <table:table-cell table:number-columns-repeated="8"/>
          <table:table-cell office:value-type="float" office:value="15471" calcext:value-type="float">
            <text:p>15471</text:p>
          </table:table-cell>
          <table:table-cell office:value-type="float" office:value="3216" calcext:value-type="float">
            <text:p>3216</text:p>
          </table:table-cell>
          <table:table-cell table:style-name="ce2" table:formula="of:=[.M79]/4095*3.3" office:value-type="float" office:value="2.59164835164835" calcext:value-type="float">
            <text:p>2,59</text:p>
          </table:table-cell>
          <table:table-cell table:number-columns-repeated="1010"/>
        </table:table-row>
        <table:table-row table:style-name="ro2">
          <table:table-cell office:value-type="float" office:value="15658" calcext:value-type="float">
            <text:p>15658</text:p>
          </table:table-cell>
          <table:table-cell office:value-type="float" office:value="3146" calcext:value-type="float">
            <text:p>3146</text:p>
          </table:table-cell>
          <table:table-cell table:formula="of:=[.B80]/4095*3.3" office:value-type="float" office:value="2.5352380952381" calcext:value-type="float">
            <text:p>2,54</text:p>
          </table:table-cell>
          <table:table-cell table:number-columns-repeated="8"/>
          <table:table-cell office:value-type="float" office:value="15672" calcext:value-type="float">
            <text:p>15672</text:p>
          </table:table-cell>
          <table:table-cell office:value-type="float" office:value="3236" calcext:value-type="float">
            <text:p>3236</text:p>
          </table:table-cell>
          <table:table-cell table:style-name="ce2" table:formula="of:=[.M80]/4095*3.3" office:value-type="float" office:value="2.60776556776557" calcext:value-type="float">
            <text:p>2,61</text:p>
          </table:table-cell>
          <table:table-cell table:number-columns-repeated="1010"/>
        </table:table-row>
        <table:table-row table:style-name="ro2">
          <table:table-cell office:value-type="float" office:value="15854" calcext:value-type="float">
            <text:p>15854</text:p>
          </table:table-cell>
          <table:table-cell office:value-type="float" office:value="3159" calcext:value-type="float">
            <text:p>3159</text:p>
          </table:table-cell>
          <table:table-cell table:formula="of:=[.B81]/4095*3.3" office:value-type="float" office:value="2.54571428571429" calcext:value-type="float">
            <text:p>2,55</text:p>
          </table:table-cell>
          <table:table-cell table:number-columns-repeated="8"/>
          <table:table-cell office:value-type="float" office:value="15868" calcext:value-type="float">
            <text:p>15868</text:p>
          </table:table-cell>
          <table:table-cell office:value-type="float" office:value="3252" calcext:value-type="float">
            <text:p>3252</text:p>
          </table:table-cell>
          <table:table-cell table:style-name="ce2" table:formula="of:=[.M81]/4095*3.3" office:value-type="float" office:value="2.62065934065934" calcext:value-type="float">
            <text:p>2,62</text:p>
          </table:table-cell>
          <table:table-cell table:number-columns-repeated="1010"/>
        </table:table-row>
        <table:table-row table:style-name="ro2">
          <table:table-cell office:value-type="float" office:value="16051" calcext:value-type="float">
            <text:p>16051</text:p>
          </table:table-cell>
          <table:table-cell office:value-type="float" office:value="3182" calcext:value-type="float">
            <text:p>3182</text:p>
          </table:table-cell>
          <table:table-cell table:formula="of:=[.B82]/4095*3.3" office:value-type="float" office:value="2.56424908424908" calcext:value-type="float">
            <text:p>2,56</text:p>
          </table:table-cell>
          <table:table-cell table:number-columns-repeated="8"/>
          <table:table-cell office:value-type="float" office:value="16066" calcext:value-type="float">
            <text:p>16066</text:p>
          </table:table-cell>
          <table:table-cell office:value-type="float" office:value="3275" calcext:value-type="float">
            <text:p>3275</text:p>
          </table:table-cell>
          <table:table-cell table:style-name="ce2" table:formula="of:=[.M82]/4095*3.3" office:value-type="float" office:value="2.63919413919414" calcext:value-type="float">
            <text:p>2,64</text:p>
          </table:table-cell>
          <table:table-cell table:number-columns-repeated="1010"/>
        </table:table-row>
        <table:table-row table:style-name="ro2">
          <table:table-cell office:value-type="float" office:value="16249" calcext:value-type="float">
            <text:p>16249</text:p>
          </table:table-cell>
          <table:table-cell office:value-type="float" office:value="3194" calcext:value-type="float">
            <text:p>3194</text:p>
          </table:table-cell>
          <table:table-cell table:formula="of:=[.B83]/4095*3.3" office:value-type="float" office:value="2.57391941391941" calcext:value-type="float">
            <text:p>2,57</text:p>
          </table:table-cell>
          <table:table-cell table:number-columns-repeated="8"/>
          <table:table-cell office:value-type="float" office:value="16263" calcext:value-type="float">
            <text:p>16263</text:p>
          </table:table-cell>
          <table:table-cell office:value-type="float" office:value="3291" calcext:value-type="float">
            <text:p>3291</text:p>
          </table:table-cell>
          <table:table-cell table:style-name="ce2" table:formula="of:=[.M83]/4095*3.3" office:value-type="float" office:value="2.65208791208791" calcext:value-type="float">
            <text:p>2,65</text:p>
          </table:table-cell>
          <table:table-cell table:number-columns-repeated="1010"/>
        </table:table-row>
        <table:table-row table:style-name="ro2">
          <table:table-cell office:value-type="float" office:value="16445" calcext:value-type="float">
            <text:p>16445</text:p>
          </table:table-cell>
          <table:table-cell office:value-type="float" office:value="3216" calcext:value-type="float">
            <text:p>3216</text:p>
          </table:table-cell>
          <table:table-cell table:formula="of:=[.B84]/4095*3.3" office:value-type="float" office:value="2.59164835164835" calcext:value-type="float">
            <text:p>2,59</text:p>
          </table:table-cell>
          <table:table-cell table:number-columns-repeated="8"/>
          <table:table-cell office:value-type="float" office:value="16459" calcext:value-type="float">
            <text:p>16459</text:p>
          </table:table-cell>
          <table:table-cell office:value-type="float" office:value="3312" calcext:value-type="float">
            <text:p>3312</text:p>
          </table:table-cell>
          <table:table-cell table:style-name="ce2" table:formula="of:=[.M84]/4095*3.3" office:value-type="float" office:value="2.66901098901099" calcext:value-type="float">
            <text:p>2,67</text:p>
          </table:table-cell>
          <table:table-cell table:number-columns-repeated="1010"/>
        </table:table-row>
        <table:table-row table:style-name="ro2">
          <table:table-cell office:value-type="float" office:value="16643" calcext:value-type="float">
            <text:p>16643</text:p>
          </table:table-cell>
          <table:table-cell office:value-type="float" office:value="3232" calcext:value-type="float">
            <text:p>3232</text:p>
          </table:table-cell>
          <table:table-cell table:formula="of:=[.B85]/4095*3.3" office:value-type="float" office:value="2.60454212454212" calcext:value-type="float">
            <text:p>2,60</text:p>
          </table:table-cell>
          <table:table-cell table:number-columns-repeated="8"/>
          <table:table-cell office:value-type="float" office:value="16657" calcext:value-type="float">
            <text:p>16657</text:p>
          </table:table-cell>
          <table:table-cell office:value-type="float" office:value="3327" calcext:value-type="float">
            <text:p>3327</text:p>
          </table:table-cell>
          <table:table-cell table:style-name="ce2" table:formula="of:=[.M85]/4095*3.3" office:value-type="float" office:value="2.6810989010989" calcext:value-type="float">
            <text:p>2,68</text:p>
          </table:table-cell>
          <table:table-cell table:number-columns-repeated="1010"/>
        </table:table-row>
        <table:table-row table:style-name="ro2">
          <table:table-cell office:value-type="float" office:value="16839" calcext:value-type="float">
            <text:p>16839</text:p>
          </table:table-cell>
          <table:table-cell office:value-type="float" office:value="3248" calcext:value-type="float">
            <text:p>3248</text:p>
          </table:table-cell>
          <table:table-cell table:formula="of:=[.B86]/4095*3.3" office:value-type="float" office:value="2.6174358974359" calcext:value-type="float">
            <text:p>2,62</text:p>
          </table:table-cell>
          <table:table-cell table:number-columns-repeated="8"/>
          <table:table-cell office:value-type="float" office:value="16854" calcext:value-type="float">
            <text:p>16854</text:p>
          </table:table-cell>
          <table:table-cell office:value-type="float" office:value="3345" calcext:value-type="float">
            <text:p>3345</text:p>
          </table:table-cell>
          <table:table-cell table:style-name="ce2" table:formula="of:=[.M86]/4095*3.3" office:value-type="float" office:value="2.6956043956044" calcext:value-type="float">
            <text:p>2,70</text:p>
          </table:table-cell>
          <table:table-cell table:number-columns-repeated="1010"/>
        </table:table-row>
        <table:table-row table:style-name="ro2">
          <table:table-cell office:value-type="float" office:value="17036" calcext:value-type="float">
            <text:p>17036</text:p>
          </table:table-cell>
          <table:table-cell office:value-type="float" office:value="3267" calcext:value-type="float">
            <text:p>3267</text:p>
          </table:table-cell>
          <table:table-cell table:formula="of:=[.B87]/4095*3.3" office:value-type="float" office:value="2.63274725274725" calcext:value-type="float">
            <text:p>2,63</text:p>
          </table:table-cell>
          <table:table-cell table:number-columns-repeated="8"/>
          <table:table-cell office:value-type="float" office:value="17050" calcext:value-type="float">
            <text:p>17050</text:p>
          </table:table-cell>
          <table:table-cell office:value-type="float" office:value="3363" calcext:value-type="float">
            <text:p>3363</text:p>
          </table:table-cell>
          <table:table-cell table:style-name="ce2" table:formula="of:=[.M87]/4095*3.3" office:value-type="float" office:value="2.71010989010989" calcext:value-type="float">
            <text:p>2,71</text:p>
          </table:table-cell>
          <table:table-cell table:number-columns-repeated="1010"/>
        </table:table-row>
        <table:table-row table:style-name="ro2">
          <table:table-cell office:value-type="float" office:value="17238" calcext:value-type="float">
            <text:p>17238</text:p>
          </table:table-cell>
          <table:table-cell office:value-type="float" office:value="3281" calcext:value-type="float">
            <text:p>3281</text:p>
          </table:table-cell>
          <table:table-cell table:formula="of:=[.B88]/4095*3.3" office:value-type="float" office:value="2.6440293040293" calcext:value-type="float">
            <text:p>2,64</text:p>
          </table:table-cell>
          <table:table-cell table:number-columns-repeated="8"/>
          <table:table-cell office:value-type="float" office:value="17247" calcext:value-type="float">
            <text:p>17247</text:p>
          </table:table-cell>
          <table:table-cell office:value-type="float" office:value="3381" calcext:value-type="float">
            <text:p>3381</text:p>
          </table:table-cell>
          <table:table-cell table:style-name="ce2" table:formula="of:=[.M88]/4095*3.3" office:value-type="float" office:value="2.72461538461538" calcext:value-type="float">
            <text:p>2,72</text:p>
          </table:table-cell>
          <table:table-cell table:number-columns-repeated="1010"/>
        </table:table-row>
        <table:table-row table:style-name="ro2">
          <table:table-cell office:value-type="float" office:value="17436" calcext:value-type="float">
            <text:p>17436</text:p>
          </table:table-cell>
          <table:table-cell office:value-type="float" office:value="3299" calcext:value-type="float">
            <text:p>3299</text:p>
          </table:table-cell>
          <table:table-cell table:formula="of:=[.B89]/4095*3.3" office:value-type="float" office:value="2.6585347985348" calcext:value-type="float">
            <text:p>2,66</text:p>
          </table:table-cell>
          <table:table-cell table:number-columns-repeated="8"/>
          <table:table-cell office:value-type="float" office:value="17443" calcext:value-type="float">
            <text:p>17443</text:p>
          </table:table-cell>
          <table:table-cell office:value-type="float" office:value="3399" calcext:value-type="float">
            <text:p>3399</text:p>
          </table:table-cell>
          <table:table-cell table:style-name="ce2" table:formula="of:=[.M89]/4095*3.3" office:value-type="float" office:value="2.73912087912088" calcext:value-type="float">
            <text:p>2,74</text:p>
          </table:table-cell>
          <table:table-cell table:number-columns-repeated="1010"/>
        </table:table-row>
        <table:table-row table:style-name="ro2">
          <table:table-cell office:value-type="float" office:value="17632" calcext:value-type="float">
            <text:p>17632</text:p>
          </table:table-cell>
          <table:table-cell office:value-type="float" office:value="3315" calcext:value-type="float">
            <text:p>3315</text:p>
          </table:table-cell>
          <table:table-cell table:formula="of:=[.B90]/4095*3.3" office:value-type="float" office:value="2.67142857142857" calcext:value-type="float">
            <text:p>2,67</text:p>
          </table:table-cell>
          <table:table-cell table:number-columns-repeated="8"/>
          <table:table-cell office:value-type="float" office:value="17640" calcext:value-type="float">
            <text:p>17640</text:p>
          </table:table-cell>
          <table:table-cell office:value-type="float" office:value="3417" calcext:value-type="float">
            <text:p>3417</text:p>
          </table:table-cell>
          <table:table-cell table:style-name="ce2" table:formula="of:=[.M90]/4095*3.3" office:value-type="float" office:value="2.75362637362637" calcext:value-type="float">
            <text:p>2,75</text:p>
          </table:table-cell>
          <table:table-cell table:number-columns-repeated="1010"/>
        </table:table-row>
        <table:table-row table:style-name="ro2">
          <table:table-cell office:value-type="float" office:value="17830" calcext:value-type="float">
            <text:p>17830</text:p>
          </table:table-cell>
          <table:table-cell office:value-type="float" office:value="3335" calcext:value-type="float">
            <text:p>3335</text:p>
          </table:table-cell>
          <table:table-cell table:formula="of:=[.B91]/4095*3.3" office:value-type="float" office:value="2.68754578754579" calcext:value-type="float">
            <text:p>2,69</text:p>
          </table:table-cell>
          <table:table-cell table:number-columns-repeated="8"/>
          <table:table-cell office:value-type="float" office:value="17837" calcext:value-type="float">
            <text:p>17837</text:p>
          </table:table-cell>
          <table:table-cell office:value-type="float" office:value="3438" calcext:value-type="float">
            <text:p>3438</text:p>
          </table:table-cell>
          <table:table-cell table:style-name="ce2" table:formula="of:=[.M91]/4095*3.3" office:value-type="float" office:value="2.77054945054945" calcext:value-type="float">
            <text:p>2,77</text:p>
          </table:table-cell>
          <table:table-cell table:number-columns-repeated="1010"/>
        </table:table-row>
        <table:table-row table:style-name="ro2">
          <table:table-cell office:value-type="float" office:value="18027" calcext:value-type="float">
            <text:p>18027</text:p>
          </table:table-cell>
          <table:table-cell office:value-type="float" office:value="3347" calcext:value-type="float">
            <text:p>3347</text:p>
          </table:table-cell>
          <table:table-cell table:formula="of:=[.B92]/4095*3.3" office:value-type="float" office:value="2.69721611721612" calcext:value-type="float">
            <text:p>2,70</text:p>
          </table:table-cell>
          <table:table-cell table:number-columns-repeated="8"/>
          <table:table-cell office:value-type="float" office:value="18033" calcext:value-type="float">
            <text:p>18033</text:p>
          </table:table-cell>
          <table:table-cell office:value-type="float" office:value="3454" calcext:value-type="float">
            <text:p>3454</text:p>
          </table:table-cell>
          <table:table-cell table:style-name="ce2" table:formula="of:=[.M92]/4095*3.3" office:value-type="float" office:value="2.78344322344322" calcext:value-type="float">
            <text:p>2,78</text:p>
          </table:table-cell>
          <table:table-cell table:number-columns-repeated="1010"/>
        </table:table-row>
        <table:table-row table:style-name="ro2">
          <table:table-cell office:value-type="float" office:value="18223" calcext:value-type="float">
            <text:p>18223</text:p>
          </table:table-cell>
          <table:table-cell office:value-type="float" office:value="3367" calcext:value-type="float">
            <text:p>3367</text:p>
          </table:table-cell>
          <table:table-cell table:formula="of:=[.B93]/4095*3.3" office:value-type="float" office:value="2.71333333333333" calcext:value-type="float">
            <text:p>2,71</text:p>
          </table:table-cell>
          <table:table-cell table:number-columns-repeated="8"/>
          <table:table-cell office:value-type="float" office:value="18231" calcext:value-type="float">
            <text:p>18231</text:p>
          </table:table-cell>
          <table:table-cell office:value-type="float" office:value="3471" calcext:value-type="float">
            <text:p>3471</text:p>
          </table:table-cell>
          <table:table-cell table:style-name="ce2" table:formula="of:=[.M93]/4095*3.3" office:value-type="float" office:value="2.79714285714286" calcext:value-type="float">
            <text:p>2,80</text:p>
          </table:table-cell>
          <table:table-cell table:number-columns-repeated="1010"/>
        </table:table-row>
        <table:table-row table:style-name="ro2">
          <table:table-cell office:value-type="float" office:value="18421" calcext:value-type="float">
            <text:p>18421</text:p>
          </table:table-cell>
          <table:table-cell office:value-type="float" office:value="3380" calcext:value-type="float">
            <text:p>3380</text:p>
          </table:table-cell>
          <table:table-cell table:formula="of:=[.B94]/4095*3.3" office:value-type="float" office:value="2.72380952380952" calcext:value-type="float">
            <text:p>2,72</text:p>
          </table:table-cell>
          <table:table-cell table:number-columns-repeated="8"/>
          <table:table-cell office:value-type="float" office:value="18428" calcext:value-type="float">
            <text:p>18428</text:p>
          </table:table-cell>
          <table:table-cell office:value-type="float" office:value="3488" calcext:value-type="float">
            <text:p>3488</text:p>
          </table:table-cell>
          <table:table-cell table:style-name="ce2" table:formula="of:=[.M94]/4095*3.3" office:value-type="float" office:value="2.81084249084249" calcext:value-type="float">
            <text:p>2,81</text:p>
          </table:table-cell>
          <table:table-cell table:number-columns-repeated="1010"/>
        </table:table-row>
        <table:table-row table:style-name="ro2">
          <table:table-cell office:value-type="float" office:value="18618" calcext:value-type="float">
            <text:p>18618</text:p>
          </table:table-cell>
          <table:table-cell office:value-type="float" office:value="3399" calcext:value-type="float">
            <text:p>3399</text:p>
          </table:table-cell>
          <table:table-cell table:formula="of:=[.B95]/4095*3.3" office:value-type="float" office:value="2.73912087912088" calcext:value-type="float">
            <text:p>2,74</text:p>
          </table:table-cell>
          <table:table-cell table:number-columns-repeated="8"/>
          <table:table-cell office:value-type="float" office:value="18624" calcext:value-type="float">
            <text:p>18624</text:p>
          </table:table-cell>
          <table:table-cell office:value-type="float" office:value="3505" calcext:value-type="float">
            <text:p>3505</text:p>
          </table:table-cell>
          <table:table-cell table:style-name="ce2" table:formula="of:=[.M95]/4095*3.3" office:value-type="float" office:value="2.82454212454212" calcext:value-type="float">
            <text:p>2,82</text:p>
          </table:table-cell>
          <table:table-cell table:number-columns-repeated="1010"/>
        </table:table-row>
        <table:table-row table:style-name="ro2">
          <table:table-cell office:value-type="float" office:value="18814" calcext:value-type="float">
            <text:p>18814</text:p>
          </table:table-cell>
          <table:table-cell office:value-type="float" office:value="3414" calcext:value-type="float">
            <text:p>3414</text:p>
          </table:table-cell>
          <table:table-cell table:formula="of:=[.B96]/4095*3.3" office:value-type="float" office:value="2.75120879120879" calcext:value-type="float">
            <text:p>2,75</text:p>
          </table:table-cell>
          <table:table-cell table:number-columns-repeated="8"/>
          <table:table-cell office:value-type="float" office:value="18821" calcext:value-type="float">
            <text:p>18821</text:p>
          </table:table-cell>
          <table:table-cell office:value-type="float" office:value="3521" calcext:value-type="float">
            <text:p>3521</text:p>
          </table:table-cell>
          <table:table-cell table:style-name="ce2" table:formula="of:=[.M96]/4095*3.3" office:value-type="float" office:value="2.8374358974359" calcext:value-type="float">
            <text:p>2,84</text:p>
          </table:table-cell>
          <table:table-cell table:number-columns-repeated="1010"/>
        </table:table-row>
        <table:table-row table:style-name="ro2">
          <table:table-cell office:value-type="float" office:value="19012" calcext:value-type="float">
            <text:p>19012</text:p>
          </table:table-cell>
          <table:table-cell office:value-type="float" office:value="3431" calcext:value-type="float">
            <text:p>3431</text:p>
          </table:table-cell>
          <table:table-cell table:formula="of:=[.B97]/4095*3.3" office:value-type="float" office:value="2.76490842490842" calcext:value-type="float">
            <text:p>2,76</text:p>
          </table:table-cell>
          <table:table-cell table:number-columns-repeated="8"/>
          <table:table-cell office:value-type="float" office:value="19019" calcext:value-type="float">
            <text:p>19019</text:p>
          </table:table-cell>
          <table:table-cell office:value-type="float" office:value="3536" calcext:value-type="float">
            <text:p>3536</text:p>
          </table:table-cell>
          <table:table-cell table:style-name="ce2" table:formula="of:=[.M97]/4095*3.3" office:value-type="float" office:value="2.84952380952381" calcext:value-type="float">
            <text:p>2,85</text:p>
          </table:table-cell>
          <table:table-cell table:number-columns-repeated="1010"/>
        </table:table-row>
        <table:table-row table:style-name="ro2">
          <table:table-cell office:value-type="float" office:value="19209" calcext:value-type="float">
            <text:p>19209</text:p>
          </table:table-cell>
          <table:table-cell office:value-type="float" office:value="3442" calcext:value-type="float">
            <text:p>3442</text:p>
          </table:table-cell>
          <table:table-cell table:formula="of:=[.B98]/4095*3.3" office:value-type="float" office:value="2.77377289377289" calcext:value-type="float">
            <text:p>2,77</text:p>
          </table:table-cell>
          <table:table-cell table:number-columns-repeated="8"/>
          <table:table-cell office:value-type="float" office:value="19215" calcext:value-type="float">
            <text:p>19215</text:p>
          </table:table-cell>
          <table:table-cell office:value-type="float" office:value="3552" calcext:value-type="float">
            <text:p>3552</text:p>
          </table:table-cell>
          <table:table-cell table:style-name="ce2" table:formula="of:=[.M98]/4095*3.3" office:value-type="float" office:value="2.86241758241758" calcext:value-type="float">
            <text:p>2,86</text:p>
          </table:table-cell>
          <table:table-cell table:number-columns-repeated="1010"/>
        </table:table-row>
        <table:table-row table:style-name="ro2">
          <table:table-cell office:value-type="float" office:value="19405" calcext:value-type="float">
            <text:p>19405</text:p>
          </table:table-cell>
          <table:table-cell office:value-type="float" office:value="3461" calcext:value-type="float">
            <text:p>3461</text:p>
          </table:table-cell>
          <table:table-cell table:formula="of:=[.B99]/4095*3.3" office:value-type="float" office:value="2.78908424908425" calcext:value-type="float">
            <text:p>2,79</text:p>
          </table:table-cell>
          <table:table-cell table:number-columns-repeated="8"/>
          <table:table-cell office:value-type="float" office:value="19413" calcext:value-type="float">
            <text:p>19413</text:p>
          </table:table-cell>
          <table:table-cell office:value-type="float" office:value="3571" calcext:value-type="float">
            <text:p>3571</text:p>
          </table:table-cell>
          <table:table-cell table:style-name="ce2" table:formula="of:=[.M99]/4095*3.3" office:value-type="float" office:value="2.87772893772894" calcext:value-type="float">
            <text:p>2,88</text:p>
          </table:table-cell>
          <table:table-cell table:number-columns-repeated="1010"/>
        </table:table-row>
        <table:table-row table:style-name="ro2">
          <table:table-cell office:value-type="float" office:value="19613" calcext:value-type="float">
            <text:p>19613</text:p>
          </table:table-cell>
          <table:table-cell office:value-type="float" office:value="3474" calcext:value-type="float">
            <text:p>3474</text:p>
          </table:table-cell>
          <table:table-cell table:formula="of:=[.B100]/4095*3.3" office:value-type="float" office:value="2.79956043956044" calcext:value-type="float">
            <text:p>2,80</text:p>
          </table:table-cell>
          <table:table-cell table:number-columns-repeated="8"/>
          <table:table-cell office:value-type="float" office:value="19609" calcext:value-type="float">
            <text:p>19609</text:p>
          </table:table-cell>
          <table:table-cell office:value-type="float" office:value="3597" calcext:value-type="float">
            <text:p>3597</text:p>
          </table:table-cell>
          <table:table-cell table:style-name="ce2" table:formula="of:=[.M100]/4095*3.3" office:value-type="float" office:value="2.89868131868132" calcext:value-type="float">
            <text:p>2,90</text:p>
          </table:table-cell>
          <table:table-cell table:number-columns-repeated="1010"/>
        </table:table-row>
        <table:table-row table:style-name="ro2">
          <table:table-cell office:value-type="float" office:value="19818" calcext:value-type="float">
            <text:p>19818</text:p>
          </table:table-cell>
          <table:table-cell office:value-type="float" office:value="3491" calcext:value-type="float">
            <text:p>3491</text:p>
          </table:table-cell>
          <table:table-cell table:formula="of:=[.B101]/4095*3.3" office:value-type="float" office:value="2.81326007326007" calcext:value-type="float">
            <text:p>2,81</text:p>
          </table:table-cell>
          <table:table-cell table:number-columns-repeated="8"/>
          <table:table-cell office:value-type="float" office:value="19807" calcext:value-type="float">
            <text:p>19807</text:p>
          </table:table-cell>
          <table:table-cell office:value-type="float" office:value="3611" calcext:value-type="float">
            <text:p>3611</text:p>
          </table:table-cell>
          <table:table-cell table:style-name="ce2" table:formula="of:=[.M101]/4095*3.3" office:value-type="float" office:value="2.90996336996337" calcext:value-type="float">
            <text:p>2,91</text:p>
          </table:table-cell>
          <table:table-cell table:number-columns-repeated="1010"/>
        </table:table-row>
        <table:table-row table:style-name="ro2">
          <table:table-cell office:value-type="float" office:value="20014" calcext:value-type="float">
            <text:p>20014</text:p>
          </table:table-cell>
          <table:table-cell office:value-type="float" office:value="3505" calcext:value-type="float">
            <text:p>3505</text:p>
          </table:table-cell>
          <table:table-cell table:formula="of:=[.B102]/4095*3.3" office:value-type="float" office:value="2.82454212454212" calcext:value-type="float">
            <text:p>2,82</text:p>
          </table:table-cell>
          <table:table-cell table:number-columns-repeated="8"/>
          <table:table-cell office:value-type="float" office:value="20004" calcext:value-type="float">
            <text:p>20004</text:p>
          </table:table-cell>
          <table:table-cell office:value-type="float" office:value="3631" calcext:value-type="float">
            <text:p>3631</text:p>
          </table:table-cell>
          <table:table-cell table:style-name="ce2" table:formula="of:=[.M102]/4095*3.3" office:value-type="float" office:value="2.92608058608059" calcext:value-type="float">
            <text:p>2,93</text:p>
          </table:table-cell>
          <table:table-cell table:number-columns-repeated="1010"/>
        </table:table-row>
        <table:table-row table:style-name="ro2">
          <table:table-cell office:value-type="float" office:value="20212" calcext:value-type="float">
            <text:p>20212</text:p>
          </table:table-cell>
          <table:table-cell office:value-type="float" office:value="3522" calcext:value-type="float">
            <text:p>3522</text:p>
          </table:table-cell>
          <table:table-cell table:formula="of:=[.B103]/4095*3.3" office:value-type="float" office:value="2.83824175824176" calcext:value-type="float">
            <text:p>2,84</text:p>
          </table:table-cell>
          <table:table-cell table:number-columns-repeated="8"/>
          <table:table-cell office:value-type="float" office:value="20200" calcext:value-type="float">
            <text:p>20200</text:p>
          </table:table-cell>
          <table:table-cell office:value-type="float" office:value="3641" calcext:value-type="float">
            <text:p>3641</text:p>
          </table:table-cell>
          <table:table-cell table:style-name="ce2" table:formula="of:=[.M103]/4095*3.3" office:value-type="float" office:value="2.93413919413919" calcext:value-type="float">
            <text:p>2,93</text:p>
          </table:table-cell>
          <table:table-cell table:number-columns-repeated="1010"/>
        </table:table-row>
        <table:table-row table:style-name="ro2">
          <table:table-cell office:value-type="float" office:value="20409" calcext:value-type="float">
            <text:p>20409</text:p>
          </table:table-cell>
          <table:table-cell office:value-type="float" office:value="3536" calcext:value-type="float">
            <text:p>3536</text:p>
          </table:table-cell>
          <table:table-cell table:formula="of:=[.B104]/4095*3.3" office:value-type="float" office:value="2.84952380952381" calcext:value-type="float">
            <text:p>2,85</text:p>
          </table:table-cell>
          <table:table-cell table:number-columns-repeated="8"/>
          <table:table-cell office:value-type="float" office:value="20398" calcext:value-type="float">
            <text:p>20398</text:p>
          </table:table-cell>
          <table:table-cell office:value-type="float" office:value="3659" calcext:value-type="float">
            <text:p>3659</text:p>
          </table:table-cell>
          <table:table-cell table:style-name="ce2" table:formula="of:=[.M104]/4095*3.3" office:value-type="float" office:value="2.94864468864469" calcext:value-type="float">
            <text:p>2,95</text:p>
          </table:table-cell>
          <table:table-cell table:number-columns-repeated="1010"/>
        </table:table-row>
        <table:table-row table:style-name="ro2">
          <table:table-cell office:value-type="float" office:value="20605" calcext:value-type="float">
            <text:p>20605</text:p>
          </table:table-cell>
          <table:table-cell office:value-type="float" office:value="3555" calcext:value-type="float">
            <text:p>3555</text:p>
          </table:table-cell>
          <table:table-cell table:formula="of:=[.B105]/4095*3.3" office:value-type="float" office:value="2.86483516483516" calcext:value-type="float">
            <text:p>2,86</text:p>
          </table:table-cell>
          <table:table-cell table:number-columns-repeated="8"/>
          <table:table-cell office:value-type="float" office:value="20595" calcext:value-type="float">
            <text:p>20595</text:p>
          </table:table-cell>
          <table:table-cell office:value-type="float" office:value="3670" calcext:value-type="float">
            <text:p>3670</text:p>
          </table:table-cell>
          <table:table-cell table:style-name="ce2" table:formula="of:=[.M105]/4095*3.3" office:value-type="float" office:value="2.95750915750916" calcext:value-type="float">
            <text:p>2,96</text:p>
          </table:table-cell>
          <table:table-cell table:number-columns-repeated="1010"/>
        </table:table-row>
        <table:table-row table:style-name="ro2">
          <table:table-cell office:value-type="float" office:value="20803" calcext:value-type="float">
            <text:p>20803</text:p>
          </table:table-cell>
          <table:table-cell office:value-type="float" office:value="3566" calcext:value-type="float">
            <text:p>3566</text:p>
          </table:table-cell>
          <table:table-cell table:formula="of:=[.B106]/4095*3.3" office:value-type="float" office:value="2.87369963369963" calcext:value-type="float">
            <text:p>2,87</text:p>
          </table:table-cell>
          <table:table-cell table:number-columns-repeated="8"/>
          <table:table-cell office:value-type="float" office:value="20791" calcext:value-type="float">
            <text:p>20791</text:p>
          </table:table-cell>
          <table:table-cell office:value-type="float" office:value="3689" calcext:value-type="float">
            <text:p>3689</text:p>
          </table:table-cell>
          <table:table-cell table:style-name="ce2" table:formula="of:=[.M106]/4095*3.3" office:value-type="float" office:value="2.97282051282051" calcext:value-type="float">
            <text:p>2,97</text:p>
          </table:table-cell>
          <table:table-cell table:number-columns-repeated="1010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3579" calcext:value-type="float">
            <text:p>3579</text:p>
          </table:table-cell>
          <table:table-cell table:formula="of:=[.B107]/4095*3.3" office:value-type="float" office:value="2.88417582417582" calcext:value-type="float">
            <text:p>2,88</text:p>
          </table:table-cell>
          <table:table-cell table:number-columns-repeated="8"/>
          <table:table-cell office:value-type="float" office:value="20989" calcext:value-type="float">
            <text:p>20989</text:p>
          </table:table-cell>
          <table:table-cell office:value-type="float" office:value="3700" calcext:value-type="float">
            <text:p>3700</text:p>
          </table:table-cell>
          <table:table-cell table:style-name="ce2" table:formula="of:=[.M107]/4095*3.3" office:value-type="float" office:value="2.98168498168498" calcext:value-type="float">
            <text:p>2,98</text:p>
          </table:table-cell>
          <table:table-cell table:number-columns-repeated="1010"/>
        </table:table-row>
        <table:table-row table:style-name="ro2">
          <table:table-cell office:value-type="float" office:value="21197" calcext:value-type="float">
            <text:p>21197</text:p>
          </table:table-cell>
          <table:table-cell office:value-type="float" office:value="3601" calcext:value-type="float">
            <text:p>3601</text:p>
          </table:table-cell>
          <table:table-cell table:formula="of:=[.B108]/4095*3.3" office:value-type="float" office:value="2.90190476190476" calcext:value-type="float">
            <text:p>2,90</text:p>
          </table:table-cell>
          <table:table-cell table:number-columns-repeated="8"/>
          <table:table-cell office:value-type="float" office:value="21185" calcext:value-type="float">
            <text:p>21185</text:p>
          </table:table-cell>
          <table:table-cell office:value-type="float" office:value="3718" calcext:value-type="float">
            <text:p>3718</text:p>
          </table:table-cell>
          <table:table-cell table:style-name="ce2" table:formula="of:=[.M108]/4095*3.3" office:value-type="float" office:value="2.99619047619048" calcext:value-type="float">
            <text:p>3,00</text:p>
          </table:table-cell>
          <table:table-cell table:number-columns-repeated="1010"/>
        </table:table-row>
        <table:table-row table:style-name="ro2">
          <table:table-cell office:value-type="float" office:value="21393" calcext:value-type="float">
            <text:p>21393</text:p>
          </table:table-cell>
          <table:table-cell office:value-type="float" office:value="3615" calcext:value-type="float">
            <text:p>3615</text:p>
          </table:table-cell>
          <table:table-cell table:formula="of:=[.B109]/4095*3.3" office:value-type="float" office:value="2.91318681318681" calcext:value-type="float">
            <text:p>2,91</text:p>
          </table:table-cell>
          <table:table-cell table:number-columns-repeated="8"/>
          <table:table-cell office:value-type="float" office:value="21383" calcext:value-type="float">
            <text:p>21383</text:p>
          </table:table-cell>
          <table:table-cell office:value-type="float" office:value="3730" calcext:value-type="float">
            <text:p>3730</text:p>
          </table:table-cell>
          <table:table-cell table:style-name="ce2" table:formula="of:=[.M109]/4095*3.3" office:value-type="float" office:value="3.00586080586081" calcext:value-type="float">
            <text:p>3,01</text:p>
          </table:table-cell>
          <table:table-cell table:number-columns-repeated="1010"/>
        </table:table-row>
        <table:table-row table:style-name="ro2">
          <table:table-cell office:value-type="float" office:value="21591" calcext:value-type="float">
            <text:p>21591</text:p>
          </table:table-cell>
          <table:table-cell office:value-type="float" office:value="3631" calcext:value-type="float">
            <text:p>3631</text:p>
          </table:table-cell>
          <table:table-cell table:formula="of:=[.B110]/4095*3.3" office:value-type="float" office:value="2.92608058608059" calcext:value-type="float">
            <text:p>2,93</text:p>
          </table:table-cell>
          <table:table-cell table:number-columns-repeated="8"/>
          <table:table-cell office:value-type="float" office:value="21584" calcext:value-type="float">
            <text:p>21584</text:p>
          </table:table-cell>
          <table:table-cell office:value-type="float" office:value="3751" calcext:value-type="float">
            <text:p>3751</text:p>
          </table:table-cell>
          <table:table-cell table:style-name="ce2" table:formula="of:=[.M110]/4095*3.3" office:value-type="float" office:value="3.02278388278388" calcext:value-type="float">
            <text:p>3,02</text:p>
          </table:table-cell>
          <table:table-cell table:number-columns-repeated="1010"/>
        </table:table-row>
        <table:table-row table:style-name="ro2">
          <table:table-cell office:value-type="float" office:value="21787" calcext:value-type="float">
            <text:p>21787</text:p>
          </table:table-cell>
          <table:table-cell office:value-type="float" office:value="3642" calcext:value-type="float">
            <text:p>3642</text:p>
          </table:table-cell>
          <table:table-cell table:formula="of:=[.B111]/4095*3.3" office:value-type="float" office:value="2.93494505494505" calcext:value-type="float">
            <text:p>2,93</text:p>
          </table:table-cell>
          <table:table-cell table:number-columns-repeated="8"/>
          <table:table-cell office:value-type="float" office:value="21780" calcext:value-type="float">
            <text:p>21780</text:p>
          </table:table-cell>
          <table:table-cell office:value-type="float" office:value="3763" calcext:value-type="float">
            <text:p>3763</text:p>
          </table:table-cell>
          <table:table-cell table:style-name="ce2" table:formula="of:=[.M111]/4095*3.3" office:value-type="float" office:value="3.03245421245421" calcext:value-type="float">
            <text:p>3,03</text:p>
          </table:table-cell>
          <table:table-cell table:number-columns-repeated="1010"/>
        </table:table-row>
        <table:table-row table:style-name="ro2">
          <table:table-cell office:value-type="float" office:value="21985" calcext:value-type="float">
            <text:p>21985</text:p>
          </table:table-cell>
          <table:table-cell office:value-type="float" office:value="3657" calcext:value-type="float">
            <text:p>3657</text:p>
          </table:table-cell>
          <table:table-cell table:formula="of:=[.B112]/4095*3.3" office:value-type="float" office:value="2.94703296703297" calcext:value-type="float">
            <text:p>2,95</text:p>
          </table:table-cell>
          <table:table-cell table:number-columns-repeated="8"/>
          <table:table-cell office:value-type="float" office:value="21978" calcext:value-type="float">
            <text:p>21978</text:p>
          </table:table-cell>
          <table:table-cell office:value-type="float" office:value="3775" calcext:value-type="float">
            <text:p>3775</text:p>
          </table:table-cell>
          <table:table-cell table:style-name="ce2" table:formula="of:=[.M112]/4095*3.3" office:value-type="float" office:value="3.04212454212454" calcext:value-type="float">
            <text:p>3,04</text:p>
          </table:table-cell>
          <table:table-cell table:number-columns-repeated="1010"/>
        </table:table-row>
        <table:table-row table:style-name="ro2">
          <table:table-cell office:value-type="float" office:value="22181" calcext:value-type="float">
            <text:p>22181</text:p>
          </table:table-cell>
          <table:table-cell office:value-type="float" office:value="3667" calcext:value-type="float">
            <text:p>3667</text:p>
          </table:table-cell>
          <table:table-cell table:formula="of:=[.B113]/4095*3.3" office:value-type="float" office:value="2.95509157509158" calcext:value-type="float">
            <text:p>2,96</text:p>
          </table:table-cell>
          <table:table-cell table:number-columns-repeated="8"/>
          <table:table-cell office:value-type="float" office:value="22175" calcext:value-type="float">
            <text:p>22175</text:p>
          </table:table-cell>
          <table:table-cell office:value-type="float" office:value="3791" calcext:value-type="float">
            <text:p>3791</text:p>
          </table:table-cell>
          <table:table-cell table:style-name="ce2" table:formula="of:=[.M113]/4095*3.3" office:value-type="float" office:value="3.05501831501831" calcext:value-type="float">
            <text:p>3,06</text:p>
          </table:table-cell>
          <table:table-cell table:number-columns-repeated="1010"/>
        </table:table-row>
        <table:table-row table:style-name="ro2">
          <table:table-cell office:value-type="float" office:value="22379" calcext:value-type="float">
            <text:p>22379</text:p>
          </table:table-cell>
          <table:table-cell office:value-type="float" office:value="3686" calcext:value-type="float">
            <text:p>3686</text:p>
          </table:table-cell>
          <table:table-cell table:formula="of:=[.B114]/4095*3.3" office:value-type="float" office:value="2.97040293040293" calcext:value-type="float">
            <text:p>2,97</text:p>
          </table:table-cell>
          <table:table-cell table:number-columns-repeated="8"/>
          <table:table-cell office:value-type="float" office:value="22371" calcext:value-type="float">
            <text:p>22371</text:p>
          </table:table-cell>
          <table:table-cell office:value-type="float" office:value="3802" calcext:value-type="float">
            <text:p>3802</text:p>
          </table:table-cell>
          <table:table-cell table:style-name="ce2" table:formula="of:=[.M114]/4095*3.3" office:value-type="float" office:value="3.06388278388278" calcext:value-type="float">
            <text:p>3,06</text:p>
          </table:table-cell>
          <table:table-cell table:number-columns-repeated="1010"/>
        </table:table-row>
        <table:table-row table:style-name="ro2">
          <table:table-cell office:value-type="float" office:value="22576" calcext:value-type="float">
            <text:p>22576</text:p>
          </table:table-cell>
          <table:table-cell office:value-type="float" office:value="3697" calcext:value-type="float">
            <text:p>3697</text:p>
          </table:table-cell>
          <table:table-cell table:formula="of:=[.B115]/4095*3.3" office:value-type="float" office:value="2.9792673992674" calcext:value-type="float">
            <text:p>2,98</text:p>
          </table:table-cell>
          <table:table-cell table:number-columns-repeated="8"/>
          <table:table-cell office:value-type="float" office:value="22569" calcext:value-type="float">
            <text:p>22569</text:p>
          </table:table-cell>
          <table:table-cell office:value-type="float" office:value="3819" calcext:value-type="float">
            <text:p>3819</text:p>
          </table:table-cell>
          <table:table-cell table:style-name="ce2" table:formula="of:=[.M115]/4095*3.3" office:value-type="float" office:value="3.07758241758242" calcext:value-type="float">
            <text:p>3,08</text:p>
          </table:table-cell>
          <table:table-cell table:number-columns-repeated="1010"/>
        </table:table-row>
        <table:table-row table:style-name="ro2">
          <table:table-cell office:value-type="float" office:value="22772" calcext:value-type="float">
            <text:p>22772</text:p>
          </table:table-cell>
          <table:table-cell office:value-type="float" office:value="3710" calcext:value-type="float">
            <text:p>3710</text:p>
          </table:table-cell>
          <table:table-cell table:formula="of:=[.B116]/4095*3.3" office:value-type="float" office:value="2.98974358974359" calcext:value-type="float">
            <text:p>2,99</text:p>
          </table:table-cell>
          <table:table-cell table:number-columns-repeated="8"/>
          <table:table-cell office:value-type="float" office:value="22766" calcext:value-type="float">
            <text:p>22766</text:p>
          </table:table-cell>
          <table:table-cell office:value-type="float" office:value="3837" calcext:value-type="float">
            <text:p>3837</text:p>
          </table:table-cell>
          <table:table-cell table:style-name="ce2" table:formula="of:=[.M116]/4095*3.3" office:value-type="float" office:value="3.09208791208791" calcext:value-type="float">
            <text:p>3,09</text:p>
          </table:table-cell>
          <table:table-cell table:number-columns-repeated="1010"/>
        </table:table-row>
        <table:table-row table:style-name="ro2">
          <table:table-cell office:value-type="float" office:value="22970" calcext:value-type="float">
            <text:p>22970</text:p>
          </table:table-cell>
          <table:table-cell office:value-type="float" office:value="3726" calcext:value-type="float">
            <text:p>3726</text:p>
          </table:table-cell>
          <table:table-cell table:formula="of:=[.B117]/4095*3.3" office:value-type="float" office:value="3.00263736263736" calcext:value-type="float">
            <text:p>3,00</text:p>
          </table:table-cell>
          <table:table-cell table:number-columns-repeated="8"/>
          <table:table-cell office:value-type="float" office:value="22962" calcext:value-type="float">
            <text:p>22962</text:p>
          </table:table-cell>
          <table:table-cell office:value-type="float" office:value="3849" calcext:value-type="float">
            <text:p>3849</text:p>
          </table:table-cell>
          <table:table-cell table:style-name="ce2" table:formula="of:=[.M117]/4095*3.3" office:value-type="float" office:value="3.10175824175824" calcext:value-type="float">
            <text:p>3,10</text:p>
          </table:table-cell>
          <table:table-cell table:number-columns-repeated="1010"/>
        </table:table-row>
        <table:table-row table:style-name="ro2">
          <table:table-cell office:value-type="float" office:value="23166" calcext:value-type="float">
            <text:p>23166</text:p>
          </table:table-cell>
          <table:table-cell office:value-type="float" office:value="3732" calcext:value-type="float">
            <text:p>3732</text:p>
          </table:table-cell>
          <table:table-cell table:formula="of:=[.B118]/4095*3.3" office:value-type="float" office:value="3.00747252747253" calcext:value-type="float">
            <text:p>3,01</text:p>
          </table:table-cell>
          <table:table-cell table:number-columns-repeated="8"/>
          <table:table-cell office:value-type="float" office:value="23160" calcext:value-type="float">
            <text:p>23160</text:p>
          </table:table-cell>
          <table:table-cell office:value-type="float" office:value="3857" calcext:value-type="float">
            <text:p>3857</text:p>
          </table:table-cell>
          <table:table-cell table:style-name="ce2" table:formula="of:=[.M118]/4095*3.3" office:value-type="float" office:value="3.10820512820513" calcext:value-type="float">
            <text:p>3,11</text:p>
          </table:table-cell>
          <table:table-cell table:number-columns-repeated="1010"/>
        </table:table-row>
        <table:table-row table:style-name="ro2">
          <table:table-cell office:value-type="float" office:value="23364" calcext:value-type="float">
            <text:p>23364</text:p>
          </table:table-cell>
          <table:table-cell office:value-type="float" office:value="3753" calcext:value-type="float">
            <text:p>3753</text:p>
          </table:table-cell>
          <table:table-cell table:formula="of:=[.B119]/4095*3.3" office:value-type="float" office:value="3.0243956043956" calcext:value-type="float">
            <text:p>3,02</text:p>
          </table:table-cell>
          <table:table-cell table:number-columns-repeated="8"/>
          <table:table-cell office:value-type="float" office:value="23356" calcext:value-type="float">
            <text:p>23356</text:p>
          </table:table-cell>
          <table:table-cell office:value-type="float" office:value="3874" calcext:value-type="float">
            <text:p>3874</text:p>
          </table:table-cell>
          <table:table-cell table:style-name="ce2" table:formula="of:=[.M119]/4095*3.3" office:value-type="float" office:value="3.12190476190476" calcext:value-type="float">
            <text:p>3,12</text:p>
          </table:table-cell>
          <table:table-cell table:number-columns-repeated="1010"/>
        </table:table-row>
        <table:table-row table:style-name="ro2">
          <table:table-cell office:value-type="float" office:value="23565" calcext:value-type="float">
            <text:p>23565</text:p>
          </table:table-cell>
          <table:table-cell office:value-type="float" office:value="3760" calcext:value-type="float">
            <text:p>3760</text:p>
          </table:table-cell>
          <table:table-cell table:formula="of:=[.B120]/4095*3.3" office:value-type="float" office:value="3.03003663003663" calcext:value-type="float">
            <text:p>3,03</text:p>
          </table:table-cell>
          <table:table-cell table:number-columns-repeated="8"/>
          <table:table-cell office:value-type="float" office:value="23554" calcext:value-type="float">
            <text:p>23554</text:p>
          </table:table-cell>
          <table:table-cell office:value-type="float" office:value="3888" calcext:value-type="float">
            <text:p>3888</text:p>
          </table:table-cell>
          <table:table-cell table:style-name="ce2" table:formula="of:=[.M120]/4095*3.3" office:value-type="float" office:value="3.13318681318681" calcext:value-type="float">
            <text:p>3,13</text:p>
          </table:table-cell>
          <table:table-cell table:number-columns-repeated="1010"/>
        </table:table-row>
        <table:table-row table:style-name="ro2">
          <table:table-cell office:value-type="float" office:value="23763" calcext:value-type="float">
            <text:p>23763</text:p>
          </table:table-cell>
          <table:table-cell office:value-type="float" office:value="3775" calcext:value-type="float">
            <text:p>3775</text:p>
          </table:table-cell>
          <table:table-cell table:formula="of:=[.B121]/4095*3.3" office:value-type="float" office:value="3.04212454212454" calcext:value-type="float">
            <text:p>3,04</text:p>
          </table:table-cell>
          <table:table-cell table:number-columns-repeated="8"/>
          <table:table-cell office:value-type="float" office:value="23751" calcext:value-type="float">
            <text:p>23751</text:p>
          </table:table-cell>
          <table:table-cell office:value-type="float" office:value="3894" calcext:value-type="float">
            <text:p>3894</text:p>
          </table:table-cell>
          <table:table-cell table:style-name="ce2" table:formula="of:=[.M121]/4095*3.3" office:value-type="float" office:value="3.13802197802198" calcext:value-type="float">
            <text:p>3,14</text:p>
          </table:table-cell>
          <table:table-cell table:number-columns-repeated="1010"/>
        </table:table-row>
        <table:table-row table:style-name="ro2">
          <table:table-cell office:value-type="float" office:value="23960" calcext:value-type="float">
            <text:p>23960</text:p>
          </table:table-cell>
          <table:table-cell office:value-type="float" office:value="3786" calcext:value-type="float">
            <text:p>3786</text:p>
          </table:table-cell>
          <table:table-cell table:formula="of:=[.B122]/4095*3.3" office:value-type="float" office:value="3.05098901098901" calcext:value-type="float">
            <text:p>3,05</text:p>
          </table:table-cell>
          <table:table-cell table:number-columns-repeated="8"/>
          <table:table-cell office:value-type="float" office:value="23947" calcext:value-type="float">
            <text:p>23947</text:p>
          </table:table-cell>
          <table:table-cell office:value-type="float" office:value="3911" calcext:value-type="float">
            <text:p>3911</text:p>
          </table:table-cell>
          <table:table-cell table:style-name="ce2" table:formula="of:=[.M122]/4095*3.3" office:value-type="float" office:value="3.15172161172161" calcext:value-type="float">
            <text:p>3,15</text:p>
          </table:table-cell>
          <table:table-cell table:number-columns-repeated="1010"/>
        </table:table-row>
        <table:table-row table:style-name="ro2">
          <table:table-cell office:value-type="float" office:value="24156" calcext:value-type="float">
            <text:p>24156</text:p>
          </table:table-cell>
          <table:table-cell office:value-type="float" office:value="3798" calcext:value-type="float">
            <text:p>3798</text:p>
          </table:table-cell>
          <table:table-cell table:formula="of:=[.B123]/4095*3.3" office:value-type="float" office:value="3.06065934065934" calcext:value-type="float">
            <text:p>3,06</text:p>
          </table:table-cell>
          <table:table-cell table:number-columns-repeated="8"/>
          <table:table-cell office:value-type="float" office:value="24145" calcext:value-type="float">
            <text:p>24145</text:p>
          </table:table-cell>
          <table:table-cell office:value-type="float" office:value="3922" calcext:value-type="float">
            <text:p>3922</text:p>
          </table:table-cell>
          <table:table-cell table:style-name="ce2" table:formula="of:=[.M123]/4095*3.3" office:value-type="float" office:value="3.16058608058608" calcext:value-type="float">
            <text:p>3,16</text:p>
          </table:table-cell>
          <table:table-cell table:number-columns-repeated="1010"/>
        </table:table-row>
        <table:table-row table:style-name="ro2">
          <table:table-cell office:value-type="float" office:value="24354" calcext:value-type="float">
            <text:p>24354</text:p>
          </table:table-cell>
          <table:table-cell office:value-type="float" office:value="3814" calcext:value-type="float">
            <text:p>3814</text:p>
          </table:table-cell>
          <table:table-cell table:formula="of:=[.B124]/4095*3.3" office:value-type="float" office:value="3.07355311355311" calcext:value-type="float">
            <text:p>3,07</text:p>
          </table:table-cell>
          <table:table-cell table:number-columns-repeated="8"/>
          <table:table-cell office:value-type="float" office:value="24342" calcext:value-type="float">
            <text:p>24342</text:p>
          </table:table-cell>
          <table:table-cell office:value-type="float" office:value="3934" calcext:value-type="float">
            <text:p>3934</text:p>
          </table:table-cell>
          <table:table-cell table:style-name="ce2" table:formula="of:=[.M124]/4095*3.3" office:value-type="float" office:value="3.17025641025641" calcext:value-type="float">
            <text:p>3,17</text:p>
          </table:table-cell>
          <table:table-cell table:number-columns-repeated="1010"/>
        </table:table-row>
        <table:table-row table:style-name="ro2">
          <table:table-cell office:value-type="float" office:value="24551" calcext:value-type="float">
            <text:p>24551</text:p>
          </table:table-cell>
          <table:table-cell office:value-type="float" office:value="3824" calcext:value-type="float">
            <text:p>3824</text:p>
          </table:table-cell>
          <table:table-cell table:formula="of:=[.B125]/4095*3.3" office:value-type="float" office:value="3.08161172161172" calcext:value-type="float">
            <text:p>3,08</text:p>
          </table:table-cell>
          <table:table-cell table:number-columns-repeated="8"/>
          <table:table-cell office:value-type="float" office:value="24538" calcext:value-type="float">
            <text:p>24538</text:p>
          </table:table-cell>
          <table:table-cell office:value-type="float" office:value="3950" calcext:value-type="float">
            <text:p>3950</text:p>
          </table:table-cell>
          <table:table-cell table:style-name="ce2" table:formula="of:=[.M125]/4095*3.3" office:value-type="float" office:value="3.18315018315018" calcext:value-type="float">
            <text:p>3,18</text:p>
          </table:table-cell>
          <table:table-cell table:number-columns-repeated="1010"/>
        </table:table-row>
        <table:table-row table:style-name="ro2">
          <table:table-cell office:value-type="float" office:value="24747" calcext:value-type="float">
            <text:p>24747</text:p>
          </table:table-cell>
          <table:table-cell office:value-type="float" office:value="3834" calcext:value-type="float">
            <text:p>3834</text:p>
          </table:table-cell>
          <table:table-cell table:formula="of:=[.B126]/4095*3.3" office:value-type="float" office:value="3.08967032967033" calcext:value-type="float">
            <text:p>3,09</text:p>
          </table:table-cell>
          <table:table-cell table:number-columns-repeated="8"/>
          <table:table-cell office:value-type="float" office:value="24736" calcext:value-type="float">
            <text:p>24736</text:p>
          </table:table-cell>
          <table:table-cell office:value-type="float" office:value="3955" calcext:value-type="float">
            <text:p>3955</text:p>
          </table:table-cell>
          <table:table-cell table:style-name="ce2" table:formula="of:=[.M126]/4095*3.3" office:value-type="float" office:value="3.18717948717949" calcext:value-type="float">
            <text:p>3,19</text:p>
          </table:table-cell>
          <table:table-cell table:number-columns-repeated="1010"/>
        </table:table-row>
        <table:table-row table:style-name="ro2">
          <table:table-cell office:value-type="float" office:value="24944" calcext:value-type="float">
            <text:p>24944</text:p>
          </table:table-cell>
          <table:table-cell office:value-type="float" office:value="3846" calcext:value-type="float">
            <text:p>3846</text:p>
          </table:table-cell>
          <table:table-cell table:formula="of:=[.B127]/4095*3.3" office:value-type="float" office:value="3.09934065934066" calcext:value-type="float">
            <text:p>3,10</text:p>
          </table:table-cell>
          <table:table-cell table:number-columns-repeated="8"/>
          <table:table-cell office:value-type="float" office:value="24932" calcext:value-type="float">
            <text:p>24932</text:p>
          </table:table-cell>
          <table:table-cell office:value-type="float" office:value="3975" calcext:value-type="float">
            <text:p>3975</text:p>
          </table:table-cell>
          <table:table-cell table:style-name="ce2" table:formula="of:=[.M127]/4095*3.3" office:value-type="float" office:value="3.2032967032967" calcext:value-type="float">
            <text:p>3,20</text:p>
          </table:table-cell>
          <table:table-cell table:number-columns-repeated="1010"/>
        </table:table-row>
        <table:table-row table:style-name="ro2">
          <table:table-cell office:value-type="float" office:value="25140" calcext:value-type="float">
            <text:p>25140</text:p>
          </table:table-cell>
          <table:table-cell office:value-type="float" office:value="3859" calcext:value-type="float">
            <text:p>3859</text:p>
          </table:table-cell>
          <table:table-cell table:formula="of:=[.B128]/4095*3.3" office:value-type="float" office:value="3.10981684981685" calcext:value-type="float">
            <text:p>3,11</text:p>
          </table:table-cell>
          <table:table-cell table:number-columns-repeated="8"/>
          <table:table-cell office:value-type="float" office:value="25129" calcext:value-type="float">
            <text:p>25129</text:p>
          </table:table-cell>
          <table:table-cell office:value-type="float" office:value="3985" calcext:value-type="float">
            <text:p>3985</text:p>
          </table:table-cell>
          <table:table-cell table:style-name="ce2" table:formula="of:=[.M128]/4095*3.3" office:value-type="float" office:value="3.21135531135531" calcext:value-type="float">
            <text:p>3,21</text:p>
          </table:table-cell>
          <table:table-cell table:number-columns-repeated="1010"/>
        </table:table-row>
        <table:table-row table:style-name="ro2">
          <table:table-cell office:value-type="float" office:value="25338" calcext:value-type="float">
            <text:p>25338</text:p>
          </table:table-cell>
          <table:table-cell office:value-type="float" office:value="3869" calcext:value-type="float">
            <text:p>3869</text:p>
          </table:table-cell>
          <table:table-cell table:formula="of:=[.B129]/4095*3.3" office:value-type="float" office:value="3.11787545787546" calcext:value-type="float">
            <text:p>3,12</text:p>
          </table:table-cell>
          <table:table-cell table:number-columns-repeated="8"/>
          <table:table-cell office:value-type="float" office:value="25327" calcext:value-type="float">
            <text:p>25327</text:p>
          </table:table-cell>
          <table:table-cell office:value-type="float" office:value="3991" calcext:value-type="float">
            <text:p>3991</text:p>
          </table:table-cell>
          <table:table-cell table:style-name="ce2" table:formula="of:=[.M129]/4095*3.3" office:value-type="float" office:value="3.21619047619048" calcext:value-type="float">
            <text:p>3,22</text:p>
          </table:table-cell>
          <table:table-cell table:number-columns-repeated="1010"/>
        </table:table-row>
        <table:table-row table:style-name="ro2">
          <table:table-cell office:value-type="float" office:value="25534" calcext:value-type="float">
            <text:p>25534</text:p>
          </table:table-cell>
          <table:table-cell office:value-type="float" office:value="3888" calcext:value-type="float">
            <text:p>3888</text:p>
          </table:table-cell>
          <table:table-cell table:formula="of:=[.B130]/4095*3.3" office:value-type="float" office:value="3.13318681318681" calcext:value-type="float">
            <text:p>3,13</text:p>
          </table:table-cell>
          <table:table-cell table:number-columns-repeated="8"/>
          <table:table-cell office:value-type="float" office:value="25532" calcext:value-type="float">
            <text:p>25532</text:p>
          </table:table-cell>
          <table:table-cell office:value-type="float" office:value="4006" calcext:value-type="float">
            <text:p>4006</text:p>
          </table:table-cell>
          <table:table-cell table:style-name="ce2" table:formula="of:=[.M130]/4095*3.3" office:value-type="float" office:value="3.22827838827839" calcext:value-type="float">
            <text:p>3,23</text:p>
          </table:table-cell>
          <table:table-cell table:number-columns-repeated="1010"/>
        </table:table-row>
        <table:table-row table:style-name="ro2">
          <table:table-cell office:value-type="float" office:value="25732" calcext:value-type="float">
            <text:p>25732</text:p>
          </table:table-cell>
          <table:table-cell office:value-type="float" office:value="3897" calcext:value-type="float">
            <text:p>3897</text:p>
          </table:table-cell>
          <table:table-cell table:formula="of:=[.B131]/4095*3.3" office:value-type="float" office:value="3.14043956043956" calcext:value-type="float">
            <text:p>3,14</text:p>
          </table:table-cell>
          <table:table-cell table:number-columns-repeated="8"/>
          <table:table-cell office:value-type="float" office:value="25729" calcext:value-type="float">
            <text:p>25729</text:p>
          </table:table-cell>
          <table:table-cell office:value-type="float" office:value="4016" calcext:value-type="float">
            <text:p>4016</text:p>
          </table:table-cell>
          <table:table-cell table:style-name="ce2" table:formula="of:=[.M131]/4095*3.3" office:value-type="float" office:value="3.236336996337" calcext:value-type="float">
            <text:p>3,24</text:p>
          </table:table-cell>
          <table:table-cell table:number-columns-repeated="1010"/>
        </table:table-row>
        <table:table-row table:style-name="ro2">
          <table:table-cell office:value-type="float" office:value="25929" calcext:value-type="float">
            <text:p>25929</text:p>
          </table:table-cell>
          <table:table-cell office:value-type="float" office:value="3906" calcext:value-type="float">
            <text:p>3906</text:p>
          </table:table-cell>
          <table:table-cell table:formula="of:=[.B132]/4095*3.3" office:value-type="float" office:value="3.14769230769231" calcext:value-type="float">
            <text:p>3,15</text:p>
          </table:table-cell>
          <table:table-cell table:number-columns-repeated="8"/>
          <table:table-cell office:value-type="float" office:value="25925" calcext:value-type="float">
            <text:p>25925</text:p>
          </table:table-cell>
          <table:table-cell office:value-type="float" office:value="4027" calcext:value-type="float">
            <text:p>4027</text:p>
          </table:table-cell>
          <table:table-cell table:style-name="ce2" table:formula="of:=[.M132]/4095*3.3" office:value-type="float" office:value="3.24520146520146" calcext:value-type="float">
            <text:p>3,25</text:p>
          </table:table-cell>
          <table:table-cell table:number-columns-repeated="1010"/>
        </table:table-row>
        <table:table-row table:style-name="ro2">
          <table:table-cell office:value-type="float" office:value="26126" calcext:value-type="float">
            <text:p>26126</text:p>
          </table:table-cell>
          <table:table-cell office:value-type="float" office:value="3917" calcext:value-type="float">
            <text:p>3917</text:p>
          </table:table-cell>
          <table:table-cell table:formula="of:=[.B133]/4095*3.3" office:value-type="float" office:value="3.15655677655678" calcext:value-type="float">
            <text:p>3,16</text:p>
          </table:table-cell>
          <table:table-cell table:number-columns-repeated="8"/>
          <table:table-cell office:value-type="float" office:value="26123" calcext:value-type="float">
            <text:p>26123</text:p>
          </table:table-cell>
          <table:table-cell office:value-type="float" office:value="4046" calcext:value-type="float">
            <text:p>4046</text:p>
          </table:table-cell>
          <table:table-cell table:style-name="ce2" table:formula="of:=[.M133]/4095*3.3" office:value-type="float" office:value="3.26051282051282" calcext:value-type="float">
            <text:p>3,26</text:p>
          </table:table-cell>
          <table:table-cell table:number-columns-repeated="1010"/>
        </table:table-row>
        <table:table-row table:style-name="ro2">
          <table:table-cell office:value-type="float" office:value="26322" calcext:value-type="float">
            <text:p>26322</text:p>
          </table:table-cell>
          <table:table-cell office:value-type="float" office:value="3924" calcext:value-type="float">
            <text:p>3924</text:p>
          </table:table-cell>
          <table:table-cell table:formula="of:=[.B134]/4095*3.3" office:value-type="float" office:value="3.1621978021978" calcext:value-type="float">
            <text:p>3,16</text:p>
          </table:table-cell>
          <table:table-cell table:number-columns-repeated="8"/>
          <table:table-cell office:value-type="float" office:value="26320" calcext:value-type="float">
            <text:p>26320</text:p>
          </table:table-cell>
          <table:table-cell office:value-type="float" office:value="4049" calcext:value-type="float">
            <text:p>4049</text:p>
          </table:table-cell>
          <table:table-cell table:style-name="ce2" table:formula="of:=[.M134]/4095*3.3" office:value-type="float" office:value="3.2629304029304" calcext:value-type="float">
            <text:p>3,26</text:p>
          </table:table-cell>
          <table:table-cell table:number-columns-repeated="1010"/>
        </table:table-row>
        <table:table-row table:style-name="ro2">
          <table:table-cell office:value-type="float" office:value="26520" calcext:value-type="float">
            <text:p>26520</text:p>
          </table:table-cell>
          <table:table-cell office:value-type="float" office:value="3940" calcext:value-type="float">
            <text:p>3940</text:p>
          </table:table-cell>
          <table:table-cell table:formula="of:=[.B135]/4095*3.3" office:value-type="float" office:value="3.17509157509157" calcext:value-type="float">
            <text:p>3,18</text:p>
          </table:table-cell>
          <table:table-cell table:number-columns-repeated="8"/>
          <table:table-cell office:value-type="float" office:value="26516" calcext:value-type="float">
            <text:p>26516</text:p>
          </table:table-cell>
          <table:table-cell office:value-type="float" office:value="4058" calcext:value-type="float">
            <text:p>4058</text:p>
          </table:table-cell>
          <table:table-cell table:style-name="ce2" table:formula="of:=[.M135]/4095*3.3" office:value-type="float" office:value="3.27018315018315" calcext:value-type="float">
            <text:p>3,27</text:p>
          </table:table-cell>
          <table:table-cell table:number-columns-repeated="1010"/>
        </table:table-row>
        <table:table-row table:style-name="ro2">
          <table:table-cell office:value-type="float" office:value="26716" calcext:value-type="float">
            <text:p>26716</text:p>
          </table:table-cell>
          <table:table-cell office:value-type="float" office:value="3945" calcext:value-type="float">
            <text:p>3945</text:p>
          </table:table-cell>
          <table:table-cell table:formula="of:=[.B136]/4095*3.3" office:value-type="float" office:value="3.17912087912088" calcext:value-type="float">
            <text:p>3,18</text:p>
          </table:table-cell>
          <table:table-cell table:number-columns-repeated="8"/>
          <table:table-cell office:value-type="float" office:value="26713" calcext:value-type="float">
            <text:p>26713</text:p>
          </table:table-cell>
          <table:table-cell office:value-type="float" office:value="4075" calcext:value-type="float">
            <text:p>4075</text:p>
          </table:table-cell>
          <table:table-cell table:style-name="ce2" table:formula="of:=[.M136]/4095*3.3" office:value-type="float" office:value="3.28388278388278" calcext:value-type="float">
            <text:p>3,28</text:p>
          </table:table-cell>
          <table:table-cell table:number-columns-repeated="1010"/>
        </table:table-row>
        <table:table-row table:style-name="ro2">
          <table:table-cell office:value-type="float" office:value="26914" calcext:value-type="float">
            <text:p>26914</text:p>
          </table:table-cell>
          <table:table-cell office:value-type="float" office:value="3958" calcext:value-type="float">
            <text:p>3958</text:p>
          </table:table-cell>
          <table:table-cell table:formula="of:=[.B137]/4095*3.3" office:value-type="float" office:value="3.18959706959707" calcext:value-type="float">
            <text:p>3,19</text:p>
          </table:table-cell>
          <table:table-cell table:number-columns-repeated="8"/>
          <table:table-cell office:value-type="float" office:value="26911" calcext:value-type="float">
            <text:p>26911</text:p>
          </table:table-cell>
          <table:table-cell office:value-type="float" office:value="4080" calcext:value-type="float">
            <text:p>4080</text:p>
          </table:table-cell>
          <table:table-cell table:style-name="ce2" table:formula="of:=[.M137]/4095*3.3" office:value-type="float" office:value="3.28791208791209" calcext:value-type="float">
            <text:p>3,29</text:p>
          </table:table-cell>
          <table:table-cell table:number-columns-repeated="1010"/>
        </table:table-row>
        <table:table-row table:style-name="ro2">
          <table:table-cell office:value-type="float" office:value="27110" calcext:value-type="float">
            <text:p>27110</text:p>
          </table:table-cell>
          <table:table-cell office:value-type="float" office:value="3967" calcext:value-type="float">
            <text:p>3967</text:p>
          </table:table-cell>
          <table:table-cell table:formula="of:=[.B138]/4095*3.3" office:value-type="float" office:value="3.19684981684982" calcext:value-type="float">
            <text:p>3,20</text:p>
          </table:table-cell>
          <table:table-cell table:number-columns-repeated="8"/>
          <table:table-cell office:value-type="float" office:value="27107" calcext:value-type="float">
            <text:p>27107</text:p>
          </table:table-cell>
          <table:table-cell office:value-type="float" office:value="4090" calcext:value-type="float">
            <text:p>4090</text:p>
          </table:table-cell>
          <table:table-cell table:style-name="ce2" table:formula="of:=[.M138]/4095*3.3" office:value-type="float" office:value="3.2959706959707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7307" calcext:value-type="float">
            <text:p>27307</text:p>
          </table:table-cell>
          <table:table-cell office:value-type="float" office:value="3979" calcext:value-type="float">
            <text:p>3979</text:p>
          </table:table-cell>
          <table:table-cell table:formula="of:=[.B139]/4095*3.3" office:value-type="float" office:value="3.20652014652015" calcext:value-type="float">
            <text:p>3,21</text:p>
          </table:table-cell>
          <table:table-cell table:number-columns-repeated="8"/>
          <table:table-cell office:value-type="float" office:value="27305" calcext:value-type="float">
            <text:p>2730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39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7505" calcext:value-type="float">
            <text:p>27505</text:p>
          </table:table-cell>
          <table:table-cell office:value-type="float" office:value="3987" calcext:value-type="float">
            <text:p>3987</text:p>
          </table:table-cell>
          <table:table-cell table:formula="of:=[.B140]/4095*3.3" office:value-type="float" office:value="3.21296703296703" calcext:value-type="float">
            <text:p>3,21</text:p>
          </table:table-cell>
          <table:table-cell table:number-columns-repeated="8"/>
          <table:table-cell office:value-type="float" office:value="27502" calcext:value-type="float">
            <text:p>27502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0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7701" calcext:value-type="float">
            <text:p>27701</text:p>
          </table:table-cell>
          <table:table-cell office:value-type="float" office:value="4002" calcext:value-type="float">
            <text:p>4002</text:p>
          </table:table-cell>
          <table:table-cell table:formula="of:=[.B141]/4095*3.3" office:value-type="float" office:value="3.22505494505494" calcext:value-type="float">
            <text:p>3,23</text:p>
          </table:table-cell>
          <table:table-cell table:number-columns-repeated="8"/>
          <table:table-cell office:value-type="float" office:value="27698" calcext:value-type="float">
            <text:p>27698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1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7898" calcext:value-type="float">
            <text:p>27898</text:p>
          </table:table-cell>
          <table:table-cell office:value-type="float" office:value="4012" calcext:value-type="float">
            <text:p>4012</text:p>
          </table:table-cell>
          <table:table-cell table:formula="of:=[.B142]/4095*3.3" office:value-type="float" office:value="3.23311355311355" calcext:value-type="float">
            <text:p>3,23</text:p>
          </table:table-cell>
          <table:table-cell table:number-columns-repeated="8"/>
          <table:table-cell office:value-type="float" office:value="27900" calcext:value-type="float">
            <text:p>2790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2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8094" calcext:value-type="float">
            <text:p>28094</text:p>
          </table:table-cell>
          <table:table-cell office:value-type="float" office:value="4020" calcext:value-type="float">
            <text:p>4020</text:p>
          </table:table-cell>
          <table:table-cell table:formula="of:=[.B143]/4095*3.3" office:value-type="float" office:value="3.23956043956044" calcext:value-type="float">
            <text:p>3,24</text:p>
          </table:table-cell>
          <table:table-cell table:number-columns-repeated="8"/>
          <table:table-cell office:value-type="float" office:value="28096" calcext:value-type="float">
            <text:p>28096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3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8292" calcext:value-type="float">
            <text:p>28292</text:p>
          </table:table-cell>
          <table:table-cell office:value-type="float" office:value="4027" calcext:value-type="float">
            <text:p>4027</text:p>
          </table:table-cell>
          <table:table-cell table:formula="of:=[.B144]/4095*3.3" office:value-type="float" office:value="3.24520146520146" calcext:value-type="float">
            <text:p>3,25</text:p>
          </table:table-cell>
          <table:table-cell table:number-columns-repeated="8"/>
          <table:table-cell office:value-type="float" office:value="28294" calcext:value-type="float">
            <text:p>28294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4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8488" calcext:value-type="float">
            <text:p>28488</text:p>
          </table:table-cell>
          <table:table-cell office:value-type="float" office:value="4037" calcext:value-type="float">
            <text:p>4037</text:p>
          </table:table-cell>
          <table:table-cell table:formula="of:=[.B145]/4095*3.3" office:value-type="float" office:value="3.25326007326007" calcext:value-type="float">
            <text:p>3,25</text:p>
          </table:table-cell>
          <table:table-cell table:number-columns-repeated="8"/>
          <table:table-cell office:value-type="float" office:value="28491" calcext:value-type="float">
            <text:p>28491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5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8686" calcext:value-type="float">
            <text:p>28686</text:p>
          </table:table-cell>
          <table:table-cell office:value-type="float" office:value="4048" calcext:value-type="float">
            <text:p>4048</text:p>
          </table:table-cell>
          <table:table-cell table:formula="of:=[.B146]/4095*3.3" office:value-type="float" office:value="3.26212454212454" calcext:value-type="float">
            <text:p>3,26</text:p>
          </table:table-cell>
          <table:table-cell table:number-columns-repeated="8"/>
          <table:table-cell office:value-type="float" office:value="28687" calcext:value-type="float">
            <text:p>28687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6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8883" calcext:value-type="float">
            <text:p>28883</text:p>
          </table:table-cell>
          <table:table-cell office:value-type="float" office:value="4053" calcext:value-type="float">
            <text:p>4053</text:p>
          </table:table-cell>
          <table:table-cell table:formula="of:=[.B147]/4095*3.3" office:value-type="float" office:value="3.26615384615385" calcext:value-type="float">
            <text:p>3,27</text:p>
          </table:table-cell>
          <table:table-cell table:number-columns-repeated="8"/>
          <table:table-cell office:value-type="float" office:value="28885" calcext:value-type="float">
            <text:p>2888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7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9079" calcext:value-type="float">
            <text:p>29079</text:p>
          </table:table-cell>
          <table:table-cell office:value-type="float" office:value="4065" calcext:value-type="float">
            <text:p>4065</text:p>
          </table:table-cell>
          <table:table-cell table:formula="of:=[.B148]/4095*3.3" office:value-type="float" office:value="3.27582417582418" calcext:value-type="float">
            <text:p>3,28</text:p>
          </table:table-cell>
          <table:table-cell table:number-columns-repeated="8"/>
          <table:table-cell office:value-type="float" office:value="29081" calcext:value-type="float">
            <text:p>29081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8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9277" calcext:value-type="float">
            <text:p>29277</text:p>
          </table:table-cell>
          <table:table-cell office:value-type="float" office:value="4079" calcext:value-type="float">
            <text:p>4079</text:p>
          </table:table-cell>
          <table:table-cell table:formula="of:=[.B149]/4095*3.3" office:value-type="float" office:value="3.28710622710623" calcext:value-type="float">
            <text:p>3,29</text:p>
          </table:table-cell>
          <table:table-cell table:number-columns-repeated="8"/>
          <table:table-cell office:value-type="float" office:value="29278" calcext:value-type="float">
            <text:p>29278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49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9473" calcext:value-type="float">
            <text:p>29473</text:p>
          </table:table-cell>
          <table:table-cell office:value-type="float" office:value="4082" calcext:value-type="float">
            <text:p>4082</text:p>
          </table:table-cell>
          <table:table-cell table:formula="of:=[.B150]/4095*3.3" office:value-type="float" office:value="3.28952380952381" calcext:value-type="float">
            <text:p>3,29</text:p>
          </table:table-cell>
          <table:table-cell table:number-columns-repeated="8"/>
          <table:table-cell office:value-type="float" office:value="29474" calcext:value-type="float">
            <text:p>29474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0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9671" calcext:value-type="float">
            <text:p>29671</text:p>
          </table:table-cell>
          <table:table-cell office:value-type="float" office:value="4091" calcext:value-type="float">
            <text:p>4091</text:p>
          </table:table-cell>
          <table:table-cell table:formula="of:=[.B151]/4095*3.3" office:value-type="float" office:value="3.29677655677656" calcext:value-type="float">
            <text:p>3,30</text:p>
          </table:table-cell>
          <table:table-cell table:number-columns-repeated="8"/>
          <table:table-cell office:value-type="float" office:value="29671" calcext:value-type="float">
            <text:p>29671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1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29880" calcext:value-type="float">
            <text:p>29880</text:p>
          </table:table-cell>
          <table:table-cell office:value-type="float" office:value="4095" calcext:value-type="float">
            <text:p>4095</text:p>
          </table:table-cell>
          <table:table-cell table:formula="of:=[.B152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29869" calcext:value-type="float">
            <text:p>29869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2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0078" calcext:value-type="float">
            <text:p>30078</text:p>
          </table:table-cell>
          <table:table-cell office:value-type="float" office:value="4095" calcext:value-type="float">
            <text:p>4095</text:p>
          </table:table-cell>
          <table:table-cell table:formula="of:=[.B153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0065" calcext:value-type="float">
            <text:p>3006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3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0274" calcext:value-type="float">
            <text:p>30274</text:p>
          </table:table-cell>
          <table:table-cell office:value-type="float" office:value="4095" calcext:value-type="float">
            <text:p>4095</text:p>
          </table:table-cell>
          <table:table-cell table:formula="of:=[.B154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0262" calcext:value-type="float">
            <text:p>30262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4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0472" calcext:value-type="float">
            <text:p>30472</text:p>
          </table:table-cell>
          <table:table-cell office:value-type="float" office:value="4095" calcext:value-type="float">
            <text:p>4095</text:p>
          </table:table-cell>
          <table:table-cell table:formula="of:=[.B155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0458" calcext:value-type="float">
            <text:p>30458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5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0669" calcext:value-type="float">
            <text:p>30669</text:p>
          </table:table-cell>
          <table:table-cell office:value-type="float" office:value="4095" calcext:value-type="float">
            <text:p>4095</text:p>
          </table:table-cell>
          <table:table-cell table:formula="of:=[.B156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0655" calcext:value-type="float">
            <text:p>3065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6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0865" calcext:value-type="float">
            <text:p>30865</text:p>
          </table:table-cell>
          <table:table-cell office:value-type="float" office:value="4095" calcext:value-type="float">
            <text:p>4095</text:p>
          </table:table-cell>
          <table:table-cell table:formula="of:=[.B157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0853" calcext:value-type="float">
            <text:p>30853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7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1063" calcext:value-type="float">
            <text:p>31063</text:p>
          </table:table-cell>
          <table:table-cell office:value-type="float" office:value="4095" calcext:value-type="float">
            <text:p>4095</text:p>
          </table:table-cell>
          <table:table-cell table:formula="of:=[.B158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1050" calcext:value-type="float">
            <text:p>3105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8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1260" calcext:value-type="float">
            <text:p>31260</text:p>
          </table:table-cell>
          <table:table-cell office:value-type="float" office:value="4095" calcext:value-type="float">
            <text:p>4095</text:p>
          </table:table-cell>
          <table:table-cell table:formula="of:=[.B159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1246" calcext:value-type="float">
            <text:p>31246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59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1456" calcext:value-type="float">
            <text:p>31456</text:p>
          </table:table-cell>
          <table:table-cell office:value-type="float" office:value="4095" calcext:value-type="float">
            <text:p>4095</text:p>
          </table:table-cell>
          <table:table-cell table:formula="of:=[.B160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1444" calcext:value-type="float">
            <text:p>31444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0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1653" calcext:value-type="float">
            <text:p>31653</text:p>
          </table:table-cell>
          <table:table-cell office:value-type="float" office:value="4095" calcext:value-type="float">
            <text:p>4095</text:p>
          </table:table-cell>
          <table:table-cell table:formula="of:=[.B161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1640" calcext:value-type="float">
            <text:p>3164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1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1851" calcext:value-type="float">
            <text:p>31851</text:p>
          </table:table-cell>
          <table:table-cell office:value-type="float" office:value="4095" calcext:value-type="float">
            <text:p>4095</text:p>
          </table:table-cell>
          <table:table-cell table:formula="of:=[.B162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1837" calcext:value-type="float">
            <text:p>31837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2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2047" calcext:value-type="float">
            <text:p>32047</text:p>
          </table:table-cell>
          <table:table-cell office:value-type="float" office:value="4095" calcext:value-type="float">
            <text:p>4095</text:p>
          </table:table-cell>
          <table:table-cell table:formula="of:=[.B163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2035" calcext:value-type="float">
            <text:p>3203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3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2244" calcext:value-type="float">
            <text:p>32244</text:p>
          </table:table-cell>
          <table:table-cell office:value-type="float" office:value="4095" calcext:value-type="float">
            <text:p>4095</text:p>
          </table:table-cell>
          <table:table-cell table:formula="of:=[.B164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2231" calcext:value-type="float">
            <text:p>32231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4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2440" calcext:value-type="float">
            <text:p>32440</text:p>
          </table:table-cell>
          <table:table-cell office:value-type="float" office:value="4095" calcext:value-type="float">
            <text:p>4095</text:p>
          </table:table-cell>
          <table:table-cell table:formula="of:=[.B165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2429" calcext:value-type="float">
            <text:p>32429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5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2638" calcext:value-type="float">
            <text:p>32638</text:p>
          </table:table-cell>
          <table:table-cell office:value-type="float" office:value="4095" calcext:value-type="float">
            <text:p>4095</text:p>
          </table:table-cell>
          <table:table-cell table:formula="of:=[.B166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2625" calcext:value-type="float">
            <text:p>3262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6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2834" calcext:value-type="float">
            <text:p>32834</text:p>
          </table:table-cell>
          <table:table-cell office:value-type="float" office:value="4095" calcext:value-type="float">
            <text:p>4095</text:p>
          </table:table-cell>
          <table:table-cell table:formula="of:=[.B167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2822" calcext:value-type="float">
            <text:p>32822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7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3031" calcext:value-type="float">
            <text:p>33031</text:p>
          </table:table-cell>
          <table:table-cell office:value-type="float" office:value="4095" calcext:value-type="float">
            <text:p>4095</text:p>
          </table:table-cell>
          <table:table-cell table:formula="of:=[.B168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3019" calcext:value-type="float">
            <text:p>33019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8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3229" calcext:value-type="float">
            <text:p>33229</text:p>
          </table:table-cell>
          <table:table-cell office:value-type="float" office:value="4095" calcext:value-type="float">
            <text:p>4095</text:p>
          </table:table-cell>
          <table:table-cell table:formula="of:=[.B169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3215" calcext:value-type="float">
            <text:p>3321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69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3426" calcext:value-type="float">
            <text:p>33426</text:p>
          </table:table-cell>
          <table:table-cell office:value-type="float" office:value="4095" calcext:value-type="float">
            <text:p>4095</text:p>
          </table:table-cell>
          <table:table-cell table:formula="of:=[.B170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3413" calcext:value-type="float">
            <text:p>33413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0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3622" calcext:value-type="float">
            <text:p>33622</text:p>
          </table:table-cell>
          <table:table-cell office:value-type="float" office:value="4095" calcext:value-type="float">
            <text:p>4095</text:p>
          </table:table-cell>
          <table:table-cell table:formula="of:=[.B171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3610" calcext:value-type="float">
            <text:p>3361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1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3820" calcext:value-type="float">
            <text:p>33820</text:p>
          </table:table-cell>
          <table:table-cell office:value-type="float" office:value="4095" calcext:value-type="float">
            <text:p>4095</text:p>
          </table:table-cell>
          <table:table-cell table:formula="of:=[.B172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3807" calcext:value-type="float">
            <text:p>33807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2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4016" calcext:value-type="float">
            <text:p>34016</text:p>
          </table:table-cell>
          <table:table-cell office:value-type="float" office:value="4095" calcext:value-type="float">
            <text:p>4095</text:p>
          </table:table-cell>
          <table:table-cell table:formula="of:=[.B173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003" calcext:value-type="float">
            <text:p>34003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3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4214" calcext:value-type="float">
            <text:p>34214</text:p>
          </table:table-cell>
          <table:table-cell office:value-type="float" office:value="4095" calcext:value-type="float">
            <text:p>4095</text:p>
          </table:table-cell>
          <table:table-cell table:formula="of:=[.B174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205" calcext:value-type="float">
            <text:p>34205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4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4411" calcext:value-type="float">
            <text:p>34411</text:p>
          </table:table-cell>
          <table:table-cell office:value-type="float" office:value="4095" calcext:value-type="float">
            <text:p>4095</text:p>
          </table:table-cell>
          <table:table-cell table:formula="of:=[.B175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402" calcext:value-type="float">
            <text:p>34402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5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4607" calcext:value-type="float">
            <text:p>34607</text:p>
          </table:table-cell>
          <table:table-cell office:value-type="float" office:value="4095" calcext:value-type="float">
            <text:p>4095</text:p>
          </table:table-cell>
          <table:table-cell table:formula="of:=[.B176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600" calcext:value-type="float">
            <text:p>3460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6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4805" calcext:value-type="float">
            <text:p>34805</text:p>
          </table:table-cell>
          <table:table-cell office:value-type="float" office:value="4095" calcext:value-type="float">
            <text:p>4095</text:p>
          </table:table-cell>
          <table:table-cell table:formula="of:=[.B177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796" calcext:value-type="float">
            <text:p>34796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7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5002" calcext:value-type="float">
            <text:p>35002</text:p>
          </table:table-cell>
          <table:table-cell office:value-type="float" office:value="4095" calcext:value-type="float">
            <text:p>4095</text:p>
          </table:table-cell>
          <table:table-cell table:formula="of:=[.B178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4994" calcext:value-type="float">
            <text:p>34994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8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>
          <table:table-cell office:value-type="float" office:value="35198" calcext:value-type="float">
            <text:p>35198</text:p>
          </table:table-cell>
          <table:table-cell office:value-type="float" office:value="4095" calcext:value-type="float">
            <text:p>4095</text:p>
          </table:table-cell>
          <table:table-cell table:formula="of:=[.B179]/4095*3.3" office:value-type="float" office:value="3.3" calcext:value-type="float">
            <text:p>3,30</text:p>
          </table:table-cell>
          <table:table-cell table:number-columns-repeated="8"/>
          <table:table-cell office:value-type="float" office:value="35190" calcext:value-type="float">
            <text:p>35190</text:p>
          </table:table-cell>
          <table:table-cell office:value-type="float" office:value="4095" calcext:value-type="float">
            <text:p>4095</text:p>
          </table:table-cell>
          <table:table-cell table:style-name="ce2" table:formula="of:=[.M179]/4095*3.3" office:value-type="float" office:value="3.3" calcext:value-type="float">
            <text:p>3,30</text:p>
          </table:table-cell>
          <table:table-cell table:number-columns-repeated="1010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9:27:56.436387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Formation DU ENSI</meta:initial-creator>
    <meta:creation-date>2020-06-26T18:45:22.575969026</meta:creation-date>
    <dc:date>2020-06-26T22:28:46.633019516</dc:date>
    <dc:creator>Formation DU ENSI</dc:creator>
    <meta:editing-duration>PT2H54M4S</meta:editing-duration>
    <meta:editing-cycles>2</meta:editing-cycles>
    <meta:generator>LibreOffice/6.4.4.2$MacOSX_X86_64 LibreOffice_project/3d775be2011f3886db32dfd395a6a6d1ca2630ff</meta:generator>
    <meta:document-statistic meta:table-count="1" meta:cell-count="1090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42cm" svg:y="0.315cm" chart:style-name="ch2">
          <text:p>Condensateur Aluminium</text:p>
        </chart:title>
        <chart:subtitle svg:x="3.554cm" svg:y="1.281cm" chart:style-name="ch3">
          <text:p>Forme cylindrique - isolant polypropylène - 1,6dm2</text:p>
        </chart:subtitle>
        <chart:plot-area chart:style-name="ch4" table:cell-range-address="Feuille1.A2:Feuille1.A179 Feuille1.C1:Feuille1.C179" chart:data-source-has-labels="row" svg:x="1.33cm" svg:y="2.132cm" svg:width="14.35cm" svg:height="5.708cm">
          <chartooo:coordinate-region svg:x="2.228cm" svg:y="2.329cm" svg:width="12.988cm" svg:height="4.868cm"/>
          <chart:axis chart:dimension="x" chart:name="primary-x" chart:style-name="ch5">
            <chart:title svg:x="7.513cm" svg:y="8.021cm" chart:style-name="ch6">
              <text:p>Temps ( µs )</text:p>
            </chart:title>
          </chart:axis>
          <chart:axis chart:dimension="y" chart:name="primary-y" chart:style-name="ch7">
            <chart:title svg:x="0.451cm" svg:y="5.597cm" chart:style-name="ch8">
              <text:p>Uc ( V )</text:p>
            </chart:title>
            <chart:grid chart:style-name="ch9" chart:class="major"/>
          </chart:axis>
          <chart:series chart:style-name="ch10" chart:values-cell-range-address="Feuille1.C2:Feuille1.C179" chart:label-cell-address="Feuille1.C1:Feuille1.C1" chart:class="chart:scatter">
            <chart:domain table:cell-range-address="Feuille1.A2:Feuille1.A179"/>
            <chart:data-point chart:repeated="1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cAlu (V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Feuille1.A2:Feuille1.A179</svg:desc>
                </draw:g>
              </table:table-cell>
              <table:table-cell office:value-type="float" office:value="0.106373626373626">
                <text:p>0.106373626373626</text:p>
                <draw:g>
                  <svg:desc>Feuille1.C2:Feuille1.C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">
                <text:p>467</text:p>
              </table:table-cell>
              <table:table-cell office:value-type="float" office:value="0.178095238095238">
                <text:p>0.178095238095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3">
                <text:p>663</text:p>
              </table:table-cell>
              <table:table-cell office:value-type="float" office:value="0.233699633699634">
                <text:p>0.233699633699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1">
                <text:p>861</text:p>
              </table:table-cell>
              <table:table-cell office:value-type="float" office:value="0.291721611721612">
                <text:p>0.291721611721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  <table:table-cell office:value-type="float" office:value="0.346520146520146">
                <text:p>0.346520146520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5">
                <text:p>1255</text:p>
              </table:table-cell>
              <table:table-cell office:value-type="float" office:value="0.398095238095238">
                <text:p>0.398095238095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2">
                <text:p>1452</text:p>
              </table:table-cell>
              <table:table-cell office:value-type="float" office:value="0.452087912087912">
                <text:p>0.452087912087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8">
                <text:p>1648</text:p>
              </table:table-cell>
              <table:table-cell office:value-type="float" office:value="0.504468864468864">
                <text:p>0.504468864468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5">
                <text:p>1845</text:p>
              </table:table-cell>
              <table:table-cell office:value-type="float" office:value="0.555238095238095">
                <text:p>0.555238095238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3">
                <text:p>2043</text:p>
              </table:table-cell>
              <table:table-cell office:value-type="float" office:value="0.606007326007326">
                <text:p>0.606007326007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0">
                <text:p>2240</text:p>
              </table:table-cell>
              <table:table-cell office:value-type="float" office:value="0.656776556776557">
                <text:p>0.656776556776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6">
                <text:p>2436</text:p>
              </table:table-cell>
              <table:table-cell office:value-type="float" office:value="0.703516483516483">
                <text:p>0.703516483516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0.751062271062271">
                <text:p>0.75106227106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1">
                <text:p>2831</text:p>
              </table:table-cell>
              <table:table-cell office:value-type="float" office:value="0.797802197802198">
                <text:p>0.797802197802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7">
                <text:p>3027</text:p>
              </table:table-cell>
              <table:table-cell office:value-type="float" office:value="0.846959706959707">
                <text:p>0.846959706959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5">
                <text:p>3225</text:p>
              </table:table-cell>
              <table:table-cell office:value-type="float" office:value="0.891282051282051">
                <text:p>0.891282051282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21">
                <text:p>3421</text:p>
              </table:table-cell>
              <table:table-cell office:value-type="float" office:value="0.936410256410256">
                <text:p>0.936410256410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7">
                <text:p>3617</text:p>
              </table:table-cell>
              <table:table-cell office:value-type="float" office:value="0.97992673992674">
                <text:p>0.97992673992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5">
                <text:p>3815</text:p>
              </table:table-cell>
              <table:table-cell office:value-type="float" office:value="1.02021978021978">
                <text:p>1.0202197802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1">
                <text:p>4011</text:p>
              </table:table-cell>
              <table:table-cell office:value-type="float" office:value="1.0629304029304">
                <text:p>1.0629304029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8">
                <text:p>4208</text:p>
              </table:table-cell>
              <table:table-cell office:value-type="float" office:value="1.1040293040293">
                <text:p>1.1040293040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6">
                <text:p>4406</text:p>
              </table:table-cell>
              <table:table-cell office:value-type="float" office:value="1.14432234432234">
                <text:p>1.14432234432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7">
                <text:p>4607</text:p>
              </table:table-cell>
              <table:table-cell office:value-type="float" office:value="1.18380952380952">
                <text:p>1.18380952380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4">
                <text:p>4804</text:p>
              </table:table-cell>
              <table:table-cell office:value-type="float" office:value="1.22490842490843">
                <text:p>1.224908424908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  <table:table-cell office:value-type="float" office:value="1.26278388278388">
                <text:p>1.26278388278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7">
                <text:p>5197</text:p>
              </table:table-cell>
              <table:table-cell office:value-type="float" office:value="1.30065934065934">
                <text:p>1.30065934065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5">
                <text:p>5395</text:p>
              </table:table-cell>
              <table:table-cell office:value-type="float" office:value="1.33611721611722">
                <text:p>1.33611721611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1">
                <text:p>5591</text:p>
              </table:table-cell>
              <table:table-cell office:value-type="float" office:value="1.37238095238095">
                <text:p>1.37238095238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8">
                <text:p>5788</text:p>
              </table:table-cell>
              <table:table-cell office:value-type="float" office:value="1.40622710622711">
                <text:p>1.40622710622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86">
                <text:p>5986</text:p>
              </table:table-cell>
              <table:table-cell office:value-type="float" office:value="1.4392673992674">
                <text:p>1.4392673992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2">
                <text:p>6182</text:p>
              </table:table-cell>
              <table:table-cell office:value-type="float" office:value="1.47391941391941">
                <text:p>1.47391941391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79">
                <text:p>6379</text:p>
              </table:table-cell>
              <table:table-cell office:value-type="float" office:value="1.50857142857143">
                <text:p>1.508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77">
                <text:p>6577</text:p>
              </table:table-cell>
              <table:table-cell office:value-type="float" office:value="1.53677655677656">
                <text:p>1.53677655677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73">
                <text:p>6773</text:p>
              </table:table-cell>
              <table:table-cell office:value-type="float" office:value="1.56739926739927">
                <text:p>1.56739926739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70">
                <text:p>6970</text:p>
              </table:table-cell>
              <table:table-cell office:value-type="float" office:value="1.59882783882784">
                <text:p>1.59882783882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68">
                <text:p>7168</text:p>
              </table:table-cell>
              <table:table-cell office:value-type="float" office:value="1.63025641025641">
                <text:p>1.63025641025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65">
                <text:p>7365</text:p>
              </table:table-cell>
              <table:table-cell office:value-type="float" office:value="1.6632967032967">
                <text:p>1.66329670329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61">
                <text:p>7561</text:p>
              </table:table-cell>
              <table:table-cell office:value-type="float" office:value="1.69150183150183">
                <text:p>1.691501831501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58">
                <text:p>7758</text:p>
              </table:table-cell>
              <table:table-cell office:value-type="float" office:value="1.72051282051282">
                <text:p>1.72051282051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6">
                <text:p>7956</text:p>
              </table:table-cell>
              <table:table-cell office:value-type="float" office:value="1.74871794871795">
                <text:p>1.74871794871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52">
                <text:p>8152</text:p>
              </table:table-cell>
              <table:table-cell office:value-type="float" office:value="1.77531135531136">
                <text:p>1.77531135531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49">
                <text:p>8349</text:p>
              </table:table-cell>
              <table:table-cell office:value-type="float" office:value="1.8010989010989">
                <text:p>1.8010989010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46">
                <text:p>8546</text:p>
              </table:table-cell>
              <table:table-cell office:value-type="float" office:value="1.82769230769231">
                <text:p>1.82769230769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42">
                <text:p>8742</text:p>
              </table:table-cell>
              <table:table-cell office:value-type="float" office:value="1.85428571428571">
                <text:p>1.85428571428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40">
                <text:p>8940</text:p>
              </table:table-cell>
              <table:table-cell office:value-type="float" office:value="1.8792673992674">
                <text:p>1.87926739926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36">
                <text:p>9136</text:p>
              </table:table-cell>
              <table:table-cell office:value-type="float" office:value="1.90344322344322">
                <text:p>1.90344322344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33">
                <text:p>9333</text:p>
              </table:table-cell>
              <table:table-cell office:value-type="float" office:value="1.92681318681319">
                <text:p>1.92681318681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29">
                <text:p>9529</text:p>
              </table:table-cell>
              <table:table-cell office:value-type="float" office:value="1.95260073260073">
                <text:p>1.95260073260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40">
                <text:p>9740</text:p>
              </table:table-cell>
              <table:table-cell office:value-type="float" office:value="1.97677655677656">
                <text:p>1.976776556776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2">
                <text:p>9942</text:p>
              </table:table-cell>
              <table:table-cell office:value-type="float" office:value="1.99934065934066">
                <text:p>1.999340659340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39">
                <text:p>10139</text:p>
              </table:table-cell>
              <table:table-cell office:value-type="float" office:value="2.02432234432234">
                <text:p>2.02432234432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35">
                <text:p>10335</text:p>
              </table:table-cell>
              <table:table-cell office:value-type="float" office:value="2.04608058608059">
                <text:p>2.046080586080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33">
                <text:p>10533</text:p>
              </table:table-cell>
              <table:table-cell office:value-type="float" office:value="2.07106227106227">
                <text:p>2.07106227106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29">
                <text:p>10729</text:p>
              </table:table-cell>
              <table:table-cell office:value-type="float" office:value="2.09282051282051">
                <text:p>2.092820512820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31">
                <text:p>10931</text:p>
              </table:table-cell>
              <table:table-cell office:value-type="float" office:value="2.11457875457875">
                <text:p>2.11457875457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27">
                <text:p>11127</text:p>
              </table:table-cell>
              <table:table-cell office:value-type="float" office:value="2.13311355311355">
                <text:p>2.13311355311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25">
                <text:p>11325</text:p>
              </table:table-cell>
              <table:table-cell office:value-type="float" office:value="2.15326007326007">
                <text:p>2.15326007326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21">
                <text:p>11521</text:p>
              </table:table-cell>
              <table:table-cell office:value-type="float" office:value="2.17582417582418">
                <text:p>2.175824175824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19">
                <text:p>11719</text:p>
              </table:table-cell>
              <table:table-cell office:value-type="float" office:value="2.19516483516483">
                <text:p>2.19516483516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15">
                <text:p>11915</text:p>
              </table:table-cell>
              <table:table-cell office:value-type="float" office:value="2.21289377289377">
                <text:p>2.21289377289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12">
                <text:p>12112</text:p>
              </table:table-cell>
              <table:table-cell office:value-type="float" office:value="2.23304029304029">
                <text:p>2.233040293040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10">
                <text:p>12310</text:p>
              </table:table-cell>
              <table:table-cell office:value-type="float" office:value="2.25157509157509">
                <text:p>2.25157509157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06">
                <text:p>12506</text:p>
              </table:table-cell>
              <table:table-cell office:value-type="float" office:value="2.27010989010989">
                <text:p>2.27010989010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04">
                <text:p>12704</text:p>
              </table:table-cell>
              <table:table-cell office:value-type="float" office:value="2.28783882783883">
                <text:p>2.287838827838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01">
                <text:p>12901</text:p>
              </table:table-cell>
              <table:table-cell office:value-type="float" office:value="2.30717948717949">
                <text:p>2.30717948717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97">
                <text:p>13097</text:p>
              </table:table-cell>
              <table:table-cell office:value-type="float" office:value="2.32168498168498">
                <text:p>2.32168498168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94">
                <text:p>13294</text:p>
              </table:table-cell>
              <table:table-cell office:value-type="float" office:value="2.33941391941392">
                <text:p>2.33941391941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92">
                <text:p>13492</text:p>
              </table:table-cell>
              <table:table-cell office:value-type="float" office:value="2.35875457875458">
                <text:p>2.35875457875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89">
                <text:p>13689</text:p>
              </table:table-cell>
              <table:table-cell office:value-type="float" office:value="2.37406593406593">
                <text:p>2.37406593406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85">
                <text:p>13885</text:p>
              </table:table-cell>
              <table:table-cell office:value-type="float" office:value="2.39018315018315">
                <text:p>2.39018315018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83">
                <text:p>14083</text:p>
              </table:table-cell>
              <table:table-cell office:value-type="float" office:value="2.40952380952381">
                <text:p>2.40952380952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80">
                <text:p>14280</text:p>
              </table:table-cell>
              <table:table-cell office:value-type="float" office:value="2.42241758241758">
                <text:p>2.42241758241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76">
                <text:p>14476</text:p>
              </table:table-cell>
              <table:table-cell office:value-type="float" office:value="2.43772893772894">
                <text:p>2.43772893772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73">
                <text:p>14673</text:p>
              </table:table-cell>
              <table:table-cell office:value-type="float" office:value="2.45465201465201">
                <text:p>2.454652014652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70">
                <text:p>14870</text:p>
              </table:table-cell>
              <table:table-cell office:value-type="float" office:value="2.46996336996337">
                <text:p>2.469963369963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66">
                <text:p>15066</text:p>
              </table:table-cell>
              <table:table-cell office:value-type="float" office:value="2.48849816849817">
                <text:p>2.488498168498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64">
                <text:p>15264</text:p>
              </table:table-cell>
              <table:table-cell office:value-type="float" office:value="2.50380952380952">
                <text:p>2.503809523809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60">
                <text:p>15460</text:p>
              </table:table-cell>
              <table:table-cell office:value-type="float" office:value="2.51831501831502">
                <text:p>2.51831501831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58">
                <text:p>15658</text:p>
              </table:table-cell>
              <table:table-cell office:value-type="float" office:value="2.5352380952381">
                <text:p>2.53523809523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54">
                <text:p>15854</text:p>
              </table:table-cell>
              <table:table-cell office:value-type="float" office:value="2.54571428571429">
                <text:p>2.54571428571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51">
                <text:p>16051</text:p>
              </table:table-cell>
              <table:table-cell office:value-type="float" office:value="2.56424908424908">
                <text:p>2.564249084249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49">
                <text:p>16249</text:p>
              </table:table-cell>
              <table:table-cell office:value-type="float" office:value="2.57391941391941">
                <text:p>2.57391941391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45">
                <text:p>16445</text:p>
              </table:table-cell>
              <table:table-cell office:value-type="float" office:value="2.59164835164835">
                <text:p>2.59164835164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43">
                <text:p>16643</text:p>
              </table:table-cell>
              <table:table-cell office:value-type="float" office:value="2.60454212454212">
                <text:p>2.60454212454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39">
                <text:p>16839</text:p>
              </table:table-cell>
              <table:table-cell office:value-type="float" office:value="2.6174358974359">
                <text:p>2.61743589743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36">
                <text:p>17036</text:p>
              </table:table-cell>
              <table:table-cell office:value-type="float" office:value="2.63274725274725">
                <text:p>2.632747252747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38">
                <text:p>17238</text:p>
              </table:table-cell>
              <table:table-cell office:value-type="float" office:value="2.6440293040293">
                <text:p>2.6440293040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36">
                <text:p>17436</text:p>
              </table:table-cell>
              <table:table-cell office:value-type="float" office:value="2.6585347985348">
                <text:p>2.65853479853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32">
                <text:p>17632</text:p>
              </table:table-cell>
              <table:table-cell office:value-type="float" office:value="2.67142857142857">
                <text:p>2.671428571428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30">
                <text:p>17830</text:p>
              </table:table-cell>
              <table:table-cell office:value-type="float" office:value="2.68754578754579">
                <text:p>2.687545787545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27">
                <text:p>18027</text:p>
              </table:table-cell>
              <table:table-cell office:value-type="float" office:value="2.69721611721612">
                <text:p>2.697216117216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23">
                <text:p>18223</text:p>
              </table:table-cell>
              <table:table-cell office:value-type="float" office:value="2.71333333333333">
                <text:p>2.71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21">
                <text:p>18421</text:p>
              </table:table-cell>
              <table:table-cell office:value-type="float" office:value="2.72380952380952">
                <text:p>2.72380952380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18">
                <text:p>18618</text:p>
              </table:table-cell>
              <table:table-cell office:value-type="float" office:value="2.73912087912088">
                <text:p>2.739120879120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14">
                <text:p>18814</text:p>
              </table:table-cell>
              <table:table-cell office:value-type="float" office:value="2.75120879120879">
                <text:p>2.75120879120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12">
                <text:p>19012</text:p>
              </table:table-cell>
              <table:table-cell office:value-type="float" office:value="2.76490842490842">
                <text:p>2.76490842490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9">
                <text:p>19209</text:p>
              </table:table-cell>
              <table:table-cell office:value-type="float" office:value="2.77377289377289">
                <text:p>2.77377289377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5">
                <text:p>19405</text:p>
              </table:table-cell>
              <table:table-cell office:value-type="float" office:value="2.78908424908425">
                <text:p>2.78908424908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13">
                <text:p>19613</text:p>
              </table:table-cell>
              <table:table-cell office:value-type="float" office:value="2.79956043956044">
                <text:p>2.79956043956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18">
                <text:p>19818</text:p>
              </table:table-cell>
              <table:table-cell office:value-type="float" office:value="2.81326007326007">
                <text:p>2.813260073260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14">
                <text:p>20014</text:p>
              </table:table-cell>
              <table:table-cell office:value-type="float" office:value="2.82454212454212">
                <text:p>2.824542124542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12">
                <text:p>20212</text:p>
              </table:table-cell>
              <table:table-cell office:value-type="float" office:value="2.83824175824176">
                <text:p>2.838241758241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9">
                <text:p>20409</text:p>
              </table:table-cell>
              <table:table-cell office:value-type="float" office:value="2.84952380952381">
                <text:p>2.849523809523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5">
                <text:p>20605</text:p>
              </table:table-cell>
              <table:table-cell office:value-type="float" office:value="2.86483516483516">
                <text:p>2.864835164835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3">
                <text:p>20803</text:p>
              </table:table-cell>
              <table:table-cell office:value-type="float" office:value="2.87369963369963">
                <text:p>2.87369963369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0">
                <text:p>21000</text:p>
              </table:table-cell>
              <table:table-cell office:value-type="float" office:value="2.88417582417582">
                <text:p>2.884175824175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97">
                <text:p>21197</text:p>
              </table:table-cell>
              <table:table-cell office:value-type="float" office:value="2.90190476190476">
                <text:p>2.9019047619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93">
                <text:p>21393</text:p>
              </table:table-cell>
              <table:table-cell office:value-type="float" office:value="2.91318681318681">
                <text:p>2.91318681318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91">
                <text:p>21591</text:p>
              </table:table-cell>
              <table:table-cell office:value-type="float" office:value="2.92608058608059">
                <text:p>2.92608058608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787">
                <text:p>21787</text:p>
              </table:table-cell>
              <table:table-cell office:value-type="float" office:value="2.93494505494505">
                <text:p>2.934945054945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985">
                <text:p>21985</text:p>
              </table:table-cell>
              <table:table-cell office:value-type="float" office:value="2.94703296703297">
                <text:p>2.94703296703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81">
                <text:p>22181</text:p>
              </table:table-cell>
              <table:table-cell office:value-type="float" office:value="2.95509157509158">
                <text:p>2.95509157509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379">
                <text:p>22379</text:p>
              </table:table-cell>
              <table:table-cell office:value-type="float" office:value="2.97040293040293">
                <text:p>2.970402930402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76">
                <text:p>22576</text:p>
              </table:table-cell>
              <table:table-cell office:value-type="float" office:value="2.9792673992674">
                <text:p>2.97926739926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772">
                <text:p>22772</text:p>
              </table:table-cell>
              <table:table-cell office:value-type="float" office:value="2.98974358974359">
                <text:p>2.989743589743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970">
                <text:p>22970</text:p>
              </table:table-cell>
              <table:table-cell office:value-type="float" office:value="3.00263736263736">
                <text:p>3.002637362637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166">
                <text:p>23166</text:p>
              </table:table-cell>
              <table:table-cell office:value-type="float" office:value="3.00747252747253">
                <text:p>3.00747252747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64">
                <text:p>23364</text:p>
              </table:table-cell>
              <table:table-cell office:value-type="float" office:value="3.0243956043956">
                <text:p>3.0243956043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565">
                <text:p>23565</text:p>
              </table:table-cell>
              <table:table-cell office:value-type="float" office:value="3.03003663003663">
                <text:p>3.03003663003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763">
                <text:p>23763</text:p>
              </table:table-cell>
              <table:table-cell office:value-type="float" office:value="3.04212454212454">
                <text:p>3.042124542124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60">
                <text:p>23960</text:p>
              </table:table-cell>
              <table:table-cell office:value-type="float" office:value="3.05098901098901">
                <text:p>3.050989010989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156">
                <text:p>24156</text:p>
              </table:table-cell>
              <table:table-cell office:value-type="float" office:value="3.06065934065934">
                <text:p>3.060659340659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54">
                <text:p>24354</text:p>
              </table:table-cell>
              <table:table-cell office:value-type="float" office:value="3.07355311355311">
                <text:p>3.073553113553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551">
                <text:p>24551</text:p>
              </table:table-cell>
              <table:table-cell office:value-type="float" office:value="3.08161172161172">
                <text:p>3.08161172161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747">
                <text:p>24747</text:p>
              </table:table-cell>
              <table:table-cell office:value-type="float" office:value="3.08967032967033">
                <text:p>3.089670329670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44">
                <text:p>24944</text:p>
              </table:table-cell>
              <table:table-cell office:value-type="float" office:value="3.09934065934066">
                <text:p>3.099340659340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140">
                <text:p>25140</text:p>
              </table:table-cell>
              <table:table-cell office:value-type="float" office:value="3.10981684981685">
                <text:p>3.109816849816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338">
                <text:p>25338</text:p>
              </table:table-cell>
              <table:table-cell office:value-type="float" office:value="3.11787545787546">
                <text:p>3.117875457875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34">
                <text:p>25534</text:p>
              </table:table-cell>
              <table:table-cell office:value-type="float" office:value="3.13318681318681">
                <text:p>3.133186813186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732">
                <text:p>25732</text:p>
              </table:table-cell>
              <table:table-cell office:value-type="float" office:value="3.14043956043956">
                <text:p>3.14043956043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929">
                <text:p>25929</text:p>
              </table:table-cell>
              <table:table-cell office:value-type="float" office:value="3.14769230769231">
                <text:p>3.14769230769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26">
                <text:p>26126</text:p>
              </table:table-cell>
              <table:table-cell office:value-type="float" office:value="3.15655677655678">
                <text:p>3.156556776556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322">
                <text:p>26322</text:p>
              </table:table-cell>
              <table:table-cell office:value-type="float" office:value="3.1621978021978">
                <text:p>3.16219780219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520">
                <text:p>26520</text:p>
              </table:table-cell>
              <table:table-cell office:value-type="float" office:value="3.17509157509157">
                <text:p>3.175091575091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716">
                <text:p>26716</text:p>
              </table:table-cell>
              <table:table-cell office:value-type="float" office:value="3.17912087912088">
                <text:p>3.179120879120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14">
                <text:p>26914</text:p>
              </table:table-cell>
              <table:table-cell office:value-type="float" office:value="3.18959706959707">
                <text:p>3.189597069597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110">
                <text:p>27110</text:p>
              </table:table-cell>
              <table:table-cell office:value-type="float" office:value="3.19684981684982">
                <text:p>3.196849816849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307">
                <text:p>27307</text:p>
              </table:table-cell>
              <table:table-cell office:value-type="float" office:value="3.20652014652015">
                <text:p>3.20652014652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05">
                <text:p>27505</text:p>
              </table:table-cell>
              <table:table-cell office:value-type="float" office:value="3.21296703296703">
                <text:p>3.212967032967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01">
                <text:p>27701</text:p>
              </table:table-cell>
              <table:table-cell office:value-type="float" office:value="3.22505494505494">
                <text:p>3.225054945054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98">
                <text:p>27898</text:p>
              </table:table-cell>
              <table:table-cell office:value-type="float" office:value="3.23311355311355">
                <text:p>3.23311355311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094">
                <text:p>28094</text:p>
              </table:table-cell>
              <table:table-cell office:value-type="float" office:value="3.23956043956044">
                <text:p>3.239560439560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292">
                <text:p>28292</text:p>
              </table:table-cell>
              <table:table-cell office:value-type="float" office:value="3.24520146520146">
                <text:p>3.24520146520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88">
                <text:p>28488</text:p>
              </table:table-cell>
              <table:table-cell office:value-type="float" office:value="3.25326007326007">
                <text:p>3.25326007326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86">
                <text:p>28686</text:p>
              </table:table-cell>
              <table:table-cell office:value-type="float" office:value="3.26212454212454">
                <text:p>3.262124542124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883">
                <text:p>28883</text:p>
              </table:table-cell>
              <table:table-cell office:value-type="float" office:value="3.26615384615385">
                <text:p>3.26615384615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79">
                <text:p>29079</text:p>
              </table:table-cell>
              <table:table-cell office:value-type="float" office:value="3.27582417582418">
                <text:p>3.27582417582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277">
                <text:p>29277</text:p>
              </table:table-cell>
              <table:table-cell office:value-type="float" office:value="3.28710622710623">
                <text:p>3.287106227106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473">
                <text:p>29473</text:p>
              </table:table-cell>
              <table:table-cell office:value-type="float" office:value="3.28952380952381">
                <text:p>3.289523809523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71">
                <text:p>29671</text:p>
              </table:table-cell>
              <table:table-cell office:value-type="float" office:value="3.29677655677656">
                <text:p>3.296776556776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80">
                <text:p>298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78">
                <text:p>300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74">
                <text:p>302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72">
                <text:p>3047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69">
                <text:p>3066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865">
                <text:p>308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063">
                <text:p>3106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260">
                <text:p>312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456">
                <text:p>314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653">
                <text:p>3165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51">
                <text:p>318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047">
                <text:p>3204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244">
                <text:p>322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440">
                <text:p>324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638">
                <text:p>3263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834">
                <text:p>328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031">
                <text:p>3303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229">
                <text:p>332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426">
                <text:p>334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622">
                <text:p>336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820">
                <text:p>338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016">
                <text:p>3401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214">
                <text:p>342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11">
                <text:p>3441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607">
                <text:p>3460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805">
                <text:p>3480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002">
                <text:p>350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198">
                <text:p>35198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42cm" svg:y="0.315cm" chart:style-name="ch2">
          <text:p>Condensateur Aluminium</text:p>
        </chart:title>
        <chart:subtitle svg:x="3.773cm" svg:y="1.281cm" chart:style-name="ch3">
          <text:p>Comparaison avec un condensateur 100nF - 5%</text:p>
        </chart:subtitle>
        <chart:legend chart:legend-position="end" svg:x="12.716cm" svg:y="3.956cm" style:legend-expansion="high" chart:style-name="ch4"/>
        <chart:plot-area chart:style-name="ch5" table:cell-range-address="Feuille1.A1:Feuille1.A179 Feuille1.C1:Feuille1.C179 Feuille1.N1:Feuille1.N179" chart:data-source-has-labels="row" svg:x="1.33cm" svg:y="2.132cm" svg:width="11.066cm" svg:height="5.708cm">
          <chartooo:coordinate-region svg:x="2.228cm" svg:y="2.329cm" svg:width="9.704cm" svg:height="4.868cm"/>
          <chart:axis chart:dimension="x" chart:name="primary-x" chart:style-name="ch6">
            <chart:title svg:x="5.871cm" svg:y="8.021cm" chart:style-name="ch7">
              <text:p>Temps ( µs )</text:p>
            </chart:title>
          </chart:axis>
          <chart:axis chart:dimension="y" chart:name="primary-y" chart:style-name="ch8">
            <chart:title svg:x="0.451cm" svg:y="5.597cm" chart:style-name="ch9">
              <text:p>Uc ( V )</text:p>
            </chart:title>
            <chart:grid chart:style-name="ch10" chart:class="major"/>
          </chart:axis>
          <chart:series chart:style-name="ch11" chart:values-cell-range-address="Feuille1.C2:Feuille1.C179" chart:label-cell-address="Feuille1.C1:Feuille1.C1" chart:class="chart:scatter">
            <chart:domain table:cell-range-address="Feuille1.A2:Feuille1.A179"/>
            <chart:data-point chart:repeated="178"/>
          </chart:series>
          <chart:series chart:style-name="ch12" chart:values-cell-range-address="Feuille1.N2:Feuille1.N179" chart:label-cell-address="Feuille1.N1:Feuille1.N1" chart:class="chart:scatter">
            <chart:data-point chart:repeated="17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cAlu (V)</text:p>
                <draw:g>
                  <svg:desc>Feuille1.C1:Feuille1.C1</svg:desc>
                </draw:g>
              </table:table-cell>
              <table:table-cell office:value-type="string">
                <text:p>Uc100nF (V)</text:p>
                <draw:g>
                  <svg:desc>Feuille1.N1:Feuille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Feuille1.A2:Feuille1.A179</svg:desc>
                </draw:g>
              </table:table-cell>
              <table:table-cell office:value-type="float" office:value="0.106373626373626">
                <text:p>0.106373626373626</text:p>
                <draw:g>
                  <svg:desc>Feuille1.C2:Feuille1.C179</svg:desc>
                </draw:g>
              </table:table-cell>
              <table:table-cell office:value-type="float" office:value="0.105567765567766">
                <text:p>0.105567765567766</text:p>
                <draw:g>
                  <svg:desc>Feuille1.N2:Feuille1.N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7">
                <text:p>467</text:p>
              </table:table-cell>
              <table:table-cell office:value-type="float" office:value="0.178095238095238">
                <text:p>0.178095238095238</text:p>
              </table:table-cell>
              <table:table-cell office:value-type="float" office:value="0.17970695970696">
                <text:p>0.17970695970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3">
                <text:p>663</text:p>
              </table:table-cell>
              <table:table-cell office:value-type="float" office:value="0.233699633699634">
                <text:p>0.233699633699634</text:p>
              </table:table-cell>
              <table:table-cell office:value-type="float" office:value="0.238534798534799">
                <text:p>0.238534798534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1">
                <text:p>861</text:p>
              </table:table-cell>
              <table:table-cell office:value-type="float" office:value="0.291721611721612">
                <text:p>0.291721611721612</text:p>
              </table:table-cell>
              <table:table-cell office:value-type="float" office:value="0.296556776556777">
                <text:p>0.296556776556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  <table:table-cell office:value-type="float" office:value="0.346520146520146">
                <text:p>0.346520146520146</text:p>
              </table:table-cell>
              <table:table-cell office:value-type="float" office:value="0.351355311355311">
                <text:p>0.351355311355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5">
                <text:p>1255</text:p>
              </table:table-cell>
              <table:table-cell office:value-type="float" office:value="0.398095238095238">
                <text:p>0.398095238095238</text:p>
              </table:table-cell>
              <table:table-cell office:value-type="float" office:value="0.406959706959707">
                <text:p>0.406959706959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2">
                <text:p>1452</text:p>
              </table:table-cell>
              <table:table-cell office:value-type="float" office:value="0.452087912087912">
                <text:p>0.452087912087912</text:p>
              </table:table-cell>
              <table:table-cell office:value-type="float" office:value="0.465787545787546">
                <text:p>0.465787545787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48">
                <text:p>1648</text:p>
              </table:table-cell>
              <table:table-cell office:value-type="float" office:value="0.504468864468864">
                <text:p>0.504468864468864</text:p>
              </table:table-cell>
              <table:table-cell office:value-type="float" office:value="0.520586080586081">
                <text:p>0.520586080586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5">
                <text:p>1845</text:p>
              </table:table-cell>
              <table:table-cell office:value-type="float" office:value="0.555238095238095">
                <text:p>0.555238095238095</text:p>
              </table:table-cell>
              <table:table-cell office:value-type="float" office:value="0.571355311355311">
                <text:p>0.571355311355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3">
                <text:p>2043</text:p>
              </table:table-cell>
              <table:table-cell office:value-type="float" office:value="0.606007326007326">
                <text:p>0.606007326007326</text:p>
              </table:table-cell>
              <table:table-cell office:value-type="float" office:value="0.622930402930403">
                <text:p>0.62293040293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40">
                <text:p>2240</text:p>
              </table:table-cell>
              <table:table-cell office:value-type="float" office:value="0.656776556776557">
                <text:p>0.656776556776557</text:p>
              </table:table-cell>
              <table:table-cell office:value-type="float" office:value="0.674505494505494">
                <text:p>0.674505494505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6">
                <text:p>2436</text:p>
              </table:table-cell>
              <table:table-cell office:value-type="float" office:value="0.703516483516483">
                <text:p>0.703516483516483</text:p>
              </table:table-cell>
              <table:table-cell office:value-type="float" office:value="0.724468864468864">
                <text:p>0.724468864468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0.751062271062271">
                <text:p>0.751062271062271</text:p>
              </table:table-cell>
              <table:table-cell office:value-type="float" office:value="0.773626373626374">
                <text:p>0.773626373626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1">
                <text:p>2831</text:p>
              </table:table-cell>
              <table:table-cell office:value-type="float" office:value="0.797802197802198">
                <text:p>0.797802197802198</text:p>
              </table:table-cell>
              <table:table-cell office:value-type="float" office:value="0.823589743589744">
                <text:p>0.823589743589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7">
                <text:p>3027</text:p>
              </table:table-cell>
              <table:table-cell office:value-type="float" office:value="0.846959706959707">
                <text:p>0.846959706959707</text:p>
              </table:table-cell>
              <table:table-cell office:value-type="float" office:value="0.875970695970696">
                <text:p>0.8759706959706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5">
                <text:p>3225</text:p>
              </table:table-cell>
              <table:table-cell office:value-type="float" office:value="0.891282051282051">
                <text:p>0.891282051282051</text:p>
              </table:table-cell>
              <table:table-cell office:value-type="float" office:value="0.92029304029304">
                <text:p>0.92029304029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21">
                <text:p>3421</text:p>
              </table:table-cell>
              <table:table-cell office:value-type="float" office:value="0.936410256410256">
                <text:p>0.936410256410256</text:p>
              </table:table-cell>
              <table:table-cell office:value-type="float" office:value="0.967032967032967">
                <text:p>0.967032967032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17">
                <text:p>3617</text:p>
              </table:table-cell>
              <table:table-cell office:value-type="float" office:value="0.97992673992674">
                <text:p>0.97992673992674</text:p>
              </table:table-cell>
              <table:table-cell office:value-type="float" office:value="1.01377289377289">
                <text:p>1.0137728937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5">
                <text:p>3815</text:p>
              </table:table-cell>
              <table:table-cell office:value-type="float" office:value="1.02021978021978">
                <text:p>1.02021978021978</text:p>
              </table:table-cell>
              <table:table-cell office:value-type="float" office:value="1.05728937728938">
                <text:p>1.05728937728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1">
                <text:p>4011</text:p>
              </table:table-cell>
              <table:table-cell office:value-type="float" office:value="1.0629304029304">
                <text:p>1.0629304029304</text:p>
              </table:table-cell>
              <table:table-cell office:value-type="float" office:value="1.09758241758242">
                <text:p>1.09758241758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8">
                <text:p>4208</text:p>
              </table:table-cell>
              <table:table-cell office:value-type="float" office:value="1.1040293040293">
                <text:p>1.1040293040293</text:p>
              </table:table-cell>
              <table:table-cell office:value-type="float" office:value="1.14029304029304">
                <text:p>1.14029304029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6">
                <text:p>4406</text:p>
              </table:table-cell>
              <table:table-cell office:value-type="float" office:value="1.14432234432234">
                <text:p>1.14432234432234</text:p>
              </table:table-cell>
              <table:table-cell office:value-type="float" office:value="1.18380952380952">
                <text:p>1.18380952380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7">
                <text:p>4607</text:p>
              </table:table-cell>
              <table:table-cell office:value-type="float" office:value="1.18380952380952">
                <text:p>1.18380952380952</text:p>
              </table:table-cell>
              <table:table-cell office:value-type="float" office:value="1.22410256410256">
                <text:p>1.22410256410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4">
                <text:p>4804</text:p>
              </table:table-cell>
              <table:table-cell office:value-type="float" office:value="1.22490842490843">
                <text:p>1.22490842490843</text:p>
              </table:table-cell>
              <table:table-cell office:value-type="float" office:value="1.26842490842491">
                <text:p>1.26842490842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  <table:table-cell office:value-type="float" office:value="1.26278388278388">
                <text:p>1.26278388278388</text:p>
              </table:table-cell>
              <table:table-cell office:value-type="float" office:value="1.30468864468864">
                <text:p>1.30468864468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97">
                <text:p>5197</text:p>
              </table:table-cell>
              <table:table-cell office:value-type="float" office:value="1.30065934065934">
                <text:p>1.30065934065934</text:p>
              </table:table-cell>
              <table:table-cell office:value-type="float" office:value="1.34417582417582">
                <text:p>1.344175824175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95">
                <text:p>5395</text:p>
              </table:table-cell>
              <table:table-cell office:value-type="float" office:value="1.33611721611722">
                <text:p>1.33611721611722</text:p>
              </table:table-cell>
              <table:table-cell office:value-type="float" office:value="1.38205128205128">
                <text:p>1.38205128205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1">
                <text:p>5591</text:p>
              </table:table-cell>
              <table:table-cell office:value-type="float" office:value="1.37238095238095">
                <text:p>1.37238095238095</text:p>
              </table:table-cell>
              <table:table-cell office:value-type="float" office:value="1.41912087912088">
                <text:p>1.41912087912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8">
                <text:p>5788</text:p>
              </table:table-cell>
              <table:table-cell office:value-type="float" office:value="1.40622710622711">
                <text:p>1.40622710622711</text:p>
              </table:table-cell>
              <table:table-cell office:value-type="float" office:value="1.45699633699634">
                <text:p>1.456996336996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86">
                <text:p>5986</text:p>
              </table:table-cell>
              <table:table-cell office:value-type="float" office:value="1.4392673992674">
                <text:p>1.4392673992674</text:p>
              </table:table-cell>
              <table:table-cell office:value-type="float" office:value="1.49003663003663">
                <text:p>1.49003663003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82">
                <text:p>6182</text:p>
              </table:table-cell>
              <table:table-cell office:value-type="float" office:value="1.47391941391941">
                <text:p>1.47391941391941</text:p>
              </table:table-cell>
              <table:table-cell office:value-type="float" office:value="1.52549450549451">
                <text:p>1.52549450549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79">
                <text:p>6379</text:p>
              </table:table-cell>
              <table:table-cell office:value-type="float" office:value="1.50857142857143">
                <text:p>1.50857142857143</text:p>
              </table:table-cell>
              <table:table-cell office:value-type="float" office:value="1.55934065934066">
                <text:p>1.55934065934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77">
                <text:p>6577</text:p>
              </table:table-cell>
              <table:table-cell office:value-type="float" office:value="1.53677655677656">
                <text:p>1.53677655677656</text:p>
              </table:table-cell>
              <table:table-cell office:value-type="float" office:value="1.58996336996337">
                <text:p>1.58996336996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73">
                <text:p>6773</text:p>
              </table:table-cell>
              <table:table-cell office:value-type="float" office:value="1.56739926739927">
                <text:p>1.56739926739927</text:p>
              </table:table-cell>
              <table:table-cell office:value-type="float" office:value="1.62380952380952">
                <text:p>1.623809523809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70">
                <text:p>6970</text:p>
              </table:table-cell>
              <table:table-cell office:value-type="float" office:value="1.59882783882784">
                <text:p>1.59882783882784</text:p>
              </table:table-cell>
              <table:table-cell office:value-type="float" office:value="1.65846153846154">
                <text:p>1.65846153846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68">
                <text:p>7168</text:p>
              </table:table-cell>
              <table:table-cell office:value-type="float" office:value="1.63025641025641">
                <text:p>1.63025641025641</text:p>
              </table:table-cell>
              <table:table-cell office:value-type="float" office:value="1.68908424908425">
                <text:p>1.68908424908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65">
                <text:p>7365</text:p>
              </table:table-cell>
              <table:table-cell office:value-type="float" office:value="1.6632967032967">
                <text:p>1.6632967032967</text:p>
              </table:table-cell>
              <table:table-cell office:value-type="float" office:value="1.71728937728938">
                <text:p>1.71728937728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61">
                <text:p>7561</text:p>
              </table:table-cell>
              <table:table-cell office:value-type="float" office:value="1.69150183150183">
                <text:p>1.69150183150183</text:p>
              </table:table-cell>
              <table:table-cell office:value-type="float" office:value="1.74791208791209">
                <text:p>1.74791208791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58">
                <text:p>7758</text:p>
              </table:table-cell>
              <table:table-cell office:value-type="float" office:value="1.72051282051282">
                <text:p>1.72051282051282</text:p>
              </table:table-cell>
              <table:table-cell office:value-type="float" office:value="1.7785347985348">
                <text:p>1.7785347985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6">
                <text:p>7956</text:p>
              </table:table-cell>
              <table:table-cell office:value-type="float" office:value="1.74871794871795">
                <text:p>1.74871794871795</text:p>
              </table:table-cell>
              <table:table-cell office:value-type="float" office:value="1.80593406593407">
                <text:p>1.80593406593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52">
                <text:p>8152</text:p>
              </table:table-cell>
              <table:table-cell office:value-type="float" office:value="1.77531135531136">
                <text:p>1.77531135531136</text:p>
              </table:table-cell>
              <table:table-cell office:value-type="float" office:value="1.83575091575092">
                <text:p>1.83575091575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49">
                <text:p>8349</text:p>
              </table:table-cell>
              <table:table-cell office:value-type="float" office:value="1.8010989010989">
                <text:p>1.8010989010989</text:p>
              </table:table-cell>
              <table:table-cell office:value-type="float" office:value="1.86153846153846">
                <text:p>1.861538461538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46">
                <text:p>8546</text:p>
              </table:table-cell>
              <table:table-cell office:value-type="float" office:value="1.82769230769231">
                <text:p>1.82769230769231</text:p>
              </table:table-cell>
              <table:table-cell office:value-type="float" office:value="1.88813186813187">
                <text:p>1.88813186813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42">
                <text:p>8742</text:p>
              </table:table-cell>
              <table:table-cell office:value-type="float" office:value="1.85428571428571">
                <text:p>1.85428571428571</text:p>
              </table:table-cell>
              <table:table-cell office:value-type="float" office:value="1.91311355311355">
                <text:p>1.91311355311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40">
                <text:p>8940</text:p>
              </table:table-cell>
              <table:table-cell office:value-type="float" office:value="1.8792673992674">
                <text:p>1.8792673992674</text:p>
              </table:table-cell>
              <table:table-cell office:value-type="float" office:value="1.9389010989011">
                <text:p>1.93890109890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36">
                <text:p>9136</text:p>
              </table:table-cell>
              <table:table-cell office:value-type="float" office:value="1.90344322344322">
                <text:p>1.90344322344322</text:p>
              </table:table-cell>
              <table:table-cell office:value-type="float" office:value="1.96468864468864">
                <text:p>1.964688644688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33">
                <text:p>9333</text:p>
              </table:table-cell>
              <table:table-cell office:value-type="float" office:value="1.92681318681319">
                <text:p>1.92681318681319</text:p>
              </table:table-cell>
              <table:table-cell office:value-type="float" office:value="1.99047619047619">
                <text:p>1.990476190476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29">
                <text:p>9529</text:p>
              </table:table-cell>
              <table:table-cell office:value-type="float" office:value="1.95260073260073">
                <text:p>1.95260073260073</text:p>
              </table:table-cell>
              <table:table-cell office:value-type="float" office:value="2.01304029304029">
                <text:p>2.013040293040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40">
                <text:p>9740</text:p>
              </table:table-cell>
              <table:table-cell office:value-type="float" office:value="1.97677655677656">
                <text:p>1.97677655677656</text:p>
              </table:table-cell>
              <table:table-cell office:value-type="float" office:value="2.03882783882784">
                <text:p>2.03882783882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42">
                <text:p>9942</text:p>
              </table:table-cell>
              <table:table-cell office:value-type="float" office:value="1.99934065934066">
                <text:p>1.99934065934066</text:p>
              </table:table-cell>
              <table:table-cell office:value-type="float" office:value="2.0621978021978">
                <text:p>2.0621978021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39">
                <text:p>10139</text:p>
              </table:table-cell>
              <table:table-cell office:value-type="float" office:value="2.02432234432234">
                <text:p>2.02432234432234</text:p>
              </table:table-cell>
              <table:table-cell office:value-type="float" office:value="2.08879120879121">
                <text:p>2.088791208791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35">
                <text:p>10335</text:p>
              </table:table-cell>
              <table:table-cell office:value-type="float" office:value="2.04608058608059">
                <text:p>2.04608058608059</text:p>
              </table:table-cell>
              <table:table-cell office:value-type="float" office:value="2.11135531135531">
                <text:p>2.11135531135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33">
                <text:p>10533</text:p>
              </table:table-cell>
              <table:table-cell office:value-type="float" office:value="2.07106227106227">
                <text:p>2.07106227106227</text:p>
              </table:table-cell>
              <table:table-cell office:value-type="float" office:value="2.13150183150183">
                <text:p>2.13150183150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29">
                <text:p>10729</text:p>
              </table:table-cell>
              <table:table-cell office:value-type="float" office:value="2.09282051282051">
                <text:p>2.09282051282051</text:p>
              </table:table-cell>
              <table:table-cell office:value-type="float" office:value="2.15406593406593">
                <text:p>2.15406593406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31">
                <text:p>10931</text:p>
              </table:table-cell>
              <table:table-cell office:value-type="float" office:value="2.11457875457875">
                <text:p>2.11457875457875</text:p>
              </table:table-cell>
              <table:table-cell office:value-type="float" office:value="2.17501831501831">
                <text:p>2.17501831501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27">
                <text:p>11127</text:p>
              </table:table-cell>
              <table:table-cell office:value-type="float" office:value="2.13311355311355">
                <text:p>2.13311355311355</text:p>
              </table:table-cell>
              <table:table-cell office:value-type="float" office:value="2.19677655677656">
                <text:p>2.19677655677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25">
                <text:p>11325</text:p>
              </table:table-cell>
              <table:table-cell office:value-type="float" office:value="2.15326007326007">
                <text:p>2.15326007326007</text:p>
              </table:table-cell>
              <table:table-cell office:value-type="float" office:value="2.21772893772894">
                <text:p>2.217728937728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21">
                <text:p>11521</text:p>
              </table:table-cell>
              <table:table-cell office:value-type="float" office:value="2.17582417582418">
                <text:p>2.17582417582418</text:p>
              </table:table-cell>
              <table:table-cell office:value-type="float" office:value="2.23626373626374">
                <text:p>2.23626373626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19">
                <text:p>11719</text:p>
              </table:table-cell>
              <table:table-cell office:value-type="float" office:value="2.19516483516483">
                <text:p>2.19516483516483</text:p>
              </table:table-cell>
              <table:table-cell office:value-type="float" office:value="2.25641025641026">
                <text:p>2.256410256410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15">
                <text:p>11915</text:p>
              </table:table-cell>
              <table:table-cell office:value-type="float" office:value="2.21289377289377">
                <text:p>2.21289377289377</text:p>
              </table:table-cell>
              <table:table-cell office:value-type="float" office:value="2.27655677655678">
                <text:p>2.276556776556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12">
                <text:p>12112</text:p>
              </table:table-cell>
              <table:table-cell office:value-type="float" office:value="2.23304029304029">
                <text:p>2.23304029304029</text:p>
              </table:table-cell>
              <table:table-cell office:value-type="float" office:value="2.29589743589744">
                <text:p>2.29589743589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10">
                <text:p>12310</text:p>
              </table:table-cell>
              <table:table-cell office:value-type="float" office:value="2.25157509157509">
                <text:p>2.25157509157509</text:p>
              </table:table-cell>
              <table:table-cell office:value-type="float" office:value="2.31362637362637">
                <text:p>2.31362637362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06">
                <text:p>12506</text:p>
              </table:table-cell>
              <table:table-cell office:value-type="float" office:value="2.27010989010989">
                <text:p>2.27010989010989</text:p>
              </table:table-cell>
              <table:table-cell office:value-type="float" office:value="2.33377289377289">
                <text:p>2.33377289377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04">
                <text:p>12704</text:p>
              </table:table-cell>
              <table:table-cell office:value-type="float" office:value="2.28783882783883">
                <text:p>2.28783882783883</text:p>
              </table:table-cell>
              <table:table-cell office:value-type="float" office:value="2.35472527472527">
                <text:p>2.35472527472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01">
                <text:p>12901</text:p>
              </table:table-cell>
              <table:table-cell office:value-type="float" office:value="2.30717948717949">
                <text:p>2.30717948717949</text:p>
              </table:table-cell>
              <table:table-cell office:value-type="float" office:value="2.37164835164835">
                <text:p>2.37164835164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97">
                <text:p>13097</text:p>
              </table:table-cell>
              <table:table-cell office:value-type="float" office:value="2.32168498168498">
                <text:p>2.32168498168498</text:p>
              </table:table-cell>
              <table:table-cell office:value-type="float" office:value="2.38695970695971">
                <text:p>2.38695970695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94">
                <text:p>13294</text:p>
              </table:table-cell>
              <table:table-cell office:value-type="float" office:value="2.33941391941392">
                <text:p>2.33941391941392</text:p>
              </table:table-cell>
              <table:table-cell office:value-type="float" office:value="2.40791208791209">
                <text:p>2.40791208791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92">
                <text:p>13492</text:p>
              </table:table-cell>
              <table:table-cell office:value-type="float" office:value="2.35875457875458">
                <text:p>2.35875457875458</text:p>
              </table:table-cell>
              <table:table-cell office:value-type="float" office:value="2.42483516483516">
                <text:p>2.424835164835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89">
                <text:p>13689</text:p>
              </table:table-cell>
              <table:table-cell office:value-type="float" office:value="2.37406593406593">
                <text:p>2.37406593406593</text:p>
              </table:table-cell>
              <table:table-cell office:value-type="float" office:value="2.43934065934066">
                <text:p>2.43934065934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85">
                <text:p>13885</text:p>
              </table:table-cell>
              <table:table-cell office:value-type="float" office:value="2.39018315018315">
                <text:p>2.39018315018315</text:p>
              </table:table-cell>
              <table:table-cell office:value-type="float" office:value="2.45868131868132">
                <text:p>2.45868131868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83">
                <text:p>14083</text:p>
              </table:table-cell>
              <table:table-cell office:value-type="float" office:value="2.40952380952381">
                <text:p>2.40952380952381</text:p>
              </table:table-cell>
              <table:table-cell office:value-type="float" office:value="2.47479853479853">
                <text:p>2.47479853479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80">
                <text:p>14280</text:p>
              </table:table-cell>
              <table:table-cell office:value-type="float" office:value="2.42241758241758">
                <text:p>2.42241758241758</text:p>
              </table:table-cell>
              <table:table-cell office:value-type="float" office:value="2.49333333333333">
                <text:p>2.49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76">
                <text:p>14476</text:p>
              </table:table-cell>
              <table:table-cell office:value-type="float" office:value="2.43772893772894">
                <text:p>2.43772893772894</text:p>
              </table:table-cell>
              <table:table-cell office:value-type="float" office:value="2.51347985347985">
                <text:p>2.51347985347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73">
                <text:p>14673</text:p>
              </table:table-cell>
              <table:table-cell office:value-type="float" office:value="2.45465201465201">
                <text:p>2.45465201465201</text:p>
              </table:table-cell>
              <table:table-cell office:value-type="float" office:value="2.52798534798535">
                <text:p>2.5279853479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70">
                <text:p>14870</text:p>
              </table:table-cell>
              <table:table-cell office:value-type="float" office:value="2.46996336996337">
                <text:p>2.46996336996337</text:p>
              </table:table-cell>
              <table:table-cell office:value-type="float" office:value="2.54087912087912">
                <text:p>2.54087912087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66">
                <text:p>15066</text:p>
              </table:table-cell>
              <table:table-cell office:value-type="float" office:value="2.48849816849817">
                <text:p>2.48849816849817</text:p>
              </table:table-cell>
              <table:table-cell office:value-type="float" office:value="2.56102564102564">
                <text:p>2.56102564102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64">
                <text:p>15264</text:p>
              </table:table-cell>
              <table:table-cell office:value-type="float" office:value="2.50380952380952">
                <text:p>2.50380952380952</text:p>
              </table:table-cell>
              <table:table-cell office:value-type="float" office:value="2.576336996337">
                <text:p>2.576336996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60">
                <text:p>15460</text:p>
              </table:table-cell>
              <table:table-cell office:value-type="float" office:value="2.51831501831502">
                <text:p>2.51831501831502</text:p>
              </table:table-cell>
              <table:table-cell office:value-type="float" office:value="2.59164835164835">
                <text:p>2.59164835164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58">
                <text:p>15658</text:p>
              </table:table-cell>
              <table:table-cell office:value-type="float" office:value="2.5352380952381">
                <text:p>2.5352380952381</text:p>
              </table:table-cell>
              <table:table-cell office:value-type="float" office:value="2.60776556776557">
                <text:p>2.607765567765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54">
                <text:p>15854</text:p>
              </table:table-cell>
              <table:table-cell office:value-type="float" office:value="2.54571428571429">
                <text:p>2.54571428571429</text:p>
              </table:table-cell>
              <table:table-cell office:value-type="float" office:value="2.62065934065934">
                <text:p>2.62065934065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51">
                <text:p>16051</text:p>
              </table:table-cell>
              <table:table-cell office:value-type="float" office:value="2.56424908424908">
                <text:p>2.56424908424908</text:p>
              </table:table-cell>
              <table:table-cell office:value-type="float" office:value="2.63919413919414">
                <text:p>2.639194139194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49">
                <text:p>16249</text:p>
              </table:table-cell>
              <table:table-cell office:value-type="float" office:value="2.57391941391941">
                <text:p>2.57391941391941</text:p>
              </table:table-cell>
              <table:table-cell office:value-type="float" office:value="2.65208791208791">
                <text:p>2.65208791208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45">
                <text:p>16445</text:p>
              </table:table-cell>
              <table:table-cell office:value-type="float" office:value="2.59164835164835">
                <text:p>2.59164835164835</text:p>
              </table:table-cell>
              <table:table-cell office:value-type="float" office:value="2.66901098901099">
                <text:p>2.66901098901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43">
                <text:p>16643</text:p>
              </table:table-cell>
              <table:table-cell office:value-type="float" office:value="2.60454212454212">
                <text:p>2.60454212454212</text:p>
              </table:table-cell>
              <table:table-cell office:value-type="float" office:value="2.6810989010989">
                <text:p>2.6810989010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39">
                <text:p>16839</text:p>
              </table:table-cell>
              <table:table-cell office:value-type="float" office:value="2.6174358974359">
                <text:p>2.6174358974359</text:p>
              </table:table-cell>
              <table:table-cell office:value-type="float" office:value="2.6956043956044">
                <text:p>2.6956043956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36">
                <text:p>17036</text:p>
              </table:table-cell>
              <table:table-cell office:value-type="float" office:value="2.63274725274725">
                <text:p>2.63274725274725</text:p>
              </table:table-cell>
              <table:table-cell office:value-type="float" office:value="2.71010989010989">
                <text:p>2.71010989010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38">
                <text:p>17238</text:p>
              </table:table-cell>
              <table:table-cell office:value-type="float" office:value="2.6440293040293">
                <text:p>2.6440293040293</text:p>
              </table:table-cell>
              <table:table-cell office:value-type="float" office:value="2.72461538461538">
                <text:p>2.72461538461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36">
                <text:p>17436</text:p>
              </table:table-cell>
              <table:table-cell office:value-type="float" office:value="2.6585347985348">
                <text:p>2.6585347985348</text:p>
              </table:table-cell>
              <table:table-cell office:value-type="float" office:value="2.73912087912088">
                <text:p>2.739120879120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32">
                <text:p>17632</text:p>
              </table:table-cell>
              <table:table-cell office:value-type="float" office:value="2.67142857142857">
                <text:p>2.67142857142857</text:p>
              </table:table-cell>
              <table:table-cell office:value-type="float" office:value="2.75362637362637">
                <text:p>2.753626373626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30">
                <text:p>17830</text:p>
              </table:table-cell>
              <table:table-cell office:value-type="float" office:value="2.68754578754579">
                <text:p>2.68754578754579</text:p>
              </table:table-cell>
              <table:table-cell office:value-type="float" office:value="2.77054945054945">
                <text:p>2.770549450549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27">
                <text:p>18027</text:p>
              </table:table-cell>
              <table:table-cell office:value-type="float" office:value="2.69721611721612">
                <text:p>2.69721611721612</text:p>
              </table:table-cell>
              <table:table-cell office:value-type="float" office:value="2.78344322344322">
                <text:p>2.78344322344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23">
                <text:p>18223</text:p>
              </table:table-cell>
              <table:table-cell office:value-type="float" office:value="2.71333333333333">
                <text:p>2.71333333333333</text:p>
              </table:table-cell>
              <table:table-cell office:value-type="float" office:value="2.79714285714286">
                <text:p>2.797142857142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21">
                <text:p>18421</text:p>
              </table:table-cell>
              <table:table-cell office:value-type="float" office:value="2.72380952380952">
                <text:p>2.72380952380952</text:p>
              </table:table-cell>
              <table:table-cell office:value-type="float" office:value="2.81084249084249">
                <text:p>2.810842490842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18">
                <text:p>18618</text:p>
              </table:table-cell>
              <table:table-cell office:value-type="float" office:value="2.73912087912088">
                <text:p>2.73912087912088</text:p>
              </table:table-cell>
              <table:table-cell office:value-type="float" office:value="2.82454212454212">
                <text:p>2.824542124542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14">
                <text:p>18814</text:p>
              </table:table-cell>
              <table:table-cell office:value-type="float" office:value="2.75120879120879">
                <text:p>2.75120879120879</text:p>
              </table:table-cell>
              <table:table-cell office:value-type="float" office:value="2.8374358974359">
                <text:p>2.8374358974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12">
                <text:p>19012</text:p>
              </table:table-cell>
              <table:table-cell office:value-type="float" office:value="2.76490842490842">
                <text:p>2.76490842490842</text:p>
              </table:table-cell>
              <table:table-cell office:value-type="float" office:value="2.84952380952381">
                <text:p>2.84952380952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9">
                <text:p>19209</text:p>
              </table:table-cell>
              <table:table-cell office:value-type="float" office:value="2.77377289377289">
                <text:p>2.77377289377289</text:p>
              </table:table-cell>
              <table:table-cell office:value-type="float" office:value="2.86241758241758">
                <text:p>2.862417582417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5">
                <text:p>19405</text:p>
              </table:table-cell>
              <table:table-cell office:value-type="float" office:value="2.78908424908425">
                <text:p>2.78908424908425</text:p>
              </table:table-cell>
              <table:table-cell office:value-type="float" office:value="2.87772893772894">
                <text:p>2.877728937728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13">
                <text:p>19613</text:p>
              </table:table-cell>
              <table:table-cell office:value-type="float" office:value="2.79956043956044">
                <text:p>2.79956043956044</text:p>
              </table:table-cell>
              <table:table-cell office:value-type="float" office:value="2.89868131868132">
                <text:p>2.898681318681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18">
                <text:p>19818</text:p>
              </table:table-cell>
              <table:table-cell office:value-type="float" office:value="2.81326007326007">
                <text:p>2.81326007326007</text:p>
              </table:table-cell>
              <table:table-cell office:value-type="float" office:value="2.90996336996337">
                <text:p>2.909963369963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14">
                <text:p>20014</text:p>
              </table:table-cell>
              <table:table-cell office:value-type="float" office:value="2.82454212454212">
                <text:p>2.82454212454212</text:p>
              </table:table-cell>
              <table:table-cell office:value-type="float" office:value="2.92608058608059">
                <text:p>2.92608058608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12">
                <text:p>20212</text:p>
              </table:table-cell>
              <table:table-cell office:value-type="float" office:value="2.83824175824176">
                <text:p>2.83824175824176</text:p>
              </table:table-cell>
              <table:table-cell office:value-type="float" office:value="2.93413919413919">
                <text:p>2.934139194139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409">
                <text:p>20409</text:p>
              </table:table-cell>
              <table:table-cell office:value-type="float" office:value="2.84952380952381">
                <text:p>2.84952380952381</text:p>
              </table:table-cell>
              <table:table-cell office:value-type="float" office:value="2.94864468864469">
                <text:p>2.94864468864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05">
                <text:p>20605</text:p>
              </table:table-cell>
              <table:table-cell office:value-type="float" office:value="2.86483516483516">
                <text:p>2.86483516483516</text:p>
              </table:table-cell>
              <table:table-cell office:value-type="float" office:value="2.95750915750916">
                <text:p>2.957509157509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803">
                <text:p>20803</text:p>
              </table:table-cell>
              <table:table-cell office:value-type="float" office:value="2.87369963369963">
                <text:p>2.87369963369963</text:p>
              </table:table-cell>
              <table:table-cell office:value-type="float" office:value="2.97282051282051">
                <text:p>2.97282051282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00">
                <text:p>21000</text:p>
              </table:table-cell>
              <table:table-cell office:value-type="float" office:value="2.88417582417582">
                <text:p>2.88417582417582</text:p>
              </table:table-cell>
              <table:table-cell office:value-type="float" office:value="2.98168498168498">
                <text:p>2.98168498168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97">
                <text:p>21197</text:p>
              </table:table-cell>
              <table:table-cell office:value-type="float" office:value="2.90190476190476">
                <text:p>2.90190476190476</text:p>
              </table:table-cell>
              <table:table-cell office:value-type="float" office:value="2.99619047619048">
                <text:p>2.996190476190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93">
                <text:p>21393</text:p>
              </table:table-cell>
              <table:table-cell office:value-type="float" office:value="2.91318681318681">
                <text:p>2.91318681318681</text:p>
              </table:table-cell>
              <table:table-cell office:value-type="float" office:value="3.00586080586081">
                <text:p>3.005860805860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91">
                <text:p>21591</text:p>
              </table:table-cell>
              <table:table-cell office:value-type="float" office:value="2.92608058608059">
                <text:p>2.92608058608059</text:p>
              </table:table-cell>
              <table:table-cell office:value-type="float" office:value="3.02278388278388">
                <text:p>3.022783882783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787">
                <text:p>21787</text:p>
              </table:table-cell>
              <table:table-cell office:value-type="float" office:value="2.93494505494505">
                <text:p>2.93494505494505</text:p>
              </table:table-cell>
              <table:table-cell office:value-type="float" office:value="3.03245421245421">
                <text:p>3.03245421245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985">
                <text:p>21985</text:p>
              </table:table-cell>
              <table:table-cell office:value-type="float" office:value="2.94703296703297">
                <text:p>2.94703296703297</text:p>
              </table:table-cell>
              <table:table-cell office:value-type="float" office:value="3.04212454212454">
                <text:p>3.042124542124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181">
                <text:p>22181</text:p>
              </table:table-cell>
              <table:table-cell office:value-type="float" office:value="2.95509157509158">
                <text:p>2.95509157509158</text:p>
              </table:table-cell>
              <table:table-cell office:value-type="float" office:value="3.05501831501831">
                <text:p>3.05501831501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379">
                <text:p>22379</text:p>
              </table:table-cell>
              <table:table-cell office:value-type="float" office:value="2.97040293040293">
                <text:p>2.97040293040293</text:p>
              </table:table-cell>
              <table:table-cell office:value-type="float" office:value="3.06388278388278">
                <text:p>3.063882783882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76">
                <text:p>22576</text:p>
              </table:table-cell>
              <table:table-cell office:value-type="float" office:value="2.9792673992674">
                <text:p>2.9792673992674</text:p>
              </table:table-cell>
              <table:table-cell office:value-type="float" office:value="3.07758241758242">
                <text:p>3.07758241758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772">
                <text:p>22772</text:p>
              </table:table-cell>
              <table:table-cell office:value-type="float" office:value="2.98974358974359">
                <text:p>2.98974358974359</text:p>
              </table:table-cell>
              <table:table-cell office:value-type="float" office:value="3.09208791208791">
                <text:p>3.092087912087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970">
                <text:p>22970</text:p>
              </table:table-cell>
              <table:table-cell office:value-type="float" office:value="3.00263736263736">
                <text:p>3.00263736263736</text:p>
              </table:table-cell>
              <table:table-cell office:value-type="float" office:value="3.10175824175824">
                <text:p>3.10175824175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166">
                <text:p>23166</text:p>
              </table:table-cell>
              <table:table-cell office:value-type="float" office:value="3.00747252747253">
                <text:p>3.00747252747253</text:p>
              </table:table-cell>
              <table:table-cell office:value-type="float" office:value="3.10820512820513">
                <text:p>3.108205128205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64">
                <text:p>23364</text:p>
              </table:table-cell>
              <table:table-cell office:value-type="float" office:value="3.0243956043956">
                <text:p>3.0243956043956</text:p>
              </table:table-cell>
              <table:table-cell office:value-type="float" office:value="3.12190476190476">
                <text:p>3.121904761904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565">
                <text:p>23565</text:p>
              </table:table-cell>
              <table:table-cell office:value-type="float" office:value="3.03003663003663">
                <text:p>3.03003663003663</text:p>
              </table:table-cell>
              <table:table-cell office:value-type="float" office:value="3.13318681318681">
                <text:p>3.133186813186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763">
                <text:p>23763</text:p>
              </table:table-cell>
              <table:table-cell office:value-type="float" office:value="3.04212454212454">
                <text:p>3.04212454212454</text:p>
              </table:table-cell>
              <table:table-cell office:value-type="float" office:value="3.13802197802198">
                <text:p>3.138021978021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60">
                <text:p>23960</text:p>
              </table:table-cell>
              <table:table-cell office:value-type="float" office:value="3.05098901098901">
                <text:p>3.05098901098901</text:p>
              </table:table-cell>
              <table:table-cell office:value-type="float" office:value="3.15172161172161">
                <text:p>3.15172161172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156">
                <text:p>24156</text:p>
              </table:table-cell>
              <table:table-cell office:value-type="float" office:value="3.06065934065934">
                <text:p>3.06065934065934</text:p>
              </table:table-cell>
              <table:table-cell office:value-type="float" office:value="3.16058608058608">
                <text:p>3.16058608058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54">
                <text:p>24354</text:p>
              </table:table-cell>
              <table:table-cell office:value-type="float" office:value="3.07355311355311">
                <text:p>3.07355311355311</text:p>
              </table:table-cell>
              <table:table-cell office:value-type="float" office:value="3.17025641025641">
                <text:p>3.170256410256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551">
                <text:p>24551</text:p>
              </table:table-cell>
              <table:table-cell office:value-type="float" office:value="3.08161172161172">
                <text:p>3.08161172161172</text:p>
              </table:table-cell>
              <table:table-cell office:value-type="float" office:value="3.18315018315018">
                <text:p>3.18315018315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747">
                <text:p>24747</text:p>
              </table:table-cell>
              <table:table-cell office:value-type="float" office:value="3.08967032967033">
                <text:p>3.08967032967033</text:p>
              </table:table-cell>
              <table:table-cell office:value-type="float" office:value="3.18717948717949">
                <text:p>3.18717948717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44">
                <text:p>24944</text:p>
              </table:table-cell>
              <table:table-cell office:value-type="float" office:value="3.09934065934066">
                <text:p>3.09934065934066</text:p>
              </table:table-cell>
              <table:table-cell office:value-type="float" office:value="3.2032967032967">
                <text:p>3.20329670329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140">
                <text:p>25140</text:p>
              </table:table-cell>
              <table:table-cell office:value-type="float" office:value="3.10981684981685">
                <text:p>3.10981684981685</text:p>
              </table:table-cell>
              <table:table-cell office:value-type="float" office:value="3.21135531135531">
                <text:p>3.21135531135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338">
                <text:p>25338</text:p>
              </table:table-cell>
              <table:table-cell office:value-type="float" office:value="3.11787545787546">
                <text:p>3.11787545787546</text:p>
              </table:table-cell>
              <table:table-cell office:value-type="float" office:value="3.21619047619048">
                <text:p>3.21619047619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534">
                <text:p>25534</text:p>
              </table:table-cell>
              <table:table-cell office:value-type="float" office:value="3.13318681318681">
                <text:p>3.13318681318681</text:p>
              </table:table-cell>
              <table:table-cell office:value-type="float" office:value="3.22827838827839">
                <text:p>3.228278388278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732">
                <text:p>25732</text:p>
              </table:table-cell>
              <table:table-cell office:value-type="float" office:value="3.14043956043956">
                <text:p>3.14043956043956</text:p>
              </table:table-cell>
              <table:table-cell office:value-type="float" office:value="3.236336996337">
                <text:p>3.2363369963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929">
                <text:p>25929</text:p>
              </table:table-cell>
              <table:table-cell office:value-type="float" office:value="3.14769230769231">
                <text:p>3.14769230769231</text:p>
              </table:table-cell>
              <table:table-cell office:value-type="float" office:value="3.24520146520146">
                <text:p>3.245201465201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26">
                <text:p>26126</text:p>
              </table:table-cell>
              <table:table-cell office:value-type="float" office:value="3.15655677655678">
                <text:p>3.15655677655678</text:p>
              </table:table-cell>
              <table:table-cell office:value-type="float" office:value="3.26051282051282">
                <text:p>3.260512820512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322">
                <text:p>26322</text:p>
              </table:table-cell>
              <table:table-cell office:value-type="float" office:value="3.1621978021978">
                <text:p>3.1621978021978</text:p>
              </table:table-cell>
              <table:table-cell office:value-type="float" office:value="3.2629304029304">
                <text:p>3.2629304029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520">
                <text:p>26520</text:p>
              </table:table-cell>
              <table:table-cell office:value-type="float" office:value="3.17509157509157">
                <text:p>3.17509157509157</text:p>
              </table:table-cell>
              <table:table-cell office:value-type="float" office:value="3.27018315018315">
                <text:p>3.27018315018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716">
                <text:p>26716</text:p>
              </table:table-cell>
              <table:table-cell office:value-type="float" office:value="3.17912087912088">
                <text:p>3.17912087912088</text:p>
              </table:table-cell>
              <table:table-cell office:value-type="float" office:value="3.28388278388278">
                <text:p>3.28388278388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14">
                <text:p>26914</text:p>
              </table:table-cell>
              <table:table-cell office:value-type="float" office:value="3.18959706959707">
                <text:p>3.18959706959707</text:p>
              </table:table-cell>
              <table:table-cell office:value-type="float" office:value="3.28791208791209">
                <text:p>3.287912087912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110">
                <text:p>27110</text:p>
              </table:table-cell>
              <table:table-cell office:value-type="float" office:value="3.19684981684982">
                <text:p>3.19684981684982</text:p>
              </table:table-cell>
              <table:table-cell office:value-type="float" office:value="3.2959706959707">
                <text:p>3.2959706959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307">
                <text:p>27307</text:p>
              </table:table-cell>
              <table:table-cell office:value-type="float" office:value="3.20652014652015">
                <text:p>3.2065201465201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505">
                <text:p>27505</text:p>
              </table:table-cell>
              <table:table-cell office:value-type="float" office:value="3.21296703296703">
                <text:p>3.2129670329670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701">
                <text:p>27701</text:p>
              </table:table-cell>
              <table:table-cell office:value-type="float" office:value="3.22505494505494">
                <text:p>3.2250549450549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98">
                <text:p>27898</text:p>
              </table:table-cell>
              <table:table-cell office:value-type="float" office:value="3.23311355311355">
                <text:p>3.233113553113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094">
                <text:p>28094</text:p>
              </table:table-cell>
              <table:table-cell office:value-type="float" office:value="3.23956043956044">
                <text:p>3.239560439560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292">
                <text:p>28292</text:p>
              </table:table-cell>
              <table:table-cell office:value-type="float" office:value="3.24520146520146">
                <text:p>3.245201465201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88">
                <text:p>28488</text:p>
              </table:table-cell>
              <table:table-cell office:value-type="float" office:value="3.25326007326007">
                <text:p>3.2532600732600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86">
                <text:p>28686</text:p>
              </table:table-cell>
              <table:table-cell office:value-type="float" office:value="3.26212454212454">
                <text:p>3.2621245421245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883">
                <text:p>28883</text:p>
              </table:table-cell>
              <table:table-cell office:value-type="float" office:value="3.26615384615385">
                <text:p>3.2661538461538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79">
                <text:p>29079</text:p>
              </table:table-cell>
              <table:table-cell office:value-type="float" office:value="3.27582417582418">
                <text:p>3.275824175824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277">
                <text:p>29277</text:p>
              </table:table-cell>
              <table:table-cell office:value-type="float" office:value="3.28710622710623">
                <text:p>3.287106227106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473">
                <text:p>29473</text:p>
              </table:table-cell>
              <table:table-cell office:value-type="float" office:value="3.28952380952381">
                <text:p>3.2895238095238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671">
                <text:p>29671</text:p>
              </table:table-cell>
              <table:table-cell office:value-type="float" office:value="3.29677655677656">
                <text:p>3.296776556776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880">
                <text:p>29880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78">
                <text:p>30078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74">
                <text:p>30274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472">
                <text:p>3047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69">
                <text:p>30669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865">
                <text:p>30865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063">
                <text:p>3106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260">
                <text:p>31260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456">
                <text:p>31456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653">
                <text:p>31653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51">
                <text:p>31851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047">
                <text:p>32047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244">
                <text:p>32244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440">
                <text:p>32440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638">
                <text:p>32638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2834">
                <text:p>32834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031">
                <text:p>33031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229">
                <text:p>33229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426">
                <text:p>33426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622">
                <text:p>3362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820">
                <text:p>33820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016">
                <text:p>34016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214">
                <text:p>34214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411">
                <text:p>34411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607">
                <text:p>34607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805">
                <text:p>34805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002">
                <text:p>35002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198">
                <text:p>35198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